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</style:style>
    <style:style style:name="P20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21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fo:break-before="page"/>
      <style:text-properties style:font-name="Times New Roman"/>
    </style:style>
    <style:style style:name="P26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14pt" fo:language="uk" fo:country="UA" style:font-size-asian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uk" fo:country="UA" style:font-size-asian="14pt" style:font-size-complex="14pt" style:font-style-complex="normal"/>
    </style:style>
    <style:style style:name="T8" style:family="text">
      <style:text-properties fo:font-size="14pt" fo:language="uk" fo:country="UA" style:font-size-asian="14pt" style:font-size-complex="14pt" style:font-weight-complex="bold"/>
    </style:style>
    <style:style style:name="T9" style:family="text">
      <style:text-properties fo:font-size="14pt" fo:language="uk" fo:country="UA" style:font-size-asian="14pt" style:font-style-complex="italic"/>
    </style:style>
    <style:style style:name="T10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11" style:family="text">
      <style:text-properties fo:font-size="14pt" fo:language="uk" fo:country="UA" fo:font-style="normal" style:font-size-asian="14pt" style:font-style-asian="normal" style:font-size-complex="14pt" style:font-style-complex="normal" style:font-weight-complex="bold"/>
    </style:style>
    <style:style style:name="T12" style:family="text">
      <style:text-properties fo:font-size="14pt" fo:language="uk" fo:country="UA" fo:font-style="normal" style:font-size-asian="14pt" style:font-style-asian="normal" style:font-style-complex="normal"/>
    </style:style>
    <style:style style:name="T13" style:family="text">
      <style:text-properties fo:font-size="14pt" fo:language="uk" fo:country="UA" fo:font-style="normal" style:font-size-asian="14pt" style:font-style-asian="normal" style:font-style-complex="italic"/>
    </style:style>
    <style:style style:name="T14" style:family="text"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6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uk" fo:country="UA" fo:font-style="italic" style:font-size-asian="14pt" style:font-style-asian="italic"/>
    </style:style>
    <style:style style:name="T18" style:family="text">
      <style:text-properties fo:font-size="14pt" fo:language="uk" fo:country="UA" fo:font-style="italic" style:font-size-asian="14pt" style:font-style-asian="italic" style:font-style-complex="italic"/>
    </style:style>
    <style:style style:name="T19" style:family="text">
      <style:text-properties fo:font-size="14pt" fo:language="uk" fo:country="UA" fo:font-style="italic" style:font-size-asian="14pt" style:font-style-asian="italic" style:font-weight-complex="bold"/>
    </style:style>
    <style:style style:name="T20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1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22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23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24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5" style:family="text">
      <style:text-properties fo:font-size="14pt" fo:language="uk" fo:country="UA" fo:font-weight="bold" style:font-size-asian="14pt" style:font-weight-asian="bold"/>
    </style:style>
    <style:style style:name="T26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27" style:family="text">
      <style:text-properties fo:font-size="14pt" fo:language="uk" fo:country="UA" fo:font-weight="bold" style:font-size-asian="14pt" style:font-weight-asian="bold" style:font-weight-complex="bold"/>
    </style:style>
    <style:style style:name="T2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30" style:family="text">
      <style:text-properties fo:font-size="14pt" fo:language="en" fo:country="US" fo:font-style="italic" style:font-size-asian="14pt" style:font-style-asian="italic"/>
    </style:style>
    <style:style style:name="T31" style:family="text">
      <style:text-properties fo:font-size="14pt" fo:language="en" fo:country="US" fo:font-style="italic" style:font-size-asian="14pt" style:font-style-asian="italic" style:font-style-complex="italic"/>
    </style:style>
    <style:style style:name="T32" style:family="text">
      <style:text-properties fo:font-size="14pt" fo:language="ru" fo:country="RU" fo:font-style="italic" style:font-size-asian="14pt" style:font-style-asian="italic"/>
    </style:style>
    <style:style style:name="T33" style:family="text">
      <style:text-properties fo:font-size="14pt" fo:language="ru" fo:country="RU" fo:font-style="italic" style:font-size-asian="14pt" style:font-style-asian="italic" style:font-style-complex="italic"/>
    </style:style>
    <style:style style:name="T34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35" style:family="text">
      <style:text-properties fo:font-size="14pt" fo:language="ru" fo:country="RU" style:font-size-asian="14pt"/>
    </style:style>
    <style:style style:name="T36" style:family="text">
      <style:text-properties fo:font-size="14pt" fo:language="ru" fo:country="RU" style:font-size-asian="14pt" style:font-style-complex="italic"/>
    </style:style>
    <style:style style:name="T37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38" style:family="text">
      <style:text-properties fo:font-size="14pt" style:font-size-asian="14pt"/>
    </style:style>
    <style:style style:name="T39" style:family="text">
      <style:text-properties fo:language="uk" fo:country="UA" fo:font-style="normal" style:text-underline-style="none" style:font-style-asian="normal" style:font-style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/>
    </style:style>
    <style:style style:name="T42" style:family="text">
      <style:text-properties fo:text-transform="uppercase" fo:font-size="14pt" fo:language="uk" fo:country="UA" fo:font-weight="bold" style:font-size-asian="14pt" style:font-weight-asian="bold"/>
    </style:style>
    <style:style style:name="T43" style:family="text">
      <style:text-properties fo:text-transform="uppercase" fo:font-size="14pt" fo:language="uk" fo:country="UA" style:font-size-asian="14pt"/>
    </style:style>
    <style:style style:name="T44" style:family="text">
      <style:text-properties fo:text-transform="uppercase" fo:font-size="14pt" fo:language="ru" fo:country="RU" fo:font-weight="bold" style:font-size-asian="14pt" style:font-weight-asian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Розділ <text:span text:style-name="T1">II</text:span></text:h>
      <text:h text:style-name="P1" text:outline-level="1">Індивідуально-авторське словотворення у збірці В. Стуса “Палімпсести”</text:h>
      <text:h text:style-name="P1" text:outline-level="1"/>
      <text:h text:style-name="P7" text:outline-level="1">І. Огієнко формулює основну причину, що спонукає митців художнього слова до продукування нового, зауважуючи: „Кожна літературна мова вільно поповнюється новими словами, так званими новотворами (неологізмами), які дає нам біжуче життя безперервно, дає головно в творах письменників, менше від самого народу. Коли б не поставали в нашій мові новотвори, літературна мова остаточно завмерла б. Культурне людське духовне життя невпинно зростає й потребує нових слів на своє означення, а тому й постають новотвори. Звичайно, кожна людина мислить значно ширше, аніж можна висловити те своїми словами, – їй завжди бракує слів, а тому вона кидається й до новотворів, щоб таки висловити можливо повно свою думку”. [Огієнко І. І. Історія української літературної мови. – К.: Либідь, 1995. – С. 221]</text:h>
      <text:h text:style-name="P9" text:outline-level="1"><text:span text:style-name="T3">[</text:span><text:span text:style-name="T39">Колоїз Ж. В. Українська оказіональна деривація: Монографія. — Київ: Акцент, 2007. — С. 39</text:span><text:span text:style-name="T3">]</text:span></text:h>
      <text:h text:style-name="P11" text:outline-level="1"/>
      <text:h text:style-name="P7" text:outline-level="1">П. Горецький у „Курсі сучасної української літературної мови” розглядає неологізми як нові слова, що переважно вносяться в літературну мову окремими особами – ученими певних ділянок знання, письменниками, перекладачами. [Курс сучасної української літературної мови / За заг. ред. Л. А. Булаховського. – К.: Рад. Школа, 1951. − Т.1. − С. 99]</text:h>
      <text:h text:style-name="P6" text:outline-level="1">Науковець обстоює „право на з’явлення” індивідуально-авторських новотворів, наголошуючи: „Значне число неологізмів у художній мові свідчить, що до з’явлення їх не можна ставитися як до якоїсь примхи, як до небажаної поетичної сваволі. У неологізмах їх творці шукають засобу дати поетично-образне виявлення своєї думки, почуття, настрою новим словом, утворити своєрідний змістовий і звуковий, „етимологічний” або „морфологічний” ефект”. [<text:span text:style-name="T2">Курс сучасної української літературної мови / За заг. ред. Л. А. Булаховського. – </text:span><text:soft-page-break/><text:span text:style-name="T2">К.: Рад. Школа, 1951. − Т. 1. − С. </text:span>103]</text:h>
      <text:h text:style-name="P6" text:outline-level="1">Подібну позицію підтримував і Л. Булаховський. Про художні неологізми він писав: „Хай вигадані відповідними художниками нові слова залишаються назавжди тільки їх словами, хай вони не поступають до активного фонду загальної мови, – але там, де їх ужито, вони живуть і довго житимуть своїм повним художньо-естетичним життям, на своєму місці вони є збагаченням мови як засобу служити виявом певної дієвої образності та емоційності і, подобаючись хоча б певному колу читачів, тим самим виправдовують своє народження і своє існування” [Булаховський Л. А. Виникнення і розвиток літературних мов // Мовознавство. – 1947. – Т. 4-5. – С. 136]</text:h>
      <text:h text:style-name="P9" text:outline-level="1"><text:span text:style-name="T3">[</text:span><text:span text:style-name="T39">Колоїз Ж. В. Українська оказіональна деривація: Монографія. — Київ: Акцент, 2007. — С. 39-40</text:span><text:span text:style-name="T3">]</text:span></text:h>
      <text:h text:style-name="P7" text:outline-level="1"/>
      <text:h text:style-name="P6" text:outline-level="1"><text:span text:style-name="T2">Василь Стус зумів активізувати багато рідкісних, призабутих слів, у такий спосіб естетично збагативши свої тексти та стилістично увиразнивши тексти творів, наприклад: </text:span>благовістувати, благостиня, вої, глас, десниця, длань, єдваб, кимвали, комоні, ладо, ліпота <text:span text:style-name="T2">тощо.</text:span></text:h>
      <text:h text:style-name="P6" text:outline-level="1"><text:span text:style-name="T2">Поет виявляє себе знавцем багатьох рідковживаних слів типу </text:span>мосяж, вільглий, рахманний, шамотіти, скруші, літепло <text:span text:style-name="T2">та багато ін., що в поетичному дискурсі митця зумовлюють неординарну атмосферу світосприйняття, впливають на стиль поетичного мислення, набуваючи значення поетизмів — слів особливого естетичного змісту, що витворюють специфічне враження, породжують стан духовного піднесення, а, отже, творять естетичну категорію піднесеного.</text:span></text:h>
      <text:h text:style-name="P6" text:outline-level="1"><text:span text:style-name="T2">З метою підсилення поетичного, незвичного, віддаленого від приземленої реальності звучання тексту, створення враження давнини описуваного або просто окреслення таких реалій, назв яких немає у сучасній українській літературній мові, автор часто звертається й до діалектизмів, напр.: </text:span>басан, брость, вижини, зимно, куріти, кушпелити, марчіти, мева, ненатлий <text:span text:style-name="T2">тощо. Таким чином, для В. Стуса діалектний зріз загальнонародної мови — це </text:span><text:soft-page-break/><text:span text:style-name="T2">природне середовище, що гармонує з його внутрішнім світом. Діалектні, рідковживані лексеми постають у ліричних творах митця не варіантами, а </text:span><text:span text:style-name="T2">єдиною формою вираження думок.</text:span></text:h>
      <text:h text:style-name="P7" text:outline-level="1">В. Стус створив новотвори, значення яких є настільки прозорим, вони настільки влучно підкреслюють думку автора та органічно вплітаються в зміст твору, що сприймаються, як давно відомі, і не можна уявити, якими іншими одиницями можна було б їх замінити (напр. білота, вискалок ізвомплений тощо).</text:h>
      <text:h text:style-name="P7" text:outline-level="1">Індивідуально-авторські неологізми Стуса художньо відтворюють високу напругу внутрішнього життя, для точного і глибокого осмислення якого, здається, бракує звичайних слів.</text:h>
      <text:h text:style-name="P6" text:outline-level="1"><text:span text:style-name="T2">Хоча лексичний внесок В. Стуса в сучасну українську літературну мову не </text:span><text:span text:style-name="T2">обмежується його власними новотворами, проте саме на цьому аспекті творчості поета ми зосередимо увагу у нашій дипломній роботі.</text:span></text:h>
      <text:h text:style-name="P6" text:outline-level="1"><text:span text:style-name="T4">[</text:span><text:a xlink:type="simple" xlink:href="http://stus.kiev.ua/Slovnyk.files/Peredmova.zip"><text:span text:style-name="T2">„</text:span></text:a><text:a xlink:type="simple" xlink:href="http://stus.kiev.ua/Slovnyk.files/Peredmova.zip"><text:span text:style-name="T2">Словник поетичної мови Василя Стуса” (Рідковживані слова та </text:span></text:a><text:a xlink:type="simple" xlink:href="http://stus.kiev.ua/Slovnyk.files/Peredmova.zip"><text:span text:style-name="T2">індивідуально-авторські новотвори). Укладач Л.В.Оліфіренко. Київ, Абрис, 2003 рік.</text:span></text:a><text:span text:style-name="T4">]</text:span></text:h>
      <text:h text:style-name="P8" text:outline-level="1">Нами було укладено словник, до реєстру якого внесено індивідуально-авторські новотвори — оказіоналізми — як характерну ознаку лірики письменника. Укладаючи словник, ми користувалися наробками попередніх досліджень, що стосуються нашої теми.</text:h>
      <text:h text:style-name="P6" text:outline-level="1"><text:span text:style-name="T4">[</text:span><text:a xlink:type="simple" xlink:href="http://stus.kiev.ua/Slovnyk.files/Peredmova.zip">„</text:a><text:a xlink:type="simple" xlink:href="http://stus.kiev.ua/Slovnyk.files/Peredmova.zip">Словник поетичної мови Василя Стуса” (Рідковживані слова та </text:a><text:a xlink:type="simple" xlink:href="http://stus.kiev.ua/Slovnyk.files/Peredmova.zip">індивідуально-авторські новотвори). Укладач Л.В.Оліфіренко. Київ, Абрис, 2003 рік.</text:a><text:span text:style-name="T4">]</text:span></text:h>
      <text:list xml:id="list27129680" text:style-name="L1">
        <text:list-header>
          <text:h text:style-name="P19" text:outline-level="1"><text:span text:style-name="T16">Д</text:span><text:span text:style-name="T10">ля підтвердження існування слова в поетичній мові Василя Стуса, для точнішого й повнішого розкриття його значення, синтаксичних зв'язків, вживання в певному контексті й з певним стилістичним забарвленням до слів реєстру даються ілюстрації — приклади використання їх у збірці автора.</text:span></text:h>
          <text:h text:style-name="P20" text:outline-level="1">При цитатах-ілюстраціях у круглих дужках вказується джерело (назва поетичної збірки, том, сторінка). Пропуски слів у цитатах позначаються трьома <text:soft-page-break/>крапками. Назва поетичної збірки подається скорочено:</text:h>
          <text:h text:style-name="P19" text:outline-level="1"><text:span text:style-name="T14">П-1 — “Палімпсести, книга 1” </text:span><text:span text:style-name="T28">[</text:span><text:span text:style-name="T16">Стус В. Зібрання творів: У 4-х т., 6-ти кн. -Львів: Просвіта, 1999. -Т.З., кн.1. —486 с.</text:span><text:span text:style-name="T28">]</text:span><text:span text:style-name="T10">).</text:span></text:h>
          <text:h text:style-name="P19" text:outline-level="1"><text:span text:style-name="T14">П-2 — “Палімпсести, книга 2” </text:span><text:span text:style-name="T28">[</text:span><text:span text:style-name="T10">Стус В. Зібрання творів: У 4-х т., 6-ти кн. -Львів: Просвіта, 1999. -Т.З., кн.2. —495 с.</text:span><text:span text:style-name="T29">]</text:span></text:h>
          <text:h text:style-name="P24" text:outline-level="1"/>
        </text:list-header>
      </text:list>
      <text:h text:style-name="P2" text:outline-level="1">Словникова стаття. Характеристика слів реєстру</text:h>
      <text:h text:style-name="P2" text:outline-level="1"/>
      <text:list xml:id="list27159390" text:continue-numbering="true" text:style-name="L1">
        <text:list-item>
          <text:h text:style-name="P20" text:outline-level="1">Слова вносяться до реєстру словника за алфавітом.</text:h>
        </text:list-item>
        <text:list-item>
          <text:h text:style-name="P20" text:outline-level="1">Відмінювані слова вносяться до реєстру словника в початковій граматичній формі:</text:h>
          <text:list>
            <text:list-item>
              <text:h text:style-name="P20" text:outline-level="1">іменники — в називному відмінку однини;</text:h>
            </text:list-item>
            <text:list-item>
              <text:h text:style-name="P20" text:outline-level="1">іменники, що вживаються тільки в множині, — в називному відмінку множини;</text:h>
            </text:list-item>
            <text:list-item>
              <text:h text:style-name="P19" text:outline-level="1"><text:span text:style-name="T10">прикметники</text:span><text:span text:style-name="T14"> </text:span><text:span text:style-name="T10">та дієприкметники — в чоловічому роді однини;</text:span></text:h>
            </text:list-item>
            <text:list-item>
              <text:h text:style-name="P20" text:outline-level="1">дієслова — в інфінітиві.</text:h>
            </text:list-item>
          </text:list>
        </text:list-item>
        <text:list-item>
          <text:h text:style-name="P19" text:outline-level="1"><text:span text:style-name="T10">При відмінюваних іменниках наводиться (скорочено або повністю) форма родового відмінка однини</text:span><text:span text:style-name="T16">.</text:span></text:h>
          <text:list>
            <text:list-item>
              <text:h text:style-name="P20" text:outline-level="1">Граматичні форми відмінюваних слів подаються найчастіше скорочено, тільки в кінцевих змінних частинах, які потрібні для показу основи слова, належності його до певної граматичної категорії, типу його відмінювання і його наголошення.</text:h>
            </text:list-item>
            <text:list-item>
              <text:h text:style-name="P19" text:outline-level="1"><text:span text:style-name="T10">При іменниках, які не відмінюються, ставиться позначка </text:span><text:span text:style-name="T6">незм.</text:span></text:h>
            </text:list-item>
            <text:list-item>
              <text:h text:style-name="P19" text:outline-level="1"><text:span text:style-name="T10">При іменниках, що вживаються тільки в множині, дається (скорочено або повністю) родовий відмінок множини й ставиться позначка </text:span><text:span text:style-name="T6">мн.</text:span></text:h>
            </text:list-item>
            <text:list-item>
              <text:h text:style-name="P19" text:outline-level="1"><text:span text:style-name="T10">При збірних іменниках ставиться позначка </text:span><text:span text:style-name="T6">збірн.</text:span></text:h>
            </text:list-item>
          </text:list>
        </text:list-item>
        <text:list-item>
          <text:h text:style-name="P19" text:outline-level="1"><text:span text:style-name="T10">При розробці іменників визначається їх рід: </text:span><text:span text:style-name="T7">ч.</text:span><text:span text:style-name="T10"> (чоловічий), </text:span><text:span text:style-name="T6">ж. </text:span><text:span text:style-name="T10">(жіночий), </text:span><text:span text:style-name="T6">с. </text:span><text:span text:style-name="T10">(середній)</text:span><text:span text:style-name="T8">.</text:span></text:h>
        </text:list-item>
        <text:list-item>
          <text:h text:style-name="P19" text:outline-level="1"><text:span text:style-name="T10">Після граматичних форм дієслова позначається його вид — </text:span><text:span text:style-name="T6">недок. </text:span><text:soft-page-break/><text:span text:style-name="T10">(недоконаний) або </text:span><text:span text:style-name="T7">док.</text:span><text:span text:style-name="T10"> (доконаний)</text:span><text:span text:style-name="T8">.</text:span></text:h>
        </text:list-item>
        <text:list-item>
          <text:h text:style-name="P19" text:outline-level="1"><text:span text:style-name="T10">При дієсловах, що вживаються з прямим додатком, подається позначка </text:span><text:span text:style-name="T6">перех. </text:span><text:span text:style-name="T10">(перехідне дієслово)</text:span><text:span text:style-name="T6">.</text:span></text:h>
        </text:list-item>
        <text:list-item>
          <text:h text:style-name="P19" text:outline-level="1"><text:span text:style-name="T10">При початкових формах прикметників та дієприкметників </text:span><text:span text:style-name="T10">подаються їхні закінчення у формах жіночого або середнього роду</text:span><text:span text:style-name="T11">.</text:span></text:h>
        </text:list-item>
        <text:list-item>
          <text:h text:style-name="P19" text:outline-level="1"><text:span text:style-name="T10">Прислівники подаються з позначкою </text:span><text:span text:style-name="T6">присл. </text:span><text:span text:style-name="T10">(з відповідним тлумаченням і прикладами).</text:span></text:h>
        </text:list-item>
        <text:list-item>
          <text:h text:style-name="P19" text:outline-level="1"><text:span text:style-name="T10">Лексичні елементи, властиві поетичній мові, подаються з позначкою </text:span><text:span text:style-name="T6">поет.</text:span></text:h>
        </text:list-item>
        <text:list-item>
          <text:h text:style-name="P19" text:outline-level="1"><text:span text:style-name="T10">При індивідуально-авторських новотворах подається позначка </text:span><text:span text:style-name="T6">інд.-авт.</text:span></text:h>
        </text:list-item>
        <text:list-item>
          <text:h text:style-name="P21" text:outline-level="1">У кожній словниковій статті подається спосіб словотворення.</text:h>
        </text:list-item>
        <text:list-item>
          <text:h text:style-name="P19" text:outline-level="1"><text:span text:style-name="T10">У тлумаченні стисло розкривається значення слова і його відтінки. </text:span><text:span text:style-name="T10">Слова тієї самої граматичної категорії тлумачаться однотипно.</text:span></text:h>
        </text:list-item>
        <text:list-item>
          <text:h text:style-name="P19" text:outline-level="1"><text:span text:style-name="T10">Значення ряду похідних слів розкривається через посилання на основі слова, з яким вони етимологічно пов'язані. Так, дієслівні іменники на </text:span><text:span text:style-name="T14">ння, -ття </text:span><text:span text:style-name="T10">зі значенням дії тлумачаться через відповідні дієслова</text:span><text:span text:style-name="T16">.</text:span></text:h>
          <text:h text:style-name="P21" text:outline-level="1"/>
        </text:list-item>
      </text:list>
      <text:h text:style-name="P3" text:outline-level="1">УМОВНІ ПОЗНАЧЕННЯ</text:h>
      <text:h text:style-name="P3" text:outline-level="1"/>
      <text:h text:style-name="P4" text:outline-level="1">дієпр. — дієприкметник</text:h>
      <text:h text:style-name="P4" text:outline-level="1">дієприсл. — дієприслівник</text:h>
      <text:h text:style-name="P4" text:outline-level="1">дієсл. — дієслово</text:h>
      <text:h text:style-name="P4" text:outline-level="1">дія за знач. — дія за значенням</text:h>
      <text:h text:style-name="P4" text:outline-level="1">док. — доконаний вид</text:h>
      <text:h text:style-name="P4" text:outline-level="1">ж. — жіночий рід</text:h>
      <text:h text:style-name="P4" text:outline-level="1">збірн. — збірне слово</text:h>
      <text:h text:style-name="P4" text:outline-level="1">ім. — іменник</text:h>
      <text:h text:style-name="P4" text:outline-level="1">інд.-авт. — індивідуально-авторське слово</text:h>
      <text:h text:style-name="P4" text:outline-level="1"><text:soft-page-break/>мин. ч. — минулий час</text:h>
      <text:h text:style-name="P4" text:outline-level="1">недок. — недоконаний вид</text:h>
      <text:h text:style-name="P4" text:outline-level="1">незм. — незмінне слово</text:h>
      <text:h text:style-name="P4" text:outline-level="1">неперех. — неперехідне дієслово</text:h>
      <text:h text:style-name="P4" text:outline-level="1">одн. — однина</text:h>
      <text:h text:style-name="P4" text:outline-level="1">пас. — пасивний стан</text:h>
      <text:h text:style-name="P4" text:outline-level="1">перех. — перехідне дієслово</text:h>
      <text:h text:style-name="P4" text:outline-level="1">поет. — поетичне слово</text:h>
      <text:h text:style-name="P4" text:outline-level="1">прикм. — прикметник</text:h>
      <text:h text:style-name="P4" text:outline-level="1">присл. — прислівник</text:h>
      <text:h text:style-name="P4" text:outline-level="1">с. — середній рід</text:h>
      <text:h text:style-name="P4" text:outline-level="1">теп. ч. — теперішній час</text:h>
      <text:h text:style-name="P5" text:outline-level="1">ч. — чоловічий рід</text:h>
      <text:h text:style-name="P5" text:outline-level="1"/>
      <text:h text:style-name="P25" text:outline-level="1"><text:span text:style-name="T42">Басамáнити</text:span><text:span text:style-name="T5">, -ню, -ниш, дієсл., </text:span><text:span text:style-name="T17">недок., перех., інд.-авт.</text:span><text:span text:style-name="T32">,</text:span><text:span text:style-name="T17"> </text:span><text:span text:style-name="T30">[1].</text:span><text:span text:style-name="T25"> </text:span><text:span text:style-name="T5">Дієслово до </text:span><text:span text:style-name="T25">басамáн.</text:span></text:h>
      <text:h text:style-name="P12" text:outline-level="1"><text:span text:style-name="T17">Гойдається вечора зламана віть,/ і синню тяжкою в осінній пожежі/ мій дух </text:span><text:span text:style-name="T21">басаманить.</text:span><text:span text:style-name="T25"> </text:span><text:span text:style-name="T5">(П-1:27).</text:span></text:h>
      <text:h text:style-name="P13" text:outline-level="1"/>
      <text:h text:style-name="P12" text:outline-level="1"><text:span text:style-name="T42">Біль-жадá</text:span><text:span text:style-name="T5">, -и, </text:span><text:span text:style-name="T17">ім., ж., інд.-авт., </text:span><text:span text:style-name="T30">[</text:span><text:span text:style-name="T17">9</text:span><text:span text:style-name="T30">]</text:span><text:span text:style-name="T17">.</text:span><text:span text:style-name="T18"> </text:span><text:span text:style-name="T9"><text:s/>Похідне від </text:span><text:span text:style-name="T26">бíль</text:span><text:span text:style-name="T9"> і </text:span><text:span text:style-name="T26">жадá</text:span><text:span text:style-name="T9">.</text:span></text:h>
      <text:h text:style-name="P12" text:outline-level="1"><text:span text:style-name="T17">Річки тепла ковбаня,/ літеплена вода./ Ось тобі, сну – смеркання,/ спогад твій – </text:span><text:span text:style-name="T21">біль-жада</text:span><text:span text:style-name="T17">.</text:span><text:span text:style-name="T5"> (П-2:28).</text:span></text:h>
      <text:h text:style-name="P13" text:outline-level="1"/>
      <text:h text:style-name="P12" text:outline-level="1"><text:span text:style-name="T42">Біль-самотá</text:span><text:span text:style-name="T5">, -и, </text:span><text:span text:style-name="T17">ім., ж., інд.-авт., </text:span><text:span text:style-name="T30">[</text:span><text:span text:style-name="T17">9</text:span><text:span text:style-name="T30">]</text:span><text:span text:style-name="T17">.</text:span><text:span text:style-name="T18"> </text:span><text:span text:style-name="T9"><text:s/>Похідне від </text:span><text:span text:style-name="T26">бíль</text:span><text:span text:style-name="T9"> і </text:span><text:span text:style-name="T26">самотá</text:span><text:span text:style-name="T9">.</text:span></text:h>
      <text:h text:style-name="P12" text:outline-level="1"><text:span text:style-name="T17">…і вже ти, як цятка, і вже над пітьмою/ спалахуєш зойками </text:span><text:span text:style-name="T21">біль-самоти</text:span><text:span text:style-name="T17">.</text:span><text:span text:style-name="T5"> (П-2:18).</text:span></text:h>
      <text:h text:style-name="P13" text:outline-level="1"/>
      <text:h text:style-name="P12" text:outline-level="1"><text:span text:style-name="T42">Вичамрілий</text:span><text:span text:style-name="T5">, -а, -е, </text:span><text:span text:style-name="T17">інд.-авт., [1].</text:span><text:span text:style-name="T18"> </text:span><text:span text:style-name="T5"><text:s/>Дієпр. пас. мин. ч. до </text:span><text:span text:style-name="T27">вичамріти</text:span><text:span text:style-name="T5">.</text:span></text:h>
      <text:h text:style-name="P12" text:outline-level="1"><text:span text:style-name="T17">…оце Дніпро, це жайвірна – Софія,/ а це Ярила </text:span><text:span text:style-name="T21">вичамрілий</text:span><text:span text:style-name="T17"> яр.</text:span><text:span text:style-name="T5"> (П-2:195).</text:span></text:h>
      <text:h text:style-name="P13" text:outline-level="1"/>
      <text:h text:style-name="P12" text:outline-level="1"><text:span text:style-name="T42">Всебезóдня</text:span><text:span text:style-name="T5">, -і, </text:span><text:span text:style-name="T17">ім., ж., інд.-авт., </text:span><text:span text:style-name="T30">[11]</text:span><text:span text:style-name="T17">.</text:span><text:span text:style-name="T18"> </text:span><text:span text:style-name="T9"><text:s/>Похідне від </text:span><text:span text:style-name="T26">все</text:span><text:span text:style-name="T9"> і </text:span><text:span text:style-name="T26">безóдня</text:span><text:span text:style-name="T9">.</text:span></text:h>
      <text:h text:style-name="P12" text:outline-level="1"><text:span text:style-name="T17">Земля посовгнулась. Пливе/ розщілиною </text:span><text:span text:style-name="T21">всебезодні</text:span><text:span text:style-name="T5">. (П-1:185).</text:span></text:h>
      <text:h text:style-name="P13" text:outline-level="1"/>
      <text:h text:style-name="P12" text:outline-level="1"><text:span text:style-name="T42">Всебéзрух</text:span><text:span text:style-name="T5">, -у, </text:span><text:span text:style-name="T17">ім., ч., інд.-авт., </text:span><text:span text:style-name="T30">[11]</text:span><text:span text:style-name="T17">.</text:span><text:span text:style-name="T18"> </text:span><text:span text:style-name="T17"><text:s/></text:span><text:span text:style-name="T9">Похідне від </text:span><text:span text:style-name="T26">все</text:span><text:span text:style-name="T9">, </text:span><text:span text:style-name="T26">без</text:span><text:span text:style-name="T9"> і </text:span><text:span text:style-name="T26">рух</text:span><text:span text:style-name="T9">.</text:span></text:h>
      <text:h text:style-name="P12" text:outline-level="1"><text:span text:style-name="T17">У штольнях ночей вертикальних/ іде схарапуджене дляння/ </text:span><text:span text:style-name="T21">всебезруху</text:span><text:span text:style-name="T17">…</text:span><text:span text:style-name="T5"> (П-1:87).</text:span></text:h>
      <text:h text:style-name="P13" text:outline-level="1"/>
      <text:h text:style-name="P12" text:outline-level="1"><text:span text:style-name="T42">Всебíдий</text:span><text:span text:style-name="T5">, -а, -е, </text:span><text:span text:style-name="T18">прикм., інд.-авт.</text:span><text:span text:style-name="T17">, </text:span><text:span text:style-name="T30">[</text:span><text:span text:style-name="T17">8</text:span><text:span text:style-name="T30">]</text:span><text:span text:style-name="T17">.</text:span><text:span text:style-name="T18"> </text:span><text:span text:style-name="T9"><text:s/>Похідне від </text:span><text:span text:style-name="T26">все</text:span><text:span text:style-name="T9"> і </text:span><text:span text:style-name="T26">бíдний</text:span><text:span text:style-name="T9">.</text:span></text:h>
      <text:h text:style-name="P12" text:outline-level="1"><text:span text:style-name="T17">Тож – в неба провалля в бездоння, бездолий/ нагірний, невірний, западистий рай,/ </text:span><text:span text:style-name="T21">всебідий</text:span><text:span text:style-name="T17">, всегнівний, всещедрий, всекволий./ А що під крилом твоїм? Кара – карай.</text:span><text:span text:style-name="T5"> (П-1:98).</text:span></text:h>
      <text:h text:style-name="P13" text:outline-level="1"/>
      <text:h text:style-name="P12" text:outline-level="1"><text:span text:style-name="T42">Всевельмóжний</text:span><text:span text:style-name="T5"> (</text:span><text:span text:style-name="T27">усевельмо</text:span><text:span text:style-name="T5"></text:span><text:span text:style-name="T27">жний</text:span><text:span text:style-name="T5">), -а, -е, </text:span><text:span text:style-name="T18">прикм., </text:span><text:span text:style-name="T17">інд.-авт., </text:span><text:span text:style-name="T30">[11]</text:span><text:span text:style-name="T17">.</text:span><text:span text:style-name="T18"> </text:span><text:span text:style-name="T9"><text:s/>Похідне </text:span><text:soft-page-break/><text:span text:style-name="T9">від </text:span><text:span text:style-name="T26">все</text:span><text:span text:style-name="T9"> і </text:span><text:span text:style-name="T26">вельмóжний </text:span><text:span text:style-name="T9">– “знатний, могутній”.</text:span></text:h>
      <text:h text:style-name="P12" text:outline-level="1"><text:span text:style-name="T17">Розкоше світу, йми мене в полон,/ адже і ти така, як я, порожня./ Тож полони мене, </text:span><text:span text:style-name="T21">усевельможна</text:span><text:span text:style-name="T17">,/ дай перейти з тобою Рубікон</text:span><text:span text:style-name="T5">. (П-1:88).</text:span></text:h>
      <text:h text:style-name="P13" text:outline-level="1"/>
      <text:h text:style-name="P12" text:outline-level="1"><text:span text:style-name="T42">Всевідрáда</text:span><text:span text:style-name="T5">, -и, </text:span><text:span text:style-name="T17">ім., інд.-авт., [</text:span><text:span text:style-name="T30">11</text:span><text:span text:style-name="T17">].</text:span><text:span text:style-name="T18"> </text:span><text:span text:style-name="T17"><text:s/></text:span><text:span text:style-name="T9">Похідне від </text:span><text:span text:style-name="T26">все</text:span><text:span text:style-name="T9"> і </text:span><text:span text:style-name="T26">відрáда</text:span><text:span text:style-name="T9">.</text:span></text:h>
      <text:h text:style-name="P12" text:outline-level="1"><text:span text:style-name="T17">Треба щедро – серцем одним, устами/ ледь розпуклими – розпелюстити втіхи гін,/ </text:span><text:span text:style-name="T21">всевідради</text:span><text:span text:style-name="T17">! Сонце бо йде – за нами.</text:span><text:span text:style-name="T5"> (П-1:106); </text:span><text:span text:style-name="T17">Снують думок рої,/ котрим немає ради/ (смертельні перепади!),/ а сонце </text:span><text:span text:style-name="T21">всевідради</text:span><text:span text:style-name="T17">/ всеглядно постає.</text:span><text:span text:style-name="T5"> (П-1:179).</text:span></text:h>
      <text:h text:style-name="P13" text:outline-level="1"/>
      <text:h text:style-name="P12" text:outline-level="1"><text:span text:style-name="T42">Всевіки</text:span><text:span text:style-name="T5"> (</text:span><text:span text:style-name="T27">всеві</text:span><text:span text:style-name="T5">к), </text:span><text:span text:style-name="T17">присл., інд.-авт., [</text:span><text:span text:style-name="T30">11</text:span><text:span text:style-name="T17">].</text:span><text:span text:style-name="T18"> </text:span><text:span text:style-name="T9"><text:s/>Похідне від </text:span><text:span text:style-name="T26">все</text:span><text:span text:style-name="T9"> і </text:span><text:span text:style-name="T26">віки</text:span><text:span text:style-name="T9">.</text:span></text:h>
      <text:h text:style-name="P12" text:outline-level="1"><text:span text:style-name="T17">Задосить. Приостань. Упився гроз?/ Від правіків на </text:span><text:span text:style-name="T21">всевіки</text:span><text:span text:style-name="T17"> упився?</text:span><text:span text:style-name="T5"> (П-1:165); </text:span><text:span text:style-name="T17">Забарні слова,/ що з тіла мертвого летіли/ і споминами душу гріли,/ що, наче дошка гробова,/ позаклякала на </text:span><text:span text:style-name="T21">всевік</text:span><text:span text:style-name="T17">.</text:span><text:span text:style-name="T5"> (П-2:19).</text:span><text:span text:style-name="T17"> </text:span></text:h>
      <text:h text:style-name="P14" text:outline-level="1"/>
      <text:h text:style-name="P12" text:outline-level="1"><text:span text:style-name="T42">Всевíкна</text:span><text:span text:style-name="T5">, всевíкон, </text:span><text:span text:style-name="T17">ім., мн., інд.-авт., [</text:span><text:span text:style-name="T30">11</text:span><text:span text:style-name="T17">].</text:span><text:span text:style-name="T18"> </text:span><text:span text:style-name="T9"><text:s/>Похідне від </text:span><text:span text:style-name="T26">все</text:span><text:span text:style-name="T9"> і </text:span><text:span text:style-name="T26">вíкна</text:span><text:span text:style-name="T9">.</text:span></text:h>
      <text:h text:style-name="P12" text:outline-level="1"><text:span text:style-name="T17">Заплакані вікна. </text:span><text:span text:style-name="T21">Всевікна</text:span><text:span text:style-name="T17"> твої./ Готуйся до злету. Кінець животінню. (П-1:98).</text:span></text:h>
      <text:h text:style-name="P14" text:outline-level="1"/>
      <text:h text:style-name="P12" text:outline-level="1"><text:span text:style-name="T42">Всевлáдно</text:span><text:span text:style-name="T5">, </text:span><text:span text:style-name="T17">присл., інд.-авт., [</text:span><text:span text:style-name="T30">11</text:span><text:span text:style-name="T17">].</text:span><text:span text:style-name="T18"> </text:span><text:span text:style-name="T9"><text:s/>Похідне від </text:span><text:span text:style-name="T26">все</text:span><text:span text:style-name="T9"> і </text:span><text:span text:style-name="T26">влáдно</text:span><text:span text:style-name="T9">.</text:span></text:h>
      <text:h text:style-name="P12" text:outline-level="1"><text:span text:style-name="T17">Коли прищухло довкруги, поближнє/ усевладуще ревом так реве,/ ану збагни – суворе ачи ніжне/ те, що тебе </text:span><text:span text:style-name="T21">всевладно</text:span><text:span text:style-name="T17"> так зове. (П-2:120).</text:span></text:h>
      <text:h text:style-name="P14" text:outline-level="1"/>
      <text:h text:style-name="P12" text:outline-level="1"><text:span text:style-name="T42">Всегíн</text:span><text:span text:style-name="T5">, -гóну, </text:span><text:span text:style-name="T17">ім., ч., інд.-авт., </text:span><text:span text:style-name="T30">[11].</text:span><text:span text:style-name="T18"> </text:span><text:span text:style-name="T9"><text:s/>Похідне від </text:span><text:span text:style-name="T26">все</text:span><text:span text:style-name="T9"> і </text:span><text:span text:style-name="T26">гін</text:span><text:span text:style-name="T9">.</text:span></text:h>
      <text:h text:style-name="P12" text:outline-level="1"><text:span text:style-name="T17">Ця дорога вседороги/ всенезустрічі – </text:span><text:span text:style-name="T21">всегону</text:span><text:span text:style-name="T17">./ Позирай із заквагону/ за сузір’ям Козерога. (П-1:67).</text:span></text:h>
      <text:h text:style-name="P14" text:outline-level="1"/>
      <text:h text:style-name="P12" text:outline-level="1"><text:span text:style-name="T42">Всеглядно</text:span><text:span text:style-name="T5">, </text:span><text:span text:style-name="T17">присл., інд.-авт., [8].</text:span><text:span text:style-name="T18"> </text:span><text:span text:style-name="T17"><text:s/></text:span><text:span text:style-name="T9">Похідне від </text:span><text:span text:style-name="T26">все</text:span><text:span text:style-name="T9"> і </text:span><text:span text:style-name="T26">глядіти</text:span><text:span text:style-name="T9">.</text:span></text:h>
      <text:h text:style-name="P12" text:outline-level="1"><text:span text:style-name="T17">Снують думок рої,/ котрим немає ради/ (смертельні перепади!),/ а сонце всевідради/ </text:span><text:span text:style-name="T21">всеглядно</text:span><text:span text:style-name="T17"> постає. (П-1:179).</text:span></text:h>
      <text:h text:style-name="P14" text:outline-level="1"><text:soft-page-break/></text:h>
      <text:h text:style-name="P12" text:outline-level="1"><text:span text:style-name="T42">Всегнíвний</text:span><text:span text:style-name="T5">, -а, -е, </text:span><text:span text:style-name="T18">прикм., </text:span><text:span text:style-name="T17">інд.-авт., </text:span><text:span text:style-name="T30">[11].</text:span><text:span text:style-name="T18"> </text:span><text:span text:style-name="T17"><text:s/></text:span><text:span text:style-name="T9">Похідне від </text:span><text:span text:style-name="T26">все</text:span><text:span text:style-name="T9"> і </text:span><text:span text:style-name="T26">гнівний</text:span><text:span text:style-name="T9">.</text:span></text:h>
      <text:h text:style-name="P12" text:outline-level="1"><text:span text:style-name="T17">Тож – в неба провалля в бездоння, бездолий/ нагірний, невірний, западистий рай,/ всебідий, </text:span><text:span text:style-name="T21">всегнівний</text:span><text:span text:style-name="T17">, всещедрий, всекволий./ А що під крилом твоїм? Кара – карай. (П-1:98).</text:span></text:h>
      <text:h text:style-name="P14" text:outline-level="1"/>
      <text:h text:style-name="P12" text:outline-level="1"><text:span text:style-name="T42">Всеголóдний</text:span><text:span text:style-name="T5">, -а, -е, </text:span><text:span text:style-name="T18">прикм., </text:span><text:span text:style-name="T17">інд.-авт., [</text:span><text:span text:style-name="T30">11]</text:span><text:span text:style-name="T17">.</text:span><text:span text:style-name="T18"> </text:span><text:span text:style-name="T17"><text:s/></text:span><text:span text:style-name="T9">Похідне від </text:span><text:span text:style-name="T26">все</text:span><text:span text:style-name="T9"> і </text:span><text:span text:style-name="T26">голóдний</text:span><text:span text:style-name="T9">.</text:span></text:h>
      <text:h text:style-name="P12" text:outline-level="1"><text:span text:style-name="T17">Народжені мої бажання,/ усенестерпні, </text:span><text:span text:style-name="T21">всеголодні</text:span><text:span text:style-name="T17">,/ такі вітри зняли довкола,/ що все несеться шкереберть. (П-2:195).</text:span></text:h>
      <text:h text:style-name="P14" text:outline-level="1"/>
      <text:h text:style-name="P12" text:outline-level="1"><text:span text:style-name="T42">Вседобрó</text:span><text:span text:style-name="T5">, -á, </text:span><text:span text:style-name="T17">ім., с., інд.-авт., [11].</text:span><text:span text:style-name="T18"> </text:span><text:span text:style-name="T17"><text:s/></text:span><text:span text:style-name="T9">Похідне від </text:span><text:span text:style-name="T26">все</text:span><text:span text:style-name="T9"> і </text:span><text:span text:style-name="T26">добрó</text:span><text:span text:style-name="T9">.</text:span></text:h>
      <text:h text:style-name="P12" text:outline-level="1"><text:span text:style-name="T17">Спасенної тримайся криги,/ пречистої тримайся туги,/ шаленої тримайся муки/ і так існуй – на </text:span><text:span text:style-name="T21">вседобро</text:span><text:span text:style-name="T17">. (П-2:83).</text:span></text:h>
      <text:h text:style-name="P14" text:outline-level="1"/>
      <text:h text:style-name="P12" text:outline-level="1"><text:span text:style-name="T42">Вседорóга</text:span><text:span text:style-name="T5">, -и, </text:span><text:span text:style-name="T17">ім., ж., інд.-авт., [11]. <text:s/></text:span><text:span text:style-name="T9">Похідне від </text:span><text:span text:style-name="T26">все</text:span><text:span text:style-name="T9"> і </text:span><text:span text:style-name="T26">дорóга</text:span><text:span text:style-name="T9">.</text:span></text:h>
      <text:h text:style-name="P12" text:outline-level="1"><text:span text:style-name="T17">Ця дорога </text:span><text:span text:style-name="T21">вседороги</text:span><text:span text:style-name="T17">/ всенезустрічі – всегону./ Позирай із заквагону/ за сузір’ям Козерога. (П-1:67); Ламка і витка всеспадна </text:span><text:span text:style-name="T21">вседорога</text:span><text:span text:style-name="T17">./ Дорога до Бога – ламка і витка. (П-1:98).</text:span></text:h>
      <text:h text:style-name="P14" text:outline-level="1"/>
      <text:h text:style-name="P12" text:outline-level="1"><text:span text:style-name="T42">Вседорогий</text:span><text:span text:style-name="T5">, -а, -е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дорогий</text:span><text:span text:style-name="T9">.</text:span></text:h>
      <text:h text:style-name="P12" text:outline-level="1"><text:span text:style-name="T17">Земля – хитлива і плавка – </text:span><text:span text:style-name="T21">вседорога</text:span><text:span text:style-name="T17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21">вседрогий, вседорогий</text:span><text:span text:style-name="T17">. (П-2:184).</text:span></text:h>
      <text:h text:style-name="P14" text:outline-level="1"/>
      <text:h text:style-name="P12" text:outline-level="1"><text:span text:style-name="T42">Всезáдума</text:span><text:span text:style-name="T5">, -и, </text:span><text:span text:style-name="T17">ім., ж., інд.-авт., [8]. </text:span><text:span text:style-name="T9">Похідне від </text:span><text:span text:style-name="T26">все</text:span><text:span text:style-name="T9"> і </text:span><text:span text:style-name="T26">зáдум</text:span><text:span text:style-name="T9">.</text:span></text:h>
      <text:h text:style-name="P12" text:outline-level="1"><text:span text:style-name="T17">Пірни/ у </text:span><text:span text:style-name="T21">всезадуму</text:span><text:span text:style-name="T17"> і збавляй безчасся. (П-1:178).</text:span></text:h>
      <text:h text:style-name="P14" text:outline-level="1"/>
      <text:h text:style-name="P12" text:outline-level="1"><text:span text:style-name="T42">Всеквóл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квóлий</text:span><text:span text:style-name="T9">.</text:span></text:h>
      <text:h text:style-name="P12" text:outline-level="1"><text:span text:style-name="T17">Тож – в неба провалля в бездоння, бездолий/ нагірний, невірний, западистий </text:span><text:soft-page-break/><text:span text:style-name="T17">рай,/ всебідий, всегнівний, всещедрий, </text:span><text:span text:style-name="T21">всекволий</text:span><text:span text:style-name="T17">./ А що під крилом твоїм? Кара – карай. (П-1:98).</text:span></text:h>
      <text:h text:style-name="P14" text:outline-level="1"/>
      <text:h text:style-name="P12" text:outline-level="1"><text:span text:style-name="T42">Всемежá</text:span><text:span text:style-name="T5">,</text:span><text:span text:style-name="T25"> </text:span><text:span text:style-name="T5">-и, </text:span><text:span text:style-name="T17">ім., ж., інд.-авт., [11]. </text:span><text:span text:style-name="T9">Похідне від </text:span><text:span text:style-name="T26">все</text:span><text:span text:style-name="T9"> і </text:span><text:span text:style-name="T26">межá</text:span><text:span text:style-name="T9">.</text:span></text:h>
      <text:h text:style-name="P12" text:outline-level="1"><text:span text:style-name="T17">Ти ще – ось-ось. Допіру-но ступив/ за </text:span><text:span text:style-name="T21">всемежу</text:span><text:span text:style-name="T17">. (П-1:182).</text:span></text:h>
      <text:h text:style-name="P14" text:outline-level="1"/>
      <text:h text:style-name="P12" text:outline-level="1"><text:span text:style-name="T42">Всемолодий</text:span><text:span text:style-name="T5">, -á,-é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молодий</text:span><text:span text:style-name="T9">.</text:span></text:h>
      <text:h text:style-name="P12" text:outline-level="1"><text:span text:style-name="T17">Усесвіту пустеля/ небавом нас огорне,/ і мертва не воскресне/ </text:span><text:span text:style-name="T21">всемолода</text:span><text:span text:style-name="T17"> біда. (П-1:212); І, хилячи </text:span><text:span text:style-name="T21">всемолоде</text:span><text:span text:style-name="T17"> чоло,/ пройти під поглядом, немов під градом… (П-2:83).</text:span></text:h>
      <text:h text:style-name="P14" text:outline-level="1"/>
      <text:h text:style-name="P12" text:outline-level="1"><text:span text:style-name="T42">Всеначувáнн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все</text:span><text:span text:style-name="T9"> і </text:span><text:span text:style-name="T26">начувáтися</text:span><text:span text:style-name="T9">.</text:span></text:h>
      <text:h text:style-name="P12" text:outline-level="1"><text:span text:style-name="T17">І торопкі </text:span><text:span text:style-name="T21">всеначуванні</text:span><text:span text:style-name="T17"> кроки,/ то лис блукає – із хвостом рудим. (П-2:156).</text:span></text:h>
      <text:h text:style-name="P14" text:outline-level="1"/>
      <text:h text:style-name="P12" text:outline-level="1"><text:span text:style-name="T42">Всенедочекáвшися</text:span><text:span text:style-name="T5">, </text:span><text:span text:style-name="T17">дієприсл., док., інд.-авт., [???8]. </text:span><text:span text:style-name="T9">Похідне від </text:span><text:span text:style-name="T26">все</text:span><text:span text:style-name="T9"> і </text:span><text:span text:style-name="T26">не дочекатися</text:span><text:span text:style-name="T9">.</text:span></text:h>
      <text:h text:style-name="P12" text:outline-level="1"><text:span text:style-name="T17">Ну й долечка! Прождати на життя - / і </text:span><text:span text:style-name="T21">всенедочекавшися</text:span><text:span text:style-name="T17"> – померти! (П-1:188).</text:span></text:h>
      <text:h text:style-name="P14" text:outline-level="1"/>
      <text:h text:style-name="P12" text:outline-level="1"><text:span text:style-name="T42">Всенеждáнн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все</text:span><text:span text:style-name="T9"> і </text:span><text:span text:style-name="T26">не ждáти</text:span><text:span text:style-name="T9">.</text:span></text:h>
      <text:h text:style-name="P12" text:outline-level="1"><text:span text:style-name="T17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21">всененажданна</text:span><text:span text:style-name="T17">. (П-2:169).</text:span></text:h>
      <text:h text:style-name="P14" text:outline-level="1"/>
      <text:h text:style-name="P12" text:outline-level="1"><text:span text:style-name="T42">Всенезустріч</text:span><text:span text:style-name="T5">, -і, </text:span><text:span text:style-name="T17">ім., ж., інд.-авт., [11]. </text:span><text:span text:style-name="T9">Похідне від </text:span><text:span text:style-name="T26">все</text:span><text:span text:style-name="T9"> і (</text:span><text:span text:style-name="T26">не</text:span><text:span text:style-name="T9">)</text:span><text:span text:style-name="T26">зустріч</text:span><text:span text:style-name="T9">.</text:span></text:h>
      <text:h text:style-name="P12" text:outline-level="1"><text:span text:style-name="T17">Ця дорога вседороги/ </text:span><text:span text:style-name="T21">всенезустрічі</text:span><text:span text:style-name="T17"> – всегону./ Позирай із заквагону/ за сузір’ям Козерога. (П-1:67); Що мав – привиділось, причулося,/ на </text:span><text:span text:style-name="T21">всенезустріч</text:span><text:span text:style-name="T17">, всепрощання. (П-1:199).</text:span></text:h>
      <text:h text:style-name="P14" text:outline-level="1"><text:soft-page-break/></text:h>
      <text:h text:style-name="P12" text:outline-level="1"><text:span text:style-name="T42">Всенезустріч</text:span><text:span text:style-name="T43">-</text:span><text:span text:style-name="T42">всегíн</text:span><text:span text:style-name="T5">, -гону, </text:span><text:span text:style-name="T17">ім., ж., інд.-авт., [9]. </text:span><text:span text:style-name="T9">Похідне від </text:span><text:span text:style-name="T26">всенезýстріч</text:span><text:span text:style-name="T9"> і </text:span><text:span text:style-name="T26">всегíн</text:span><text:span text:style-name="T9">.</text:span></text:h>
      <text:h text:style-name="P12" text:outline-level="1"><text:span text:style-name="T17">Ця дорога вседороги,/ </text:span><text:span text:style-name="T21">всенезустрічі-всегону</text:span><text:span text:style-name="T17">,/ позирай із зак-вагону/ за сузір’ям Козерога. (П-1:118).</text:span></text:h>
      <text:h text:style-name="P14" text:outline-level="1"/>
      <text:h text:style-name="P12" text:outline-level="1"><text:span text:style-name="T42">Всенепíзна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непíзнаний</text:span><text:span text:style-name="T9">.</text:span></text:h>
      <text:h text:style-name="P12" text:outline-level="1"><text:span text:style-name="T17">…попелясті зозулі/ вістили роки: жий однині/ на </text:span><text:span text:style-name="T21">всенепізнаній</text:span><text:span text:style-name="T17"> землі. (П-1:128).</text:span></text:h>
      <text:h text:style-name="P14" text:outline-level="1"/>
      <text:h text:style-name="P12" text:outline-level="1"><text:span text:style-name="T42">Всенепогáс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непогáсний</text:span><text:span text:style-name="T9">.</text:span></text:h>
      <text:h text:style-name="P12" text:outline-level="1"><text:span text:style-name="T17">оце світіння полохких світань/ світів жертовних, що мене запалює/ </text:span><text:span text:style-name="T21">всенепогасним</text:span><text:span text:style-name="T17"> і ламким, як крига,/ огнем співучих надторосів – криг. (П-1:80).</text:span></text:h>
      <text:h text:style-name="P14" text:outline-level="1"/>
      <text:h text:style-name="P12" text:outline-level="1"><text:span text:style-name="T42">Всенепокóра</text:span><text:span text:style-name="T5">, -и, </text:span><text:span text:style-name="T17">ім., ж., інд.-авт., [11]. </text:span><text:span text:style-name="T9">Похідне від </text:span><text:span text:style-name="T26">все</text:span><text:span text:style-name="T9"> і </text:span><text:span text:style-name="T26">непокора</text:span><text:span text:style-name="T9">.</text:span></text:h>
      <text:h text:style-name="P12" text:outline-level="1"><text:span text:style-name="T17">Страшна ковбаня – чорна і масна./ І дух тяжкий повзе, немов потвора,/ в лещатах дум твоя </text:span><text:span text:style-name="T21">всенепокора</text:span><text:span text:style-name="T17">,/ стою на кладці. Дозираю дна. (П-1:151).</text:span></text:h>
      <text:h text:style-name="P14" text:outline-level="1"/>
      <text:h text:style-name="P12" text:outline-level="1"><text:span text:style-name="T42">Всенищíвність</text:span><text:span text:style-name="T5">, -ності, </text:span><text:span text:style-name="T17">ім., ж., інд.-авт., [1]. </text:span><text:span text:style-name="T9">Похідне від </text:span><text:span text:style-name="T26">все</text:span><text:span text:style-name="T9"> і </text:span><text:span text:style-name="T26">нищити</text:span><text:span text:style-name="T9">.</text:span></text:h>
      <text:h text:style-name="P12" text:outline-level="1"><text:span text:style-name="T17">І ти збагнеш/ обнавіснілу </text:span><text:span text:style-name="T21">всенищівність</text:span><text:span text:style-name="T17"> роду. (П-1:144).</text:span></text:h>
      <text:h text:style-name="P14" text:outline-level="1"/>
      <text:h text:style-name="P12" text:outline-level="1"><text:span text:style-name="T42">Всеóбрій</text:span><text:span text:style-name="T5">, -ю, </text:span><text:span text:style-name="T17">ім., ч., інд.-авт., [11]. </text:span><text:span text:style-name="T9">Похідне від </text:span><text:span text:style-name="T26">все</text:span><text:span text:style-name="T9"> і </text:span><text:span text:style-name="T26">óбрій</text:span><text:span text:style-name="T9">.</text:span></text:h>
      <text:h text:style-name="P12" text:outline-level="1"><text:span text:style-name="T17">Старечою ходою/ із костуром – іще бриниш мені/ </text:span><text:span text:style-name="T21">всеобрієм</text:span><text:span text:style-name="T17">. (П-1:182).</text:span></text:h>
      <text:h text:style-name="P14" text:outline-level="1"/>
      <text:h text:style-name="P12" text:outline-level="1"><text:span text:style-name="T42">Всеобрушáти</text:span><text:span text:style-name="T5">, -áю, -єш, дієсл., </text:span><text:span text:style-name="T18">недок., перех., інд.-авт., </text:span><text:span text:style-name="T31">[</text:span><text:span text:style-name="T18">11]. </text:span><text:span text:style-name="T9">Похідне від </text:span><text:span text:style-name="T26">все</text:span><text:span text:style-name="T9"> і </text:span><text:span text:style-name="T26">обрушáти</text:span><text:span text:style-name="T9">.</text:span></text:h>
      <text:h text:style-name="P12" text:outline-level="1"><text:span text:style-name="T17">Та </text:span><text:span text:style-name="T21">всеобрушає</text:span><text:span text:style-name="T17"> нестерпно/ двопогляд. У ньому ти сущий,/ померлий, пантруєш </text:span><text:soft-page-break/><text:span text:style-name="T17">живого,/ зориш за померлим – живий. (П-1:87).</text:span></text:h>
      <text:h text:style-name="P14" text:outline-level="1"/>
      <text:h text:style-name="P12" text:outline-level="1"><text:span text:style-name="T42">Всеóчі</text:span><text:span text:style-name="T5">, -чéй, </text:span><text:span text:style-name="T17">ім., мн., інд.-авт., [11]. </text:span><text:span text:style-name="T9">Похідне від </text:span><text:span text:style-name="T26">все</text:span><text:span text:style-name="T9"> і </text:span><text:span text:style-name="T26">óчі</text:span><text:span text:style-name="T9">.</text:span></text:h>
      <text:h text:style-name="P12" text:outline-level="1"><text:span text:style-name="T17">Узорені, роздумані, прозорі - / вони – одне високе чудування - / недоторканна є оця зчужілість/ і всепрозріння добрих </text:span><text:span text:style-name="T21">всеочей</text:span><text:span text:style-name="T17">. (П-2:198).</text:span></text:h>
      <text:h text:style-name="P14" text:outline-level="1"/>
      <text:h text:style-name="P12" text:outline-level="1"><text:span text:style-name="T42">Всепам’яткий</text:span><text:span text:style-name="T5">, -á, -é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пам’яткий</text:span><text:span text:style-name="T9">.</text:span></text:h>
      <text:h text:style-name="P12" text:outline-level="1"><text:span text:style-name="T17">Володарю своєї смерті, доля - / </text:span><text:span text:style-name="T21">всепам’ятка</text:span><text:span text:style-name="T17">, всечула, всевидюща - / нічого не забуде, не простить. (П-1:144).</text:span></text:h>
      <text:h text:style-name="P14" text:outline-level="1"/>
      <text:h text:style-name="P12" text:outline-level="1"><text:span text:style-name="T42">Всепекéль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пекéльний</text:span><text:span text:style-name="T9">.</text:span></text:h>
      <text:h text:style-name="P12" text:outline-level="1"><text:span text:style-name="T17">Сяє срібне серце землі/ </text:span><text:span text:style-name="T21">всепекельними </text:span><text:span text:style-name="T17">калюжами. (П-1:173).</text:span></text:h>
      <text:h text:style-name="P14" text:outline-level="1"/>
      <text:h text:style-name="P12" text:outline-level="1"><text:span text:style-name="T42">Всеперелéт</text:span><text:span text:style-name="T5">, -у, </text:span><text:span text:style-name="T17">ім., ч., інд.-авт., [11]. </text:span><text:span text:style-name="T9">Похідне від </text:span><text:span text:style-name="T26">все</text:span><text:span text:style-name="T9"> і </text:span><text:span text:style-name="T26">перелéт</text:span><text:span text:style-name="T9">.</text:span></text:h>
      <text:h text:style-name="P12" text:outline-level="1"><text:span text:style-name="T17">Це божевілля пориву, ця рвань/ </text:span><text:span text:style-name="T21">всеперелетів</text:span><text:span text:style-name="T17"> – з пекла і до раю,/ це надвисання в смерть… (П-1:144).</text:span></text:h>
      <text:h text:style-name="P14" text:outline-level="1"/>
      <text:h text:style-name="P12" text:outline-level="1"><text:span text:style-name="T42">Всепереляк</text:span><text:span text:style-name="T5">, -у, </text:span><text:span text:style-name="T17">ім., ч., інд.-авт., [11]. </text:span><text:span text:style-name="T9">Похідне від </text:span><text:span text:style-name="T26">все</text:span><text:span text:style-name="T9"> і </text:span><text:span text:style-name="T26">переляк</text:span><text:span text:style-name="T9">.</text:span></text:h>
      <text:h text:style-name="P12" text:outline-level="1"><text:span text:style-name="T17">Куди сховатись,/ аби втекти глухонімого болю/ і таємничого </text:span><text:span text:style-name="T21">Всепереляку</text:span><text:span text:style-name="T17">/ і ницого рятунку Порожнеч? (П-1:136).</text:span></text:h>
      <text:h text:style-name="P14" text:outline-level="1"/>
      <text:h text:style-name="P12" text:outline-level="1"><text:span text:style-name="T42">Всепопéреду</text:span><text:span text:style-name="T5">, </text:span><text:span text:style-name="T17">присл., інд.-авт., [11]. </text:span><text:span text:style-name="T9">Похідне від </text:span><text:span text:style-name="T26">все</text:span><text:span text:style-name="T9"> і </text:span><text:span text:style-name="T26">попéреду</text:span><text:span text:style-name="T9">.</text:span></text:h>
      <text:h text:style-name="P12" text:outline-level="1"><text:span text:style-name="T17">Іду до вас – ви </text:span><text:span text:style-name="T21">всепопереду</text:span><text:span text:style-name="T17">,/ за заримим обрієм моїм. (П-2:78).</text:span></text:h>
      <text:h text:style-name="P14" text:outline-level="1"/>
      <text:h text:style-name="P12" text:outline-level="1"><text:span text:style-name="T42">Всепрозрíння</text:span><text:span text:style-name="T5">, -я, </text:span><text:span text:style-name="T17">ім., с., інд.-авт., [11]. </text:span><text:span text:style-name="T9">Похідне від </text:span><text:span text:style-name="T26">все</text:span><text:span text:style-name="T9"> і </text:span><text:span text:style-name="T26">прозрíння</text:span><text:span text:style-name="T9">.</text:span></text:h>
      <text:h text:style-name="P12" text:outline-level="1"><text:span text:style-name="T17">На всерозхресті люті і жаху,/ на </text:span><text:span text:style-name="T21">всепрозрінні</text:span><text:span text:style-name="T17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21">всепрозріння</text:span><text:span text:style-name="T17"> добрих всеочей. (П-2:198).</text:span></text:h>
      <text:h text:style-name="P14" text:outline-level="1"><text:soft-page-break/></text:h>
      <text:h text:style-name="P12" text:outline-level="1"><text:span text:style-name="T42">Всепрощáль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прощáтися</text:span><text:span text:style-name="T9">. </text:span></text:h>
      <text:h text:style-name="P12" text:outline-level="1"><text:span text:style-name="T17">Земля – хитлива і плавка – вседорога і </text:span><text:span text:style-name="T21">всепрощальна</text:span><text:span text:style-name="T17"> - / здоліла стати, щоб благальна помічена була рука. (П-2:147).</text:span></text:h>
      <text:h text:style-name="P14" text:outline-level="1"/>
      <text:h text:style-name="P12" text:outline-level="1"><text:span text:style-name="T42">Всепрощáння</text:span><text:span text:style-name="T5">, -я, </text:span><text:span text:style-name="T17">ім., с., інд.-авт., [11]. </text:span><text:span text:style-name="T9">Похідне від </text:span><text:span text:style-name="T26">все</text:span><text:span text:style-name="T9"> і </text:span><text:span text:style-name="T26">прощáння</text:span><text:span text:style-name="T9">.</text:span></text:h>
      <text:h text:style-name="P12" text:outline-level="1"><text:span text:style-name="T17">Що мав – привиділось, причулося,/ на всенезустріч, </text:span><text:span text:style-name="T21">всепрощання</text:span><text:span text:style-name="T17">. (П-1:199).</text:span></text:h>
      <text:h text:style-name="P14" text:outline-level="1"/>
      <text:h text:style-name="P12" text:outline-level="1"><text:span text:style-name="T42">Всерозлука</text:span><text:span text:style-name="T5">, -и, </text:span><text:span text:style-name="T17">ім., ж., інд.-авт., [11]. </text:span><text:span text:style-name="T9">Похідне від </text:span><text:span text:style-name="T26">все</text:span><text:span text:style-name="T9"> і </text:span><text:span text:style-name="T26">розлука</text:span><text:span text:style-name="T9">.</text:span></text:h>
      <text:h text:style-name="P12" text:outline-level="1"><text:span text:style-name="T17">Сягни рукою – і не досягнеш/ ні краю </text:span><text:span text:style-name="T21">всерозлук</text:span><text:span text:style-name="T17">, ні муки краю. (П-1:149).</text:span></text:h>
      <text:h text:style-name="P14" text:outline-level="1"/>
      <text:h text:style-name="P12" text:outline-level="1"><text:span text:style-name="T42">Всерозхрéстя</text:span><text:span text:style-name="T5">, -я, </text:span><text:span text:style-name="T17">ім., с., інд.-авт., [8]. </text:span><text:span text:style-name="T9">Похідне від </text:span><text:span text:style-name="T26">все</text:span><text:span text:style-name="T9"> і </text:span><text:span text:style-name="T26">хрест</text:span><text:span text:style-name="T9">.</text:span></text:h>
      <text:h text:style-name="P12" text:outline-level="1"><text:span text:style-name="T17">На </text:span><text:span text:style-name="T21">всерозхресті</text:span><text:span text:style-name="T17"> люті і жаху,/ на всепрозрінні смертного скрику/ дай мені, Боже, чесного шляху,/ дай мені, Боже, гордого лику! (П-1:153).</text:span></text:h>
      <text:h text:style-name="P14" text:outline-level="1"/>
      <text:h text:style-name="P12" text:outline-level="1"><text:span text:style-name="T42">Всесáдно</text:span><text:span text:style-name="T5">, </text:span><text:span text:style-name="T17">присл., інд.-авт., [8]. </text:span><text:span text:style-name="T9">Похідне від </text:span><text:span text:style-name="T26">все</text:span><text:span text:style-name="T9"> і </text:span><text:span text:style-name="T26">сáдний</text:span><text:span text:style-name="T9">.</text:span></text:h>
      <text:h text:style-name="P12" text:outline-level="1"><text:span text:style-name="T17">Меркавий</text:span><text:span text:style-name="T21"> </text:span><text:span text:style-name="T17">місяць був посів/ на всю околицю, </text:span><text:span text:style-name="T21">всесадно</text:span><text:span text:style-name="T17">/ пишаючись і правив владно,/ нічний мій сором чемно крив. (П-2:296).</text:span></text:h>
      <text:h text:style-name="P14" text:outline-level="1"/>
      <text:h text:style-name="P12" text:outline-level="1"><text:span text:style-name="T42">ВсеспаднИй</text:span><text:span text:style-name="T5">, -а, -е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спадний</text:span><text:span text:style-name="T9">.</text:span></text:h>
      <text:h text:style-name="P12" text:outline-level="1"><text:span text:style-name="T17">О, прощавайте! Не стрітись удруге./ Ти </text:span><text:span text:style-name="T21">всеспадна</text:span><text:span text:style-name="T17"> вже, дорого проваль! (П-1:86); Ламка і витка </text:span><text:span text:style-name="T21">всеспадна</text:span><text:span text:style-name="T17"> вседорога./ Дорога до Бога – ламка і витка. (П-1:98).</text:span></text:h>
      <text:h text:style-name="P14" text:outline-level="1"/>
      <text:h text:style-name="P12" text:outline-level="1"><text:span text:style-name="T42">Всеспáлення</text:span><text:span text:style-name="T5">, -я, </text:span><text:span text:style-name="T17">ім., с., інд.-авт., [11]. </text:span><text:span text:style-name="T9">Похідне від </text:span><text:span text:style-name="T26">все</text:span><text:span text:style-name="T9"> і </text:span><text:span text:style-name="T26">спáлення</text:span><text:span text:style-name="T9">.</text:span></text:h>
      <text:h text:style-name="P12" text:outline-level="1"><text:span text:style-name="T21">Всеспалення</text:span><text:span text:style-name="T17"> Твоє автодафе - / перепочинок перед різнім святом,/ як ворогу назвешся рідним братом/ і смерк розсуне лірою Орфей. (П-1:134).</text:span></text:h>
      <text:h text:style-name="P14" text:outline-level="1"/>
      <text:h text:style-name="P12" text:outline-level="1"><text:soft-page-break/><text:span text:style-name="T42">Всеспогáдувати</text:span><text:span text:style-name="T5">, -ую, -єш, дієсл., </text:span><text:span text:style-name="T17">недок., перех., інд.-авт., [11]. </text:span><text:span text:style-name="T9">Похідне від </text:span><text:span text:style-name="T26">все</text:span><text:span text:style-name="T9"> і </text:span><text:span text:style-name="T26">спогáдувати</text:span><text:span text:style-name="T9">.</text:span></text:h>
      <text:h text:style-name="P12" text:outline-level="1"><text:span text:style-name="T17">Як лев, що причаївся в хащах обрію,/ заки й зблудив, отак і я валандаюсь,/ від тебе відмежований навіки,/ і </text:span><text:span text:style-name="T21">всеспогадую</text:span><text:span text:style-name="T17"> – немов живу. (П-1:70).</text:span></text:h>
      <text:h text:style-name="P14" text:outline-level="1"/>
      <text:h text:style-name="P12" text:outline-level="1"><text:span text:style-name="T42">Всетривóга</text:span><text:span text:style-name="T5">, -и, </text:span><text:span text:style-name="T17">ім., ж., інд.-авт., [11]. </text:span><text:span text:style-name="T9">Похідне від </text:span><text:span text:style-name="T26">все</text:span><text:span text:style-name="T9"> і </text:span><text:span text:style-name="T26">тривóга</text:span><text:span text:style-name="T9">.</text:span></text:h>
      <text:h text:style-name="P12" text:outline-level="1"><text:span text:style-name="T17">Надимляється дорога/ від диявола до Бога,/ вслід ступає </text:span><text:span text:style-name="T21">всетривога</text:span><text:span text:style-name="T17">,/ і спинилась біла смерть. (П-2:127); О ця займанщина душі!/ Спіши – з дороги і в дорогу./ Годуй голодну </text:span><text:span text:style-name="T21">всетривогу</text:span><text:span text:style-name="T17">/ і спогаду не воруши. (П-2:289).</text:span></text:h>
      <text:h text:style-name="P14" text:outline-level="1"/>
      <text:h text:style-name="P12" text:outline-level="1"><text:span text:style-name="T42">Всецáрствіє</text:span><text:span text:style-name="T5">, -я, </text:span><text:span text:style-name="T17">ім., с., інд.-авт., [11]. </text:span><text:span text:style-name="T9">Похідне від </text:span><text:span text:style-name="T26">все</text:span><text:span text:style-name="T9"> і </text:span><text:span text:style-name="T26">цáрствіє</text:span><text:span text:style-name="T9">.</text:span></text:h>
      <text:h text:style-name="P12" text:outline-level="1"><text:span text:style-name="T17">Оце й бо він, твій люд. Оце й бо він, твій край./ </text:span><text:span text:style-name="T21">Всецарствіє</text:span><text:span text:style-name="T17"> паскуд в сто горл реве: тримай. (П-2:192).</text:span></text:h>
      <text:h text:style-name="P14" text:outline-level="1"/>
      <text:h text:style-name="P12" text:outline-level="1"><text:span text:style-name="T42">Всечекáння</text:span><text:span text:style-name="T5">, -я, </text:span><text:span text:style-name="T17">ім., с., інд.-авт., [11]. </text:span><text:span text:style-name="T9">Похідне від </text:span><text:span text:style-name="T26">все</text:span><text:span text:style-name="T9"> і </text:span><text:span text:style-name="T26">чекáння</text:span><text:span text:style-name="T9">.</text:span></text:h>
      <text:h text:style-name="P12" text:outline-level="1"><text:span text:style-name="T17">Це все юрма. І ніч. І брат мій спить./ Росте під стелю </text:span><text:span text:style-name="T21">всечекання</text:span><text:span text:style-name="T17">. (П-1:164).</text:span></text:h>
      <text:h text:style-name="P14" text:outline-level="1"/>
      <text:h text:style-name="P12" text:outline-level="1"><text:span text:style-name="T42">Всечулий</text:span><text:span text:style-name="T5">, -а, -е, </text:span><text:span text:style-name="T18">дієпр., </text:span><text:span text:style-name="T17">інд.-авт., [8]. </text:span><text:span text:style-name="T9">Похідне від </text:span><text:span text:style-name="T26">все</text:span><text:span text:style-name="T9"> і </text:span><text:span text:style-name="T26">чýти</text:span><text:span text:style-name="T9">.</text:span></text:h>
      <text:h text:style-name="P12" text:outline-level="1"><text:span text:style-name="T17">Володарю своєї смерті, доля - / всепам’ятка, </text:span><text:span text:style-name="T21">всечула</text:span><text:span text:style-name="T17">, всевидюща - / нічого не забуде, не простить. (П-1:144).</text:span></text:h>
      <text:h text:style-name="P14" text:outline-level="1"/>
      <text:h text:style-name="P12" text:outline-level="1"><text:span text:style-name="T42">Всещéдр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все</text:span><text:span text:style-name="T9"> і </text:span><text:span text:style-name="T26">щéдрий</text:span><text:span text:style-name="T9">.</text:span></text:h>
      <text:h text:style-name="P12" text:outline-level="1"><text:span text:style-name="T17">Тож – в неба провалля в бездоння, бездолий/ нагірний, невірний, западистий рай,/ всебідий, всегнівний, </text:span><text:span text:style-name="T21">всещедрий</text:span><text:span text:style-name="T17">, всекволий./ А що під крилом твоїм? Кара – карай. (П-1:98).</text:span></text:h>
      <text:h text:style-name="P14" text:outline-level="1"/>
      <text:h text:style-name="P12" text:outline-level="1"><text:span text:style-name="T42">Втéки</text:span><text:span text:style-name="T5">, </text:span><text:span text:style-name="T17">ім., мн., інд.-авт., [15]. </text:span><text:span text:style-name="T5">Похідне від </text:span><text:span text:style-name="T27">втéча</text:span><text:span text:style-name="T5">.</text:span></text:h>
      <text:h text:style-name="P12" text:outline-level="1"><text:span text:style-name="T17">Коли докучили ці </text:span><text:span text:style-name="T21">втеки</text:span><text:span text:style-name="T17"> - / в лет, до вогненної пащеки./ Як він ощирився, стозмій! (П-1:73).</text:span></text:h>
      <text:h text:style-name="P14" text:outline-level="1"><text:soft-page-break/></text:h>
      <text:h text:style-name="P12" text:outline-level="1"><text:span text:style-name="T42">Гетьмáнитися</text:span><text:span text:style-name="T5">, -нюся, -нишся, дієсл., </text:span><text:span text:style-name="T17">недок., перех., інд.-авт., [???5]. </text:span><text:span text:style-name="T9">Вивищуватися.</text:span></text:h>
      <text:h text:style-name="P12" text:outline-level="1"><text:span text:style-name="T17">…той віщий пагорб, на котрому горді/ </text:span><text:span text:style-name="T21">гетьманяться</text:span><text:span text:style-name="T17"> дуби – наснився з ночі,/ аби розлуку близити мою. (П-2:172).</text:span></text:h>
      <text:h text:style-name="P14" text:outline-level="1"/>
      <text:h text:style-name="P12" text:outline-level="1"><text:span text:style-name="T42">Горлозгук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гóрло </text:span><text:span text:style-name="T9">і </text:span><text:span text:style-name="T26">згýкий (</text:span><text:span text:style-name="T9">від </text:span><text:span text:style-name="T26">звук)</text:span><text:span text:style-name="T9">.</text:span></text:h>
      <text:h text:style-name="P12" text:outline-level="1"><text:span text:style-name="T17">А обрій утікав. Я надбігав/ щосил моїх. Та обрій </text:span><text:span text:style-name="T21">горлозгукий</text:span><text:span text:style-name="T17">/ пустився впрост. (П-1:183).</text:span></text:h>
      <text:h text:style-name="P14" text:outline-level="1"/>
      <text:h text:style-name="P12" text:outline-level="1"><text:span text:style-name="T42">Двопóгляд</text:span><text:span text:style-name="T5">, -у, </text:span><text:span text:style-name="T17">ім., ч., інд.-авт., [8]. </text:span><text:span text:style-name="T9">Похідне від </text:span><text:span text:style-name="T26">два</text:span><text:span text:style-name="T9"> і </text:span><text:span text:style-name="T26">пóгляд</text:span><text:span text:style-name="T9">.</text:span></text:h>
      <text:h text:style-name="P12" text:outline-level="1"><text:span text:style-name="T17">Та всеобрушає нестерпно/ </text:span><text:span text:style-name="T21">двопогляд</text:span><text:span text:style-name="T17">. У ньому ти сущий,/ померлий, пантруєш живого,/ зориш за померлим – живий. (П-1:87).</text:span></text:h>
      <text:h text:style-name="P14" text:outline-level="1"/>
      <text:h text:style-name="P12" text:outline-level="1"><text:span text:style-name="T42">Дзень-струнá</text:span><text:span text:style-name="T43">, </text:span><text:span text:style-name="T5">-и, </text:span><text:span text:style-name="T17">ім., ж., інд.-авт., [9]. </text:span><text:span text:style-name="T9">Похідне від </text:span><text:span text:style-name="T26">дзень</text:span><text:span text:style-name="T9"> (вигук) і </text:span><text:span text:style-name="T26">струнá</text:span><text:span text:style-name="T9">.</text:span></text:h>
      <text:h text:style-name="P12" text:outline-level="1"><text:span text:style-name="T17">І думою одною/ півсну кошлатить ся. І </text:span><text:span text:style-name="T21">дзень-струною</text:span><text:span text:style-name="T17">/ не йде це дивне диво з голови. (П-2:194).</text:span></text:h>
      <text:h text:style-name="P14" text:outline-level="1"/>
      <text:h text:style-name="P12" text:outline-level="1"><text:span text:style-name="T42">Дивновзíр</text:span><text:span text:style-name="T5">, -зóру, </text:span><text:span text:style-name="T17">ім., ч., інд.-авт., [8]. </text:span><text:span text:style-name="T9">Похідне від </text:span><text:span text:style-name="T26">дивний</text:span><text:span text:style-name="T9"> і </text:span><text:span text:style-name="T26">зір</text:span><text:span text:style-name="T9">.</text:span></text:h>
      <text:h text:style-name="P12" text:outline-level="1"><text:span text:style-name="T17">Там крила птаства рясно миготіли,/ мережилася зелень </text:span><text:span text:style-name="T21">дивновзором</text:span><text:span text:style-name="T17">,/ а душу вже поймав самодоходжень/ зухвалий холод і зухвалий жах. (П-2:118).</text:span></text:h>
      <text:h text:style-name="P14" text:outline-level="1"/>
      <text:h text:style-name="P12" text:outline-level="1"><text:span text:style-name="T42">Дитóчий</text:span><text:span text:style-name="T5">, -а, -е, </text:span><text:span text:style-name="T18">прикм., </text:span><text:span text:style-name="T17">інд.-авт., [???]. </text:span><text:span text:style-name="T5">Те саме, що дитячий.</text:span></text:h>
      <text:h text:style-name="P12" text:outline-level="1"><text:span text:style-name="T17">Клуні чорніє стріха,/ темний, як ніч, повій/ терпкістю дме з горіха,/ сумом – з </text:span><text:span text:style-name="T21">диточих</text:span><text:span text:style-name="T17"> вій. (П-2:27-28)</text:span></text:h>
      <text:h text:style-name="P14" text:outline-level="1"/>
      <text:h text:style-name="P12" text:outline-level="1"><text:span text:style-name="T42">Дляння</text:span><text:span text:style-name="T43">, -</text:span><text:span text:style-name="T5">я, </text:span><text:span text:style-name="T17">ім., с., інд.-авт., [1]. </text:span><text:span text:style-name="T5">Дія за знач. </text:span><text:span text:style-name="T27">дляти</text:span><text:span text:style-name="T5"> – не поспішати робити що-небудь; затягувати.</text:span></text:h>
      <text:h text:style-name="P12" text:outline-level="1"><text:soft-page-break/><text:span text:style-name="T17">У штольнях ночей вертикальних/ іде схарапуджене </text:span><text:span text:style-name="T21">дляння</text:span><text:span text:style-name="T17">/ всебезруху… (П-1:87).</text:span></text:h>
      <text:h text:style-name="P14" text:outline-level="1"/>
      <text:h text:style-name="P12" text:outline-level="1"><text:span text:style-name="T42">Додóсвіт</text:span><text:span text:style-name="T5">, -у, ім., </text:span><text:span text:style-name="T17">ч., інд.-авт., [???2]. </text:span><text:span text:style-name="T9">Світанок.</text:span></text:h>
      <text:h text:style-name="P12" text:outline-level="1"><text:span text:style-name="T17">Там ще </text:span><text:span text:style-name="T21">додосвіт</text:span><text:span text:style-name="T17">. Смерком облягло/ ледачі верби, сторожкі тополі… (П-2:13).</text:span></text:h>
      <text:h text:style-name="P14" text:outline-level="1"/>
      <text:h text:style-name="P12" text:outline-level="1"><text:span text:style-name="T42">Душекрóна</text:span><text:span text:style-name="T5">, -и, </text:span><text:span text:style-name="T17">ім., ж., інд.-авт., [8]. </text:span><text:span text:style-name="T9">Похідне від </text:span><text:span text:style-name="T26">душá</text:span><text:span text:style-name="T9"> і </text:span><text:span text:style-name="T26">крóна</text:span><text:span text:style-name="T9">.</text:span></text:h>
      <text:h text:style-name="P12" text:outline-level="1"><text:span text:style-name="T17">Ця розлука душ - / одна загасла, друга спалахнула/ (лиш не твоя, бо смертна павза вже/ обтяла зароділу </text:span><text:span text:style-name="T21">душекрону</text:span><text:span text:style-name="T17">)… (П-1:203).</text:span></text:h>
      <text:h text:style-name="P14" text:outline-level="1"/>
      <text:h text:style-name="P12" text:outline-level="1"><text:span text:style-name="T42">Живоднí</text:span><text:span text:style-name="T5">, -íв, </text:span><text:span text:style-name="T17">ім., мн., інд.-авт., [8]. </text:span><text:span text:style-name="T9">Похідне від </text:span><text:span text:style-name="T26">живий</text:span><text:span text:style-name="T9"> і </text:span><text:span text:style-name="T26">дні</text:span><text:span text:style-name="T9">.</text:span></text:h>
      <text:h text:style-name="P12" text:outline-level="1"><text:span text:style-name="T17">Коли протліла згага </text:span><text:span text:style-name="T21">живоднів</text:span><text:span text:style-name="T17">/ ураз попустить серце, ніби напад/ нагальної недуги, в смертний запад,/ у феєричні полиски жалів. (П-1:62).</text:span></text:h>
      <text:h text:style-name="P14" text:outline-level="1"/>
      <text:h text:style-name="P12" text:outline-level="1"><text:span text:style-name="T42">Життєсмéрть</text:span><text:span text:style-name="T5">, -і, </text:span><text:span text:style-name="T17">ім., ж., інд.-авт., [8]. </text:span><text:span text:style-name="T9">Похідне від </text:span><text:span text:style-name="T26">життя</text:span><text:span text:style-name="T9"> і </text:span><text:span text:style-name="T26">смерть</text:span><text:span text:style-name="T9">.</text:span></text:h>
      <text:h text:style-name="P12" text:outline-level="1"><text:span text:style-name="T17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21">життєсмерть</text:span><text:span text:style-name="T17">. (П-1:83).</text:span></text:h>
      <text:h text:style-name="P14" text:outline-level="1"/>
      <text:h text:style-name="P12" text:outline-level="1"><text:span text:style-name="T42">Життєтóки</text:span><text:span text:style-name="T5">, -ів, </text:span><text:span text:style-name="T17">ім., мн., інд.-авт., [8]. </text:span><text:span text:style-name="T9">Похідне від </text:span><text:span text:style-name="T26">життя</text:span><text:span text:style-name="T9"> і </text:span><text:span text:style-name="T26">тóки</text:span><text:span text:style-name="T9">.</text:span></text:h>
      <text:h text:style-name="P12" text:outline-level="1"><text:span text:style-name="T17">Нарешті збір, нарешті збір померлих днів і років,/ мов ґрати чорних спроневір і ярих </text:span><text:span text:style-name="T21">життєтоків</text:span><text:span text:style-name="T17">… (П-2:131).</text:span></text:h>
      <text:h text:style-name="P14" text:outline-level="1"/>
      <text:h text:style-name="P12" text:outline-level="1"><text:span text:style-name="T42">За-світи</text:span><text:span text:style-name="T5">, -ів, </text:span><text:span text:style-name="T17">ім., мн. інд.-авт., [9]. </text:span><text:span text:style-name="T9">Похідне від </text:span><text:span text:style-name="T26">за</text:span><text:span text:style-name="T9"> і </text:span><text:span text:style-name="T26">світи</text:span><text:span text:style-name="T9"> – те, що знаходиться за світом.</text:span></text:h>
      <text:h text:style-name="P12" text:outline-level="1"><text:span text:style-name="T17">І не держу надії в бозі,/ коли пірвався в </text:span><text:span text:style-name="T21">за-світи</text:span><text:span text:style-name="T17">. (П-2:195).</text:span></text:h>
      <text:h text:style-name="P14" text:outline-level="1"/>
      <text:h text:style-name="P12" text:outline-level="1"><text:span text:style-name="T42">Зимносхíд</text:span><text:span text:style-name="T5">, -у, </text:span><text:span text:style-name="T17">ім., ч., інд.-авт., [8]. </text:span><text:span text:style-name="T9">Похідне від </text:span><text:span text:style-name="T26">зимно</text:span><text:span text:style-name="T9"> і </text:span><text:span text:style-name="T26">сходити</text:span><text:span text:style-name="T9">.</text:span></text:h>
      <text:h text:style-name="P12" text:outline-level="1"><text:span text:style-name="T17">Довкруги - / лише вітри з шпаркого </text:span><text:span text:style-name="T21">зимносходу</text:span><text:span text:style-name="T17">. (П-1:173).</text:span></text:h>
      <text:h text:style-name="P14" text:outline-level="1"><text:soft-page-break/></text:h>
      <text:h text:style-name="P12" text:outline-level="1"><text:span text:style-name="T42">Знеголоснíл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зне</text:span><text:span text:style-name="T9"> і </text:span><text:span text:style-name="T26">голосити</text:span><text:span text:style-name="T9"> — позбавлений голосу.</text:span></text:h>
      <text:h text:style-name="P12" text:outline-level="1"><text:span text:style-name="T17">…це кождочасне поривання в смерть ,/ щоб з неї виринати <text:s/>в знавіснілий/ хрипкий чи геть </text:span><text:span text:style-name="T21">знеголоснілий</text:span><text:span text:style-name="T17"> крик. (П-1:121).</text:span></text:h>
      <text:h text:style-name="P14" text:outline-level="1"/>
      <text:h text:style-name="P12" text:outline-level="1"><text:span text:style-name="T42">Золотокíнва</text:span><text:span text:style-name="T5">, -и, </text:span><text:span text:style-name="T17">ім., ж., інд.-авт., [8]. </text:span><text:span text:style-name="T9">Похідне від </text:span><text:span text:style-name="T26">золотий</text:span><text:span text:style-name="T9"> і </text:span><text:span text:style-name="T26">кíнва</text:span><text:span text:style-name="T9">.</text:span></text:h>
      <text:h text:style-name="P12" text:outline-level="1"><text:span text:style-name="T21">Золотокінва</text:span><text:span text:style-name="T17"> – пади-но,/ спади з лиця в глиб-синь-серця. (П-2:191).</text:span></text:h>
      <text:h text:style-name="P14" text:outline-level="1"/>
      <text:h text:style-name="P12" text:outline-level="1"><text:span text:style-name="T25">З-</text:span><text:span text:style-name="T42">понадсвíтній</text:span><text:span text:style-name="T5">, -я, -є, </text:span><text:span text:style-name="T18">прикм., </text:span><text:span text:style-name="T17">інд.-авт., [???9]. </text:span><text:span text:style-name="T9">Похідне від </text:span><text:span text:style-name="T26">з</text:span><text:span text:style-name="T9">, </text:span><text:span text:style-name="T26">понад</text:span><text:span text:style-name="T9"> і </text:span><text:span text:style-name="T26">світ</text:span><text:span text:style-name="T9">. З іншого світу.</text:span></text:h>
      <text:h text:style-name="P12" text:outline-level="1"><text:span text:style-name="T17">…аж сіла зірка на дроту й щебече/ і сяє горлом – </text:span><text:span text:style-name="T21">з-понадсвітній</text:span><text:span text:style-name="T17"> спів. (П-2:120).</text:span></text:h>
      <text:h text:style-name="P14" text:outline-level="1"/>
      <text:h text:style-name="P12" text:outline-level="1"><text:span text:style-name="T42">Іспередлíт</text:span><text:span text:style-name="T5">, </text:span><text:span text:style-name="T17">присл., інд.-авт., [???8]. </text:span><text:span text:style-name="T5">Те саме, що справіків.</text:span></text:h>
      <text:h text:style-name="P12" text:outline-level="1"><text:span text:style-name="T17">Ось твоя подоба/ подвижництво людське – </text:span><text:span text:style-name="T21">іспереділіт</text:span><text:span text:style-name="T17">. (П-2:158).</text:span></text:h>
      <text:h text:style-name="P14" text:outline-level="1"/>
      <text:h text:style-name="P12" text:outline-level="1"><text:span text:style-name="T42">Крайóкрай</text:span><text:span text:style-name="T5">, крайóкраю, </text:span><text:span text:style-name="T17">ім., ч., інд.-авт., [8]. </text:span><text:span text:style-name="T9">Похідне від </text:span><text:span text:style-name="T26">край</text:span><text:span text:style-name="T9"> і </text:span><text:span text:style-name="T26">край</text:span><text:span text:style-name="T9">.</text:span></text:h>
      <text:h text:style-name="P12" text:outline-level="1"><text:span text:style-name="T17">З </text:span><text:span text:style-name="T21">крайокраю</text:span><text:span text:style-name="T17">, з цієї високості,/ пади, згорнувши крила, до долин… (П-1:40); Єси ти за </text:span><text:span text:style-name="T21">крайокраєм</text:span><text:span text:style-name="T17">, чаїшся/ од мого неоговтаного погляду… (П-1:91).</text:span></text:h>
      <text:h text:style-name="P14" text:outline-level="1"/>
      <text:h text:style-name="P12" text:outline-level="1"><text:span text:style-name="T42">Крайсебé</text:span><text:span text:style-name="T5">, </text:span><text:span text:style-name="T18">присл., </text:span><text:span text:style-name="T17">інд.-авт., [11]. </text:span><text:span text:style-name="T9">Похідне від </text:span><text:span text:style-name="T26">край</text:span><text:span text:style-name="T9"> і </text:span><text:span text:style-name="T26">себé</text:span><text:span text:style-name="T9">.</text:span></text:h>
      <text:h text:style-name="P12" text:outline-level="1"><text:span text:style-name="T17">І не зайти за дальні далечі./ І за </text:span><text:span text:style-name="T21">крайсебе</text:span><text:span text:style-name="T17"> не зайти . (П-1:96).</text:span></text:h>
      <text:h text:style-name="P14" text:outline-level="1"/>
      <text:h text:style-name="P12" text:outline-level="1"><text:span text:style-name="T42">Крайчáс</text:span><text:span text:style-name="T5">, -у, </text:span><text:span text:style-name="T17">ім., ч., інд.-авт., [11]. </text:span><text:span text:style-name="T9">Похідне від </text:span><text:span text:style-name="T26">край</text:span><text:span text:style-name="T9"> і </text:span><text:span text:style-name="T26">час</text:span><text:span text:style-name="T9">.</text:span></text:h>
      <text:h text:style-name="P12" text:outline-level="1"><text:span text:style-name="T17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21">крайчасу</text:span><text:span text:style-name="T17">,/ за прапервні. (П-1:57).</text:span></text:h>
      <text:h text:style-name="P14" text:outline-level="1"/>
      <text:h text:style-name="P12" text:outline-level="1"><text:soft-page-break/><text:span text:style-name="T42">Криволéт</text:span><text:span text:style-name="T5">, -у, </text:span><text:span text:style-name="T17">ім., ч., інд.-авт., [8]. </text:span><text:span text:style-name="T9">Похідне від </text:span><text:span text:style-name="T26">кривий</text:span><text:span text:style-name="T9"> і </text:span><text:span text:style-name="T26">лет</text:span><text:span text:style-name="T9">.</text:span></text:h>
      <text:h text:style-name="P12" text:outline-level="1"><text:span text:style-name="T17">…ця колотнеча/ надій і спроневіри, </text:span><text:span text:style-name="T21">криволет</text:span><text:span text:style-name="T17">/ лякливих ауспіцій, що в безгуччі/ шершаваими крильми прошерхотять / і всядуться на голові… (П-1:121).</text:span></text:h>
      <text:h text:style-name="P14" text:outline-level="1"/>
      <text:h text:style-name="P12" text:outline-level="1"><text:span text:style-name="T42">Крик-зелó</text:span><text:span text:style-name="T43">, -</text:span><text:span text:style-name="T5">á, </text:span><text:span text:style-name="T17">ім., ч., інд.-авт., [9]. </text:span><text:span text:style-name="T9">Похідне від </text:span><text:span text:style-name="T26">крик</text:span><text:span text:style-name="T9"> і </text:span><text:span text:style-name="T26">зелó</text:span><text:span text:style-name="T9">.</text:span></text:h>
      <text:h text:style-name="P12" text:outline-level="1"><text:span text:style-name="T17">Обміліла/ криниця. А верба пустила/ гарячі брості – в </text:span><text:span text:style-name="T21">крик-зело.</text:span><text:span text:style-name="T17"> (П-1:84).</text:span></text:h>
      <text:h text:style-name="P14" text:outline-level="1"/>
      <text:h text:style-name="P12" text:outline-level="1"><text:span text:style-name="T42">Крилатолéзо</text:span><text:span text:style-name="T5">, </text:span><text:span text:style-name="T18">присл., </text:span><text:span text:style-name="T17">інд.-авт., [8]. </text:span><text:span text:style-name="T9">Похідне від </text:span><text:span text:style-name="T26">крилáтий</text:span><text:span text:style-name="T9"> і </text:span><text:span text:style-name="T26">лéзо</text:span><text:span text:style-name="T9">.</text:span></text:h>
      <text:h text:style-name="P12" text:outline-level="1"><text:span text:style-name="T17">Криваво рветься з нього вороння/ майбутнього. Летить </text:span><text:span text:style-name="T21">крилатолезо</text:span><text:span text:style-name="T17">/ понад проваллям яру… (П-1:29).</text:span></text:h>
      <text:h text:style-name="P14" text:outline-level="1"/>
      <text:h text:style-name="P12" text:outline-level="1"><text:span text:style-name="T42">Крихкокриця</text:span><text:span text:style-name="T5">, -і, </text:span><text:span text:style-name="T17">ім., ж., інд.-авт., [8]. </text:span><text:span text:style-name="T9">Похідне від </text:span><text:span text:style-name="T26">крихкий</text:span><text:span text:style-name="T9"> і </text:span><text:span text:style-name="T26">криця</text:span><text:span text:style-name="T9">.</text:span></text:h>
      <text:h text:style-name="P12" text:outline-level="1"><text:span text:style-name="T17">І ти щербата доле </text:span><text:span text:style-name="T21">крихкокрице</text:span><text:span text:style-name="T17">,/ давно вже сонце перед нас зайшло,/ бо нашу путь пісками замело,/ хто ж нам воздасть за битий шлях, сторице. (П-2:292).</text:span></text:h>
      <text:h text:style-name="P14" text:outline-level="1"/>
      <text:h text:style-name="P12" text:outline-level="1"><text:span text:style-name="T42">Марничити</text:span><text:span text:style-name="T5">, -чу, -чиш, дієсл., </text:span><text:span text:style-name="T17">недок., перех., інд.-авт., [1]. </text:span><text:span text:style-name="T5">Дієслово до </text:span><text:span text:style-name="T27">марний</text:span><text:span text:style-name="T5"> – худий, мізерний, блідий.</text:span></text:h>
      <text:h text:style-name="P12" text:outline-level="1"><text:span text:style-name="T17">І двері на замку,/ ні душечки – довкола,/ лиш зозулі – ку-ку! - / </text:span><text:span text:style-name="T21">марничать</text:span><text:span text:style-name="T17"> і спроквола. (П-2:19).</text:span></text:h>
      <text:h text:style-name="P14" text:outline-level="1"/>
      <text:h text:style-name="P12" text:outline-level="1"><text:span text:style-name="T42">Межигóни</text:span><text:span text:style-name="T5">, -ів, </text:span><text:span text:style-name="T17">ім., мн., інд.-авт., [8]. </text:span><text:span text:style-name="T9">Похідне від </text:span><text:span text:style-name="T26">мéжи</text:span><text:span text:style-name="T9"> і </text:span><text:span text:style-name="T26">гін </text:span><text:span text:style-name="T9">(пор. межиріччя, межигір’я).</text:span></text:h>
      <text:h text:style-name="P12" text:outline-level="1"><text:span text:style-name="T17">Що б то нам/ посовгнути – ці </text:span><text:span text:style-name="T21">межигони</text:span><text:span text:style-name="T17"> часу,/ марудні </text:span><text:span text:style-name="T21">межигони</text:span><text:span text:style-name="T17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h>
      <text:h text:style-name="P14" text:outline-level="1"/>
      <text:h text:style-name="P12" text:outline-level="1"><text:span text:style-name="T42">Межисвíтній</text:span><text:span text:style-name="T5">, -я, -є, </text:span><text:span text:style-name="T18">прикм., </text:span><text:span text:style-name="T17">інд.-авт., [???]. </text:span><text:span text:style-name="T9">Міжсвітній.</text:span></text:h>
      <text:h text:style-name="P12" text:outline-level="1"><text:span text:style-name="T17">Ці сосни, вбрані в синій-синій іній,/ на взгір’я збіглі і завмерлі, мерехтом - / чи то цвинтарним ачи </text:span><text:span text:style-name="T21">межисвітнім</text:span><text:span text:style-name="T17"> - / мені відкрили візерунки душ… (П-1:79).</text:span></text:h>
      <text:h text:style-name="P14" text:outline-level="1"><text:soft-page-break/></text:h>
      <text:h text:style-name="P12" text:outline-level="1"><text:span text:style-name="T42">Мертвокрил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мéртвий</text:span><text:span text:style-name="T9"> і </text:span><text:span text:style-name="T26">крилó</text:span><text:span text:style-name="T9">.</text:span></text:h>
      <text:h text:style-name="P12" text:outline-level="1"><text:span text:style-name="T17">А </text:span><text:span text:style-name="T21">мертвокрилі</text:span><text:span text:style-name="T17"> стугонять стимфали,/ напевну провіщаючи біду,/ що ослонила біле опахало/ і по моєму нишпорить сліду. (П-2:110).</text:span></text:h>
      <text:h text:style-name="P14" text:outline-level="1"/>
      <text:h text:style-name="P12" text:outline-level="1"><text:span text:style-name="T42">Молодощáстя</text:span><text:span text:style-name="T5">, -я, </text:span><text:span text:style-name="T17">ім., с., інд.-авт., [8]. </text:span><text:span text:style-name="T9">Похідне від </text:span><text:span text:style-name="T26">молодий</text:span><text:span text:style-name="T9"> і </text:span><text:span text:style-name="T26">щáстя</text:span><text:span text:style-name="T9">.</text:span></text:h>
      <text:h text:style-name="P12" text:outline-level="1"><text:span text:style-name="T17">Ти десь живеш на призабутім березі/ моїх змілілих пам’ятей. Блукаєш/ пустелею моїх </text:span><text:span text:style-name="T21">молодощасть</text:span><text:span text:style-name="T17">,/ як біла тінь суворої скорботи. (П-1:52).</text:span></text:h>
      <text:h text:style-name="P14" text:outline-level="1"/>
      <text:h text:style-name="P12" text:outline-level="1"><text:span text:style-name="T42">НÁдвищ</text:span><text:span text:style-name="T5">, -і, </text:span><text:span text:style-name="T17">ім., ж., інд.-авт., [???2]. </text:span><text:span text:style-name="T9">Похідне від </text:span><text:span text:style-name="T26">височíнь.</text:span></text:h>
      <text:h text:style-name="P12" text:outline-level="1"><text:span text:style-name="T17">У небо, у </text:span><text:span text:style-name="T21">надвищ</text:span><text:span text:style-name="T17">, за хмари за чорні/ до сонця, Ікаре, спрямовуй свій лет! (П-1:98).</text:span></text:h>
      <text:h text:style-name="P14" text:outline-level="1"/>
      <text:h text:style-name="P12" text:outline-level="1"><text:span text:style-name="T42">Наднéбо</text:span><text:span text:style-name="T5">, -а, </text:span><text:span text:style-name="T17">ім., с., інд.-авт., [11]. </text:span><text:span text:style-name="T9">Похідне від </text:span><text:span text:style-name="T26">над</text:span><text:span text:style-name="T9"> і </text:span><text:span text:style-name="T26">нéбо</text:span><text:span text:style-name="T9">. </text:span></text:h>
      <text:h text:style-name="P12" text:outline-level="1"><text:span text:style-name="T17">Були мої моління всує - / Бог не почув і не простив,/ і вже її душа прямує/ в </text:span><text:span text:style-name="T21">наднеба</text:span><text:span text:style-name="T17"> синь. (П-2:114).</text:span></text:h>
      <text:h text:style-name="P14" text:outline-level="1"/>
      <text:h text:style-name="P12" text:outline-level="1"><text:span text:style-name="T42">НадÓкруж</text:span><text:span text:style-name="T5">, </text:span><text:span text:style-name="T17">незм., присл., інд.-авт., [???]. </text:span><text:span text:style-name="T9">Навкруги.</text:span></text:h>
      <text:h text:style-name="P12" text:outline-level="1"><text:span text:style-name="T17">А </text:span><text:span text:style-name="T21">надокруж</text:span><text:span text:style-name="T17"> – майстри заплічні/ стежок – ганебних і величних. (П-2:165).</text:span></text:h>
      <text:h text:style-name="P14" text:outline-level="1"/>
      <text:h text:style-name="P12" text:outline-level="1"><text:span text:style-name="T42">Надторóси</text:span><text:span text:style-name="T5">, -ів, </text:span><text:span text:style-name="T17">ім., мн., інд.-авт., [???2]. </text:span><text:span text:style-name="T5">Похідне від </text:span><text:span text:style-name="T27">над</text:span><text:span text:style-name="T5"> і </text:span><text:span text:style-name="T25">торóси</text:span><text:span text:style-name="T5">.</text:span></text:h>
      <text:h text:style-name="P12" text:outline-level="1"><text:span text:style-name="T17">…оце світіння полохких світань/ світів жертовних, що мене запалює/ всенепогасним і ламким, як крига,/ огнем співучих </text:span><text:span text:style-name="T21">надторосів</text:span><text:span text:style-name="T17"> – криг. (П-1:80).</text:span></text:h>
      <text:h text:style-name="P14" text:outline-level="1"/>
      <text:h text:style-name="P12" text:outline-level="1"><text:span text:style-name="T42">Нáкрик</text:span><text:span text:style-name="T5">, -у, </text:span><text:span text:style-name="T17">ім., ч., інд.-авт., [2]. </text:span><text:span text:style-name="T9">Похідне від </text:span><text:span text:style-name="T26">крик.</text:span></text:h>
      <text:h text:style-name="P12" text:outline-level="1"><text:span text:style-name="T17">Отой прощальний змах тонкоголосий/ тремтливої руки, той голий </text:span><text:span text:style-name="T21">накрик</text:span><text:span text:style-name="T17"> - / пункти рами – щербати й яр, той пагорб - / яким зигзагом путь тобі значив? (П-1:124).</text:span></text:h>
      <text:h text:style-name="P14" text:outline-level="1"/>
      <text:h text:style-name="P12" text:outline-level="1"><text:soft-page-break/><text:span text:style-name="T42">Нáмерзи</text:span><text:span text:style-name="T5">, -ів, </text:span><text:span text:style-name="T17">ім., мн., інд.-авт., [2]. </text:span><text:span text:style-name="T9">Похідне від </text:span><text:span text:style-name="T26">мéрзнути.</text:span></text:h>
      <text:h text:style-name="P12" text:outline-level="1"><text:span text:style-name="T17">О скрипки тьмавий гуд – мов скапує живиця,/ зникають </text:span><text:span text:style-name="T21">намерзи</text:span><text:span text:style-name="T17"> і вже хмеліє гін/ дзвінкого дерева… (П-2:155).</text:span></text:h>
      <text:h text:style-name="P14" text:outline-level="1"/>
      <text:h text:style-name="P12" text:outline-level="1"><text:span text:style-name="T42">Напівбажáння</text:span><text:span text:style-name="T5">, -я, </text:span><text:span text:style-name="T17">ім., с., інд.-авт., [???2]. </text:span><text:span text:style-name="T9">Похідне від </text:span><text:span text:style-name="T26">напíв</text:span><text:span text:style-name="T9"> і </text:span><text:span text:style-name="T26">бажáння</text:span><text:span text:style-name="T9">.</text:span></text:h>
      <text:h text:style-name="P12" text:outline-level="1"><text:span text:style-name="T17">Напівступою,/ як над собою винесений крок/ задумався і скляк. </text:span><text:span text:style-name="T21">Напівбажання</text:span><text:span text:style-name="T17">,/ на півваганні втяте. (П-1:57).</text:span></text:h>
      <text:h text:style-name="P14" text:outline-level="1"/>
      <text:h text:style-name="P12" text:outline-level="1"><text:span text:style-name="T44">Напівступá</text:span><text:span text:style-name="T35">, -и</text:span><text:span text:style-name="T38"></text:span><text:span text:style-name="T35">, </text:span><text:span text:style-name="T17">ім., </text:span><text:span text:style-name="T33">ж., інд.-авт., [???</text:span><text:span text:style-name="T18">2</text:span><text:span text:style-name="T33">]. </text:span><text:span text:style-name="T36">Похідне від </text:span><text:span text:style-name="T26">напíв</text:span><text:span text:style-name="T36"> і </text:span><text:span text:style-name="T37">ступа</text:span><text:span text:style-name="T36">.</text:span></text:h>
      <text:h text:style-name="P12" text:outline-level="1"><text:span text:style-name="T21">Напівступою</text:span><text:span text:style-name="T17">,/ як над собою винесений крок/ задумався і скляк. Напівбажання,/ на півваганні втяте. (П-1:57).</text:span></text:h>
      <text:h text:style-name="P14" text:outline-level="1"/>
      <text:h text:style-name="P12" text:outline-level="1"><text:span text:style-name="T42">Нáхлюпи</text:span><text:span text:style-name="T5">, -ів, </text:span><text:span text:style-name="T17">ім., мн., інд.-авт., [2]. </text:span><text:span text:style-name="T9">Похідне від </text:span><text:span text:style-name="T26">хлюпати</text:span><text:span text:style-name="T9">.</text:span></text:h>
      <text:h text:style-name="P12" text:outline-level="1"><text:span text:style-name="T17">Покірні вітру, </text:span><text:span text:style-name="T21">нахлюпи</text:span><text:span text:style-name="T17"> щедрот/ з убогого жебрацького бенкету,/ відвирувавши, котяться у Лету,/ в таночок взявши кревних і заброд.(П-1:101).</text:span></text:h>
      <text:h text:style-name="P14" text:outline-level="1"/>
      <text:h text:style-name="P12" text:outline-level="1"><text:span text:style-name="T42">Обакрáй</text:span><text:span text:style-name="T5">, -ю, </text:span><text:span text:style-name="T17">ім., ч., інд.-авт., [11]. </text:span><text:span text:style-name="T9">Похідне від </text:span><text:span text:style-name="T26">óба</text:span><text:span text:style-name="T9"> і </text:span><text:span text:style-name="T26">край</text:span><text:span text:style-name="T9"> – на обидва боки.</text:span></text:h>
      <text:h text:style-name="P12" text:outline-level="1"><text:span text:style-name="T17">З ціложиттєвого ждання/ Ти смерть на кілька літ відтрутив,/ аби почути пахощ рути/ і в неї впасти навмання - / з усіх розлук – на </text:span><text:span text:style-name="T21">обакрай</text:span><text:span text:style-name="T17">/ Вітчизни – і яви, і мрії. (П-2:19).</text:span></text:h>
      <text:h text:style-name="P14" text:outline-level="1"/>
      <text:h text:style-name="P12" text:outline-level="1"><text:span text:style-name="T42">Обоюдожáлий</text:span><text:span text:style-name="T5">, -а, -е, </text:span><text:span text:style-name="T18">прикм., </text:span><text:span text:style-name="T17">інд.-авт., </text:span><text:span text:style-name="T30">[???].</text:span></text:h>
      <text:h text:style-name="P12" text:outline-level="1"><text:span text:style-name="T17">Та мури, мов із мертвих всталі,/ похмуро мовили: чекай,/ ще обрадіє із печалі/ твій </text:span><text:span text:style-name="T21">обоюдожалий</text:span><text:span text:style-name="T17"> край. (П-1:36).</text:span></text:h>
      <text:h text:style-name="P14" text:outline-level="1"/>
      <text:h text:style-name="P12" text:outline-level="1"><text:span text:style-name="T42">ОвÓгнений</text:span><text:span text:style-name="T5">, -а, -е, </text:span><text:span text:style-name="T17">інд.-авт., [4]. </text:span><text:span text:style-name="T9">Дієпр. від </text:span><text:span text:style-name="T26">вогóнь</text:span><text:span text:style-name="T9">. Охоплений вогнем.</text:span></text:h>
      <text:h text:style-name="P12" text:outline-level="1"><text:span text:style-name="T17">Та за тобою небо запалало,/ </text:span><text:span text:style-name="T21">овогнене</text:span><text:span text:style-name="T17"> грозою стожалів. (П-2:68).</text:span></text:h>
      <text:h text:style-name="P14" text:outline-level="1"/>
      <text:h text:style-name="P12" text:outline-level="1"><text:span text:style-name="T42">Огрáння</text:span><text:span text:style-name="T5">, -я, </text:span><text:span text:style-name="T17">ім., с., інд.-авт., [1]. </text:span><text:span text:style-name="T12">Похідне від </text:span><text:span text:style-name="T27">огрáнювати</text:span><text:span text:style-name="T5"> – шліфуючи </text:span><text:soft-page-break/><text:span text:style-name="T5">поверхню чого-небудь, робити на ній грані.</text:span></text:h>
      <text:h text:style-name="P12" text:outline-level="1"><text:span text:style-name="T17">У зашморзі бід/ аж зайшовся кривий од волання борлак,/ аж </text:span><text:span text:style-name="T21">огранням</text:span><text:span text:style-name="T17"> дзеркал заросилася кров! (П-1:33).</text:span></text:h>
      <text:h text:style-name="P14" text:outline-level="1"/>
      <text:h text:style-name="P12" text:outline-level="1"><text:span text:style-name="T42">Озлíння</text:span><text:span text:style-name="T5">, -я, </text:span><text:span text:style-name="T17">ім., ж., інд.-авт., [4]. Похідне від </text:span><text:span text:style-name="T24">зл</text:span><text:span text:style-name="T23">и</text:span><text:span text:style-name="T24">тися</text:span><text:span text:style-name="T17">.</text:span></text:h>
      <text:h text:style-name="P12" text:outline-level="1"><text:span text:style-name="T17">А шал який! Яке </text:span><text:span text:style-name="T21">озління</text:span><text:span text:style-name="T17">!/ О білий світе-блекота. (П-1:132).</text:span></text:h>
      <text:h text:style-name="P14" text:outline-level="1"/>
      <text:h text:style-name="P12" text:outline-level="1"><text:span text:style-name="T42">Ошрóття</text:span><text:span text:style-name="T5">, -я, </text:span><text:span text:style-name="T17">ім., збірн., інд.-авт., [4]. </text:span><text:span text:style-name="T5">Те саме, що шріт – дріб.</text:span></text:h>
      <text:h text:style-name="P12" text:outline-level="1"><text:span text:style-name="T17">І тінь біжить – поверхи давніх днів./ І заволока – на </text:span><text:span text:style-name="T21">ошроття</text:span><text:span text:style-name="T17"> часу. (П-1:137).</text:span></text:h>
      <text:h text:style-name="P14" text:outline-level="1"/>
      <text:h text:style-name="P12" text:outline-level="1"><text:span text:style-name="T42">Пáверх</text:span><text:span text:style-name="T5">, -у, </text:span><text:span text:style-name="T17">ім., ч., інд.-авт., [11]. </text:span><text:span text:style-name="T9">Похідне від </text:span><text:span text:style-name="T26">па</text:span><text:span text:style-name="T9">... (“подібний”) </text:span><text:span text:style-name="T26">верх</text:span><text:span text:style-name="T9">. Щось, що нагадує верх.</text:span></text:h>
      <text:h text:style-name="P12" text:outline-level="1"><text:span text:style-name="T17">Тут </text:span><text:span text:style-name="T21">паверх</text:span><text:span text:style-name="T17">, паниз, пажиття і паскін,/ переступай лискуче лезо меж,/ і рідні лиця за порожні маски/ тобі здадуться з понадгірних веж. (П-1:167).</text:span></text:h>
      <text:h text:style-name="P14" text:outline-level="1"/>
      <text:h text:style-name="P12" text:outline-level="1"><text:span text:style-name="T42">Пажиття</text:span><text:span text:style-name="T5">, -я, </text:span><text:span text:style-name="T17">ім., с., інд.-авт., [11]. </text:span><text:span text:style-name="T9">Похідне від </text:span><text:span text:style-name="T26">па</text:span><text:span text:style-name="T9">... (“подібний”) і </text:span><text:span text:style-name="T26">життя</text:span><text:span text:style-name="T9">. Щось, що нагадує життя.</text:span></text:h>
      <text:h text:style-name="P12" text:outline-level="1"><text:span text:style-name="T17">Тут паверх, паниз, </text:span><text:span text:style-name="T21">пажиття</text:span><text:span text:style-name="T17"> і паскін,/ переступай лискуче лезо меж,/ і рідні лиця за порожні маски/ тобі здадуться з понадгірних веж. (П-1:167).</text:span></text:h>
      <text:h text:style-name="P14" text:outline-level="1"/>
      <text:h text:style-name="P12" text:outline-level="1"><text:span text:style-name="T42">Пáниз</text:span><text:span text:style-name="T5">, -у, </text:span><text:span text:style-name="T17">ім., ч., інд.-авт., [11]. </text:span><text:span text:style-name="T9">Похідне від </text:span><text:span text:style-name="T26">па</text:span><text:span text:style-name="T9">... (“подібний”) і </text:span><text:span text:style-name="T26">низ</text:span><text:span text:style-name="T9">. Щось, що нагадує низ.</text:span></text:h>
      <text:h text:style-name="P12" text:outline-level="1"><text:span text:style-name="T17">Тут паверх, </text:span><text:span text:style-name="T21">паниз</text:span><text:span text:style-name="T17">, пажиття і паскін,/ переступай лискуче лезо меж,/ і рідні лиця за порожні маски/ тобі здадуться з понадгірних веж. (П-1:167).</text:span></text:h>
      <text:h text:style-name="P14" text:outline-level="1"/>
      <text:h text:style-name="P12" text:outline-level="1"><text:span text:style-name="T42">Парура</text:span><text:span text:style-name="T5">, -и, </text:span><text:span text:style-name="T17">ім., ж., інд.-авт., [11]. </text:span><text:span text:style-name="T9">Похідне від </text:span><text:span text:style-name="T26">па</text:span><text:span text:style-name="T9">... (“подібний”) і </text:span><text:span text:style-name="T26">рýра</text:span><text:span text:style-name="T9">. Щось, що подібне до рури.</text:span></text:h>
      <text:h text:style-name="P12" text:outline-level="1"><text:span text:style-name="T17">Те безмежжя сил,/ розбурханих од молодого болю,/ ті </text:span><text:span text:style-name="T21">парури</text:span><text:span text:style-name="T17"> зусиль… (П-1:57).</text:span></text:h>
      <text:h text:style-name="P14" text:outline-level="1"/>
      <text:h text:style-name="P12" text:outline-level="1"><text:soft-page-break/><text:span text:style-name="T42">Пáскін</text:span><text:span text:style-name="T5">, пáскону, </text:span><text:span text:style-name="T17">ім., ч., інд.-авт., [11]. </text:span><text:span text:style-name="T9">Похідне від </text:span><text:span text:style-name="T26">па</text:span><text:span text:style-name="T9">... (“подібний”) і </text:span><text:span text:style-name="T26">скін</text:span><text:span text:style-name="T9">. Щось, що нагадує скін, почуття скону.</text:span></text:h>
      <text:h text:style-name="P12" text:outline-level="1"><text:span text:style-name="T17">Тут паверх, паниз, пажиття і </text:span><text:span text:style-name="T21">паскін</text:span><text:span text:style-name="T17">,/ переступай лискуче лезо меж,/ і рідні лиця за порожні маски/ тобі здадуться з понадгірних веж. (П-1:167).</text:span></text:h>
      <text:h text:style-name="P14" text:outline-level="1"/>
      <text:h text:style-name="P12" text:outline-level="1"><text:span text:style-name="T42">Пекельнозóр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пекельний </text:span><text:span text:style-name="T9">і </text:span><text:span text:style-name="T26">зір</text:span><text:span text:style-name="T9">.</text:span></text:h>
      <text:h text:style-name="P12" text:outline-level="1"><text:span text:style-name="T17">Мигоче, мов відьмак, паркан </text:span><text:span text:style-name="T21">пекельнозорий</text:span><text:span text:style-name="T17">,/ за голосом покори душа рушає вспак. (П-2:31).</text:span></text:h>
      <text:h text:style-name="P14" text:outline-level="1"/>
      <text:h text:style-name="P12" text:outline-level="1"><text:span text:style-name="T42">Піввагáння</text:span><text:span text:style-name="T5">, -я, </text:span><text:span text:style-name="T17">ім., с., інд.-авт., [2]. </text:span><text:span text:style-name="T9">Похідне від </text:span><text:span text:style-name="T26">пів</text:span><text:span text:style-name="T9"> і </text:span><text:span text:style-name="T26">вагáння</text:span><text:span text:style-name="T9">.</text:span></text:h>
      <text:h text:style-name="P12" text:outline-level="1"><text:span text:style-name="T17">Напівступою,/ як над собою винесений крок/ задумався і скляк. Напівбажання,/ на </text:span><text:span text:style-name="T21">півваганні</text:span><text:span text:style-name="T17"> втяте. (П-1:57).</text:span></text:h>
      <text:h text:style-name="P14" text:outline-level="1"/>
      <text:h text:style-name="P12" text:outline-level="1"><text:span text:style-name="T42">Півдуші</text:span><text:span text:style-name="T5">, півдýш, </text:span><text:span text:style-name="T17">ім., мн., інд.-авт., [2]. </text:span><text:span text:style-name="T9">Похідне від </text:span><text:span text:style-name="T26">пів</text:span><text:span text:style-name="T9"> і </text:span><text:span text:style-name="T26">душі</text:span><text:span text:style-name="T9">.</text:span></text:h>
      <text:h text:style-name="P12" text:outline-level="1"><text:span text:style-name="T17">О царство півсерць, півнадій, півпричалів,/ півзамірів царство, півзмаг і </text:span><text:span text:style-name="T21">півдуш</text:span><text:span text:style-name="T17">! (П-1:98).</text:span></text:h>
      <text:h text:style-name="P14" text:outline-level="1"/>
      <text:h text:style-name="P12" text:outline-level="1"><text:span text:style-name="T42">Півзáміри</text:span><text:span text:style-name="T5">, -ів, </text:span><text:span text:style-name="T17">ім., мн., інд.-авт., [2]. </text:span><text:span text:style-name="T9">Похідне від </text:span><text:span text:style-name="T26">пів</text:span><text:span text:style-name="T9"> і </text:span><text:span text:style-name="T26">зáміри</text:span><text:span text:style-name="T9">.</text:span></text:h>
      <text:h text:style-name="P12" text:outline-level="1"><text:span text:style-name="T17">О царство півсерць, півнадій, півпричалів,/ </text:span><text:span text:style-name="T21">півзамірів</text:span><text:span text:style-name="T17"> царство, півзмаг і півдуш! (П-1:98).</text:span></text:h>
      <text:h text:style-name="P14" text:outline-level="1"/>
      <text:h text:style-name="P12" text:outline-level="1"><text:span text:style-name="T42">Півзмáги</text:span><text:span text:style-name="T5">, півзмáг, </text:span><text:span text:style-name="T17">ім., мн., інд.-авт., [2]. </text:span><text:span text:style-name="T9">Похідне від </text:span><text:span text:style-name="T26">пів</text:span><text:span text:style-name="T9"> і </text:span><text:span text:style-name="T26">змагáння</text:span><text:span text:style-name="T9">.</text:span></text:h>
      <text:h text:style-name="P12" text:outline-level="1"><text:span text:style-name="T17">О царство півсерць, півнадій, півпричалів,/ півзамірів царство, </text:span><text:span text:style-name="T21">півзмаг</text:span><text:span text:style-name="T17"> і півдуш! (П-1:98).</text:span></text:h>
      <text:h text:style-name="P14" text:outline-level="1"/>
      <text:h text:style-name="P12" text:outline-level="1"><text:span text:style-name="T42">Півнадíї</text:span><text:span text:style-name="T5">, півнадíй, </text:span><text:span text:style-name="T17">ім., мн., інд.-авт., [2]. </text:span><text:span text:style-name="T9">Похідне від </text:span><text:span text:style-name="T26">пів</text:span><text:span text:style-name="T9"> і </text:span><text:span text:style-name="T26">надíї</text:span><text:span text:style-name="T9">.</text:span></text:h>
      <text:h text:style-name="P12" text:outline-level="1"><text:span text:style-name="T17">О царство півсерць, </text:span><text:span text:style-name="T21">півнадій</text:span><text:span text:style-name="T17">, півпричалів,/ півзамірів царство, півзмаг і півдуш! (П-1:98).</text:span></text:h>
      <text:h text:style-name="P14" text:outline-level="1"/>
      <text:h text:style-name="P12" text:outline-level="1"><text:soft-page-break/><text:span text:style-name="T42">Півнебéс</text:span><text:span text:style-name="T5">, півнебéс, </text:span><text:span text:style-name="T17">ім., мн., інд.-авт., [???2]. </text:span><text:span text:style-name="T9">Похідне від </text:span><text:span text:style-name="T26">пів</text:span><text:span text:style-name="T9"> і </text:span><text:span text:style-name="T26">небесá</text:span><text:span text:style-name="T9">.</text:span></text:h>
      <text:h text:style-name="P12" text:outline-level="1"><text:span text:style-name="T17">І з тих затятих здвоєних ночей/ на </text:span><text:span text:style-name="T21">півнебес</text:span><text:span text:style-name="T17"> зажевріло б іржання/ чи сиваша чи привиду. (П-1:156).</text:span></text:h>
      <text:h text:style-name="P14" text:outline-level="1"/>
      <text:h text:style-name="P12" text:outline-level="1"><text:span text:style-name="T42">Півпричáли</text:span><text:span text:style-name="T5">, -ів, </text:span><text:span text:style-name="T17">ім., мн., інд.-авт., [2]. </text:span><text:span text:style-name="T9">Похідне від </text:span><text:span text:style-name="T26">пів</text:span><text:span text:style-name="T9"> і </text:span><text:span text:style-name="T26">причáли</text:span><text:span text:style-name="T9">.</text:span></text:h>
      <text:h text:style-name="P12" text:outline-level="1"><text:span text:style-name="T17">О царство півсерць, півнадій, </text:span><text:span text:style-name="T21">півпричалів</text:span><text:span text:style-name="T17">,/ півзамірів царство, півзмаг і півдуш! (П-1:98).</text:span></text:h>
      <text:h text:style-name="P14" text:outline-level="1"/>
      <text:h text:style-name="P12" text:outline-level="1"><text:span text:style-name="T42">Повногóрля</text:span><text:span text:style-name="T5">, -я, </text:span><text:span text:style-name="T17">ім., с., інд.-авт., [8]. </text:span><text:span text:style-name="T9">Похідне від </text:span><text:span text:style-name="T26">пóвний</text:span><text:span text:style-name="T9"> і </text:span><text:span text:style-name="T26">гóрло</text:span><text:span text:style-name="T9">.</text:span></text:h>
      <text:h text:style-name="P12" text:outline-level="1"><text:span text:style-name="T17">До гори, до рік, до </text:span><text:span text:style-name="T21">повногорля</text:span><text:span text:style-name="T17">,/ повногруддям зобов’яж мене./ Кожним днем боліти, кожним днем/ виповняти серце власним горем. (П-2:200).</text:span></text:h>
      <text:h text:style-name="P14" text:outline-level="1"/>
      <text:h text:style-name="P12" text:outline-level="1"><text:span text:style-name="T42">Позапрóстір</text:span><text:span text:style-name="T5">, -стору, </text:span><text:span text:style-name="T17">ім., ч., інд.-авт., [2]. </text:span><text:span text:style-name="T9">Похідне від </text:span><text:span text:style-name="T26">пóза</text:span><text:span text:style-name="T9"> і </text:span><text:span text:style-name="T26">прóстір</text:span><text:span text:style-name="T9"> – той, що перебуває поза простором.</text:span></text:h>
      <text:h text:style-name="P12" text:outline-level="1"><text:span text:style-name="T17">Як вікна в </text:span><text:span text:style-name="T21">позапростір</text:span><text:span text:style-name="T17">, позачас,/ за мури німоти і всепокори,/ так світяться свічада, світлом хорі,/ і пильно задивляються крізь нас/ у сяйва… (П-1:66).</text:span></text:h>
      <text:h text:style-name="P14" text:outline-level="1"/>
      <text:h text:style-name="P12" text:outline-level="1"><text:span text:style-name="T42">Позачáс</text:span><text:span text:style-name="T5">, -у, </text:span><text:span text:style-name="T17">ім., ч., інд.-авт., [2]. </text:span><text:span text:style-name="T9">Похідне від </text:span><text:span text:style-name="T26">пóза</text:span><text:span text:style-name="T9"> і </text:span><text:span text:style-name="T26">час</text:span><text:span text:style-name="T9"> – той, що перебуває поза часом.</text:span></text:h>
      <text:h text:style-name="P12" text:outline-level="1"><text:span text:style-name="T17">Як вікна в позапростір, </text:span><text:span text:style-name="T21">позачас</text:span><text:span text:style-name="T17">,/ за мури німоти і всепокори,/ так світяться свічада, світлом хорі,/ і пильно задивляються крізь нас/ у сяйва… (П-1:66).</text:span></text:h>
      <text:h text:style-name="P14" text:outline-level="1"/>
      <text:h text:style-name="P12" text:outline-level="1"><text:span text:style-name="T42">Порожньосéрд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порóжній</text:span><text:span text:style-name="T9"> і </text:span><text:span text:style-name="T26">сéрце</text:span><text:span text:style-name="T9">.</text:span></text:h>
      <text:h text:style-name="P12" text:outline-level="1"><text:span text:style-name="T21">Порожньосердий</text:span><text:span text:style-name="T17"> вибільшився світ,/ мов простору запрагло німування… (П-2:174).</text:span></text:h>
      <text:h text:style-name="P14" text:outline-level="1"/>
      <text:h text:style-name="P12" text:outline-level="1"><text:span text:style-name="T42">Потаймир</text:span><text:span text:style-name="T5">, -у, </text:span><text:span text:style-name="T17">ім., ч., інд.-авт., [???]. </text:span><text:span text:style-name="T12">Похідне від </text:span><text:span text:style-name="T15">потаємний</text:span><text:span text:style-name="T12"> і </text:span><text:span text:style-name="T15">мир</text:span><text:span text:style-name="T12"> </text:span><text:span text:style-name="T13">–</text:span><text:span text:style-name="T17"> </text:span><text:span text:style-name="T12">і</text:span><text:span text:style-name="T9">нший вимір, інший світ.</text:span></text:h>
      <text:h text:style-name="P12" text:outline-level="1"><text:soft-page-break/><text:span text:style-name="T17">І десь там гасне </text:span><text:span text:style-name="T21">потаймир</text:span><text:span text:style-name="T17">,/ а між торосами крижин/ я сам-один і – враг-вражин… (П-2:15).</text:span></text:h>
      <text:h text:style-name="P14" text:outline-level="1"/>
      <text:h text:style-name="P12" text:outline-level="1"><text:span text:style-name="T42">Пралітá</text:span><text:span text:style-name="T5">, пралíт, </text:span><text:span text:style-name="T17">ім., мн., інд.-авт., [2]. </text:span><text:span text:style-name="T9">Похідне від </text:span><text:span text:style-name="T26">пра</text:span><text:span text:style-name="T9">... (в значенні </text:span><text:span text:style-name="T26">дáвній</text:span><text:span text:style-name="T9">) і </text:span><text:span text:style-name="T26">літá</text:span><text:span text:style-name="T9">. Минулі літа.</text:span></text:h>
      <text:h text:style-name="P12" text:outline-level="1"><text:span text:style-name="T17">Забудься. Стань. І зачекай мене/ на самоті в такому велелюдді,/ де спогади стовбичать, наче судді,/ і пам’ять чвалом </text:span><text:span text:style-name="T21">праліта</text:span><text:span text:style-name="T17"> жене. (П-2:149).</text:span></text:h>
      <text:h text:style-name="P14" text:outline-level="1"/>
      <text:h text:style-name="P12" text:outline-level="1"><text:span text:style-name="T42">Прáпервні</text:span><text:span text:style-name="T5">, -ів, </text:span><text:span text:style-name="T17">ім., мн., інд.-авт., [2]. </text:span><text:span text:style-name="T9">Похідне від </text:span><text:span text:style-name="T26">пра</text:span><text:span text:style-name="T9">...(в значенні </text:span><text:span text:style-name="T26">дáвній</text:span><text:span text:style-name="T9">) і </text:span><text:span text:style-name="T27">пéрвень</text:span><text:span text:style-name="T5">. Першоелемент, першоначало.</text:span></text:h>
      <text:h text:style-name="P12" text:outline-level="1"><text:span text:style-name="T17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21">прапервні</text:span><text:span text:style-name="T17">. (П-1:57).</text:span></text:h>
      <text:h text:style-name="P14" text:outline-level="1"/>
      <text:h text:style-name="P12" text:outline-level="1"><text:span text:style-name="T42">Призáходи</text:span><text:span text:style-name="T5">, -ів, </text:span><text:span text:style-name="T17">ім., мн., інд.-авт., [2]. </text:span><text:span text:style-name="T5">Час, коли заходить сонце.</text:span></text:h>
      <text:h text:style-name="P12" text:outline-level="1"><text:span text:style-name="T33">Прижухлий клониться пирій/ на </text:span><text:span text:style-name="T34">призаходи</text:span><text:span text:style-name="T33"> дня</text:span><text:span text:style-name="T32">. (П-2:92).</text:span></text:h>
      <text:h text:style-name="P16" text:outline-level="1"/>
      <text:h text:style-name="P12" text:outline-level="1"><text:span text:style-name="T42">Притінь</text:span><text:span text:style-name="T5">, -і, </text:span><text:span text:style-name="T17">ім., ж., інд.-авт., [2]. </text:span><text:span text:style-name="T9">Те саме, що тінь.</text:span></text:h>
      <text:h text:style-name="P12" text:outline-level="1"><text:span text:style-name="T17">Ти тінь. Ти </text:span><text:span text:style-name="T21">притінь</text:span><text:span text:style-name="T17">. Смерк і довгий гуд/ і зелень бань… (П-1:134).</text:span></text:h>
      <text:h text:style-name="P14" text:outline-level="1"/>
      <text:h text:style-name="P12" text:outline-level="1"><text:span text:style-name="T42">Прóростень</text:span><text:span text:style-name="T5">, -стня, </text:span><text:span text:style-name="T17">ім., ч., інд.-авт., [1]. </text:span><text:span text:style-name="T12">Похідне від </text:span><text:span text:style-name="T27">проростáти</text:span><text:span text:style-name="T5">.</text:span></text:h>
      <text:h text:style-name="P12" text:outline-level="1"><text:span text:style-name="T17">І </text:span><text:span text:style-name="T21">проростень</text:span><text:span text:style-name="T17">, і бугила,/ і жалом жалощів тріпоче/ доба і не пустити хоче/ стежина, терням поросла. (П-2:122).</text:span></text:h>
      <text:h text:style-name="P14" text:outline-level="1"/>
      <text:h text:style-name="P12" text:outline-level="1"><text:span text:style-name="T42">Протипотíк (</text:span><text:span text:style-name="T25">протипотóки</text:span><text:span text:style-name="T42">)</text:span><text:span text:style-name="T5">, -тóку, </text:span><text:span text:style-name="T17">ім., ч., інд.-авт., [???2]. </text:span><text:span text:style-name="T9">Похідне від </text:span><text:span text:style-name="T26">прóти</text:span><text:span text:style-name="T9">... і </text:span><text:span text:style-name="T26">потíк</text:span><text:span text:style-name="T9">.</text:span></text:h>
      <text:h text:style-name="P12" text:outline-level="1"><text:span text:style-name="T17">Розбратані </text:span><text:span text:style-name="T21">протипотоки</text:span><text:span text:style-name="T17">/ ’дне одного наздоганяють,/ годують себе проминанням/ заказаних долею стріч. (П-1:86).</text:span></text:h>
      <text:h text:style-name="P14" text:outline-level="1"/>
      <text:h text:style-name="P12" text:outline-level="1"><text:soft-page-break/><text:span text:style-name="T42">Пружноголóс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прýжний</text:span><text:span text:style-name="T9"> і </text:span><text:span text:style-name="T26">гóлос</text:span><text:span text:style-name="T9">.</text:span></text:h>
      <text:h text:style-name="P12" text:outline-level="1"><text:span text:style-name="T17">…янгольський мосянжний хор/ гучить на присілки і села/ і проста пісенька весела/ </text:span><text:span text:style-name="T21">пружноголосий</text:span><text:span text:style-name="T17"> барвить хор. (П-2:277).</text:span></text:h>
      <text:h text:style-name="P14" text:outline-level="1"/>
      <text:h text:style-name="P12" text:outline-level="1"><text:span text:style-name="T42">Пург-сніги</text:span><text:span text:style-name="T5">, -ів, </text:span><text:span text:style-name="T17">ім., мн., інд.-авт., [9]. </text:span><text:span text:style-name="T9">Похідне від </text:span><text:span text:style-name="T26">пургá</text:span><text:span text:style-name="T9"> і </text:span><text:span text:style-name="T26">сніги</text:span><text:span text:style-name="T9">.</text:span></text:h>
      <text:h text:style-name="P12" text:outline-level="1"><text:span text:style-name="T17">Лиш модрини</text:span><text:span text:style-name="T19"> </text:span><text:span text:style-name="T17">гудуть, гудуть мо-/ дрини,/ а вітри лекалами хуг/ піють,/ що заблуклий в сопках пестун/ скоро/ без ведмедиці в </text:span><text:span text:style-name="T21">пург-снігах</text:span><text:span text:style-name="T17">/ згине. (П-2:17).</text:span></text:h>
      <text:h text:style-name="P14" text:outline-level="1"/>
      <text:h text:style-name="P12" text:outline-level="1"><text:span text:style-name="T42">Рáдощі-жалí</text:span><text:span text:style-name="T43">, </text:span><text:span text:style-name="T5">рáдоще-жалíв, </text:span><text:span text:style-name="T17">ім., мн., інд.-авт., [9]. </text:span><text:span text:style-name="T9">Похідне від </text:span><text:span text:style-name="T26">рáдощі</text:span><text:span text:style-name="T9"> і </text:span><text:span text:style-name="T26">жалі</text:span><text:span text:style-name="T9">.</text:span></text:h>
      <text:h text:style-name="P12" text:outline-level="1"><text:span text:style-name="T17">…де розкошує маячня/ моїх далеких недобутих марень/ в калейдоскопі </text:span><text:span text:style-name="T21">радоще-жалів</text:span><text:span text:style-name="T17">… (П-1:206-207).</text:span></text:h>
      <text:h text:style-name="P14" text:outline-level="1"/>
      <text:h text:style-name="P12" text:outline-level="1"><text:span text:style-name="T42">РозбрÁтаний</text:span><text:span text:style-name="T5">, -а, -е, </text:span><text:span text:style-name="T17">інд.-авт., [1]. </text:span><text:span text:style-name="T5">Дієпр. пас. теп ч. до </text:span><text:span text:style-name="T27">розбратáти</text:span><text:span text:style-name="T5"> – перервати, припинити <text:s/>дружбу, посварити кого-небудь з кимсь.</text:span></text:h>
      <text:h text:style-name="P12" text:outline-level="1"><text:span text:style-name="T21">Розбратані</text:span><text:span text:style-name="T17"> </text:span><text:span text:style-name="T21">протипотоки</text:span><text:span text:style-name="T17">/ ’дне одного наздоганяють,/ годують себе проминанням/ заказаних долею стріч. (П-1:86).</text:span></text:h>
      <text:h text:style-name="P14" text:outline-level="1"/>
      <text:h text:style-name="P12" text:outline-level="1"><text:span text:style-name="T42">Розпелюстити</text:span><text:span text:style-name="T5">, -щу, -щиш, дієсл., </text:span><text:span text:style-name="T17">док., перех., інд.-авт., [4]. </text:span><text:span text:style-name="T9">Похідне від </text:span><text:span text:style-name="T26">пелюстки</text:span><text:span text:style-name="T9">. Розкрити, як пелюстки.</text:span></text:h>
      <text:h text:style-name="P12" text:outline-level="1"><text:span text:style-name="T17">Треба щедро – серцем одним, устами/ ледь розпуклими – </text:span><text:span text:style-name="T21">розпелюстити</text:span><text:span text:style-name="T17"> <text:s/>втіхи гін,/ всевідради! Сонце бо йде – за нами. (П-1:106).</text:span></text:h>
      <text:h text:style-name="P14" text:outline-level="1"/>
      <text:h text:style-name="P12" text:outline-level="1"><text:span text:style-name="T42">Рясночóл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рясний </text:span><text:span text:style-name="T9">і </text:span><text:span text:style-name="T26">чолó</text:span><text:span text:style-name="T9">.</text:span></text:h>
      <text:h text:style-name="P12" text:outline-level="1"><text:span text:style-name="T17">Я, певне, яблуня була,/ паморочила світ довкола,/ в рясному цвіті </text:span><text:span text:style-name="T21">рясночола</text:span><text:span text:style-name="T17">/ тужила, ніжилась, жила. (П-2:296).</text:span></text:h>
      <text:h text:style-name="P14" text:outline-level="1"/>
      <text:h text:style-name="P12" text:outline-level="1"><text:span text:style-name="T42">Самовивище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oft-page-break/><text:span text:style-name="T26">вивищення</text:span><text:span text:style-name="T9">.</text:span></text:h>
      <text:h text:style-name="P12" text:outline-level="1"><text:span text:style-name="T17">Оце, життя, твої дороги/ </text:span><text:span text:style-name="T21">самовивищень</text:span><text:span text:style-name="T17">, як наруг. (П-2:107).</text:span></text:h>
      <text:h text:style-name="P14" text:outline-level="1"/>
      <text:h text:style-name="P12" text:outline-level="1"><text:span text:style-name="T42">Самовóля</text:span><text:span text:style-name="T5">, -і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6">вóля</text:span><text:span text:style-name="T9">.</text:span></text:h>
      <text:h text:style-name="P12" text:outline-level="1"><text:span text:style-name="T17">Червона барка в чорноводді</text:span><text:span text:style-name="T19"> </text:span><text:span text:style-name="T17">доль/ загубиться. І фенікс довгоногий/ перенесе тебе в ясні чертоги/ від </text:span><text:span text:style-name="T21">самоволь</text:span><text:span text:style-name="T17">, покори і сваволь. (П-1:56).</text:span></text:h>
      <text:h text:style-name="P14" text:outline-level="1"/>
      <text:h text:style-name="P12" text:outline-level="1"><text:span text:style-name="T42">Самовоскресí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воскресíння</text:span><text:span text:style-name="T9">.</text:span></text:h>
      <text:h text:style-name="P12" text:outline-level="1"><text:span text:style-name="T17">…перейде крізь страстотерпця тіні/ пророк, свого цураючись лиця,/ в передчуванні віщого кінця/ самоофіри й </text:span><text:span text:style-name="T21">самовоскресіння</text:span><text:span text:style-name="T17">. (П-2:150).</text:span></text:h>
      <text:h text:style-name="P14" text:outline-level="1"/>
      <text:h text:style-name="P12" text:outline-level="1"><text:span text:style-name="T42">Самовтéча</text:span><text:span text:style-name="T5">, -і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6">втéча</text:span><text:span text:style-name="T9">.</text:span></text:h>
      <text:h text:style-name="P12" text:outline-level="1"><text:span text:style-name="T17">Доброму і злому/ кажи межу і позначи шляхи/ для </text:span><text:span text:style-name="T21">самовтечі</text:span><text:span text:style-name="T17">. (П-2:136).</text:span></text:h>
      <text:h text:style-name="P14" text:outline-level="1"/>
      <text:h text:style-name="P12" text:outline-level="1"><text:span text:style-name="T42">Самодóкíр</text:span><text:span text:style-name="T5">, самодóкóру, </text:span><text:span text:style-name="T17">ім., ч., інд.-авт., [8]. </text:span><text:span text:style-name="T9">Похідне від </text:span><text:span text:style-name="T26">сáмо</text:span><text:span text:style-name="T9">... і </text:span><text:span text:style-name="T26">дóкíр</text:span><text:span text:style-name="T9">.</text:span></text:h>
      <text:h text:style-name="P12" text:outline-level="1"><text:span text:style-name="T17">Не вір – ні долі, ні собі не вір,/ а спроневіра і </text:span><text:span text:style-name="T21">самодокір</text:span><text:span text:style-name="T17">/ і змерзлий крик, що грудкою у горлі/ засів мов кляп – то все неначе дріт/ колючий. (П-2:290).</text:span></text:h>
      <text:h text:style-name="P14" text:outline-level="1"/>
      <text:h text:style-name="P12" text:outline-level="1"><text:span text:style-name="T42">Самодосáда</text:span><text:span text:style-name="T5">, -и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6">досáда</text:span><text:span text:style-name="T9">.</text:span></text:h>
      <text:h text:style-name="P12" text:outline-level="1"><text:span text:style-name="T17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21">самодосад</text:span><text:span text:style-name="T17">… (П-1:55).</text:span></text:h>
      <text:h text:style-name="P14" text:outline-level="1"/>
      <text:h text:style-name="P12" text:outline-level="1"><text:span text:style-name="T42">Самодохóдже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дохóдження</text:span><text:span text:style-name="T9">.</text:span></text:h>
      <text:h text:style-name="P12" text:outline-level="1"><text:span text:style-name="T17">Там крила птаства рясно миготіли,/ мережилася зелень дивновзором,/ а душу вже поймав </text:span><text:span text:style-name="T21">самодоходжень</text:span><text:span text:style-name="T17">/ зухвалий холод і зухвалий жах. (П-2:118).</text:span></text:h>
      <text:h text:style-name="P14" text:outline-level="1"/>
      <text:h text:style-name="P12" text:outline-level="1"><text:soft-page-break/><text:span text:style-name="T42">Самозаборóна</text:span><text:span text:style-name="T5">, -и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6">заборóна</text:span><text:span text:style-name="T9">.</text:span></text:h>
      <text:h text:style-name="P12" text:outline-level="1"><text:span text:style-name="T17">Нам ряд утрачено. Раптових спроб/ назубрені шпилі – ото єдине,/ що вирвалося з </text:span><text:span text:style-name="T21">самозаборон</text:span><text:span text:style-name="T17">,/ які дарують небеса щедротні… (П-2:100).</text:span></text:h>
      <text:h text:style-name="P14" text:outline-level="1"/>
      <text:h text:style-name="P12" text:outline-level="1"><text:span text:style-name="T42">Самонаближе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наближення</text:span><text:span text:style-name="T9">.</text:span></text:h>
      <text:h text:style-name="P12" text:outline-level="1"><text:span text:style-name="T17">…весь той чар/ </text:span><text:span text:style-name="T21">самонаближень</text:span><text:span text:style-name="T17">, упізнань і врочень,/ що визріли у невіді душевній/ і стежать стежать стежать <text:s/>зизим оком,/ ачи я втраплю на свою стежу… (П-1:121).</text:span></text:h>
      <text:h text:style-name="P14" text:outline-level="1"/>
      <text:h text:style-name="P12" text:outline-level="1"><text:span text:style-name="T42">Самонарік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нарікáння</text:span><text:span text:style-name="T9">.</text:span></text:h>
      <text:h text:style-name="P12" text:outline-level="1"><text:span text:style-name="T17">Ні, не впадай у біль – до </text:span><text:span text:style-name="T21">самонаріканняи</text:span><text:span text:style-name="T17">./ О, не впадай у біль – його, як меч, піднось. (П-2:155).</text:span></text:h>
      <text:h text:style-name="P14" text:outline-level="1"/>
      <text:h text:style-name="P12" text:outline-level="1"><text:span text:style-name="T42">Самонарóдже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нарóдження</text:span><text:span text:style-name="T9">.</text:span></text:h>
      <text:h text:style-name="P12" text:outline-level="1"><text:span text:style-name="T17">Оце </text:span><text:span text:style-name="T21">самонародження</text:span><text:span text:style-name="T17"> твоє/ то голос смерті: пристарайся, брате,/ бо вже заходить час твій вирушати,/ пора і дописати житіє. (П-2:117).</text:span></text:h>
      <text:h text:style-name="P14" text:outline-level="1"/>
      <text:h text:style-name="P12" text:outline-level="1"><text:span text:style-name="T42">Самонаростáти</text:span><text:span text:style-name="T5">, -áю, -áєш, дієсл., </text:span><text:span text:style-name="T17">недок., перех., інд.-авт., [8]. </text:span><text:span text:style-name="T9">Похідне від </text:span><text:span text:style-name="T26">сáмо</text:span><text:span text:style-name="T9">... і </text:span><text:span text:style-name="T26">наростáти</text:span><text:span text:style-name="T9">.</text:span></text:h>
      <text:h text:style-name="P12" text:outline-level="1"><text:span text:style-name="T17">Неначе дзвін – поезія. Гуде/ і </text:span><text:span text:style-name="T21">самонаростає</text:span><text:span text:style-name="T17"> аж до повні… (П-2:150).</text:span></text:h>
      <text:h text:style-name="P14" text:outline-level="1"/>
      <text:h text:style-name="P12" text:outline-level="1"><text:span text:style-name="T42">Самоофíра</text:span><text:span text:style-name="T5">, -и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5">офíра</text:span><text:span text:style-name="T5">.</text:span></text:h>
      <text:h text:style-name="P12" text:outline-level="1"><text:span text:style-name="T17">…перейде крізь страстотерпця тіні/ пророк, свого цураючись лиця,/ в передчуванні віщого кінця/ </text:span><text:span text:style-name="T21">самоофіри</text:span><text:span text:style-name="T17"> й самовоскресіння. (П-2:150).</text:span></text:h>
      <text:h text:style-name="P14" text:outline-level="1"/>
      <text:h text:style-name="P12" text:outline-level="1"><text:span text:style-name="T42">Самопал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алáння</text:span><text:span text:style-name="T9">.</text:span></text:h>
      <text:h text:style-name="P12" text:outline-level="1"><text:span text:style-name="T17">О як нестерпно хочеться подовжень/ і невигасного </text:span><text:span text:style-name="T21">самопалання</text:span><text:span text:style-name="T17">! (П-2:130).</text:span></text:h>
      <text:h text:style-name="P14" text:outline-level="1"><text:soft-page-break/></text:h>
      <text:h text:style-name="P12" text:outline-level="1"><text:span text:style-name="T42">Самоперерост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ереростáння</text:span><text:span text:style-name="T9">.</text:span></text:h>
      <text:h text:style-name="P12" text:outline-level="1"><text:span text:style-name="T17">Отак: живи – і скній, живи – і скній,/ і як дійдеш </text:span><text:span text:style-name="T21">самопереростання</text:span><text:span text:style-name="T17">,/ і як збагнеш: ти власна жертва й кат,/ тоді збагнеш і смерть, як припадання/ до обрію, як утрату всіх утрат. (П-1:203).</text:span></text:h>
      <text:h text:style-name="P14" text:outline-level="1"/>
      <text:h text:style-name="P12" text:outline-level="1"><text:span text:style-name="T42">Самопідтвéрджувати</text:span><text:span text:style-name="T5">, -ую, уєш, дієсл., </text:span><text:span text:style-name="T17">недок., перех., інд.-авт., [8]. </text:span><text:span text:style-name="T9">Похідне від </text:span><text:span text:style-name="T26">сáмо</text:span><text:span text:style-name="T9">... і </text:span><text:span text:style-name="T26">підтвéрджувати</text:span><text:span text:style-name="T9">.</text:span></text:h>
      <text:h text:style-name="P12" text:outline-level="1"><text:span text:style-name="T17">Ще, слава Богу, тьмяний стовбур совісті/ признатись може весь до незбагненного,/ котре </text:span><text:span text:style-name="T21">самопідтверджує</text:span><text:span text:style-name="T17"> її/ і втаємничує… (П-2:101).</text:span></text:h>
      <text:h text:style-name="P14" text:outline-level="1"/>
      <text:h text:style-name="P12" text:outline-level="1"><text:span text:style-name="T42">Самопогиба</text:span><text:span text:style-name="T5">, -и, </text:span><text:span text:style-name="T17">ім., ж., інд.-авт., [8]. </text:span><text:span text:style-name="T9">Похідне від </text:span><text:span text:style-name="T26">сáмо</text:span><text:span text:style-name="T9">... і </text:span><text:span text:style-name="T26">погиба</text:span><text:span text:style-name="T9">.</text:span></text:h>
      <text:h text:style-name="P12" text:outline-level="1"><text:span text:style-name="T33">Господи, Господи, о осторонь/ душі гулкі, що, заслухані в тугу,/ немочі власної люблять наругу,/ </text:span><text:span text:style-name="T34">самопогиби</text:span><text:span text:style-name="T33"> високий огонь</text:span><text:span text:style-name="T32">. (П-2:74-75).</text:span></text:h>
      <text:h text:style-name="P16" text:outline-level="1"/>
      <text:h text:style-name="P12" text:outline-level="1"><text:span text:style-name="T44">Самоподóвжений</text:span><text:span text:style-name="T35">, -а, -е, </text:span><text:span text:style-name="T18">прикм., </text:span><text:span text:style-name="T33">інд.-авт., [</text:span><text:span text:style-name="T18">8</text:span><text:span text:style-name="T33">]. </text:span><text:span text:style-name="T9">Похідне від </text:span><text:span text:style-name="T26">сáмо</text:span><text:span text:style-name="T9">... і </text:span><text:span text:style-name="T26">подóвжений</text:span><text:span text:style-name="T9">.</text:span></text:h>
      <text:h text:style-name="P12" text:outline-level="1"><text:span text:style-name="T17">Хто б збагнув/ оці дороги – без кінця і краю/ </text:span><text:span text:style-name="T21">самоподовжені</text:span><text:span text:style-name="T17">? (П-2:100).</text:span></text:h>
      <text:h text:style-name="P14" text:outline-level="1"/>
      <text:h text:style-name="P12" text:outline-level="1"><text:span text:style-name="T42">Самопомин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оминáння</text:span><text:span text:style-name="T9">.</text:span></text:h>
      <text:h text:style-name="P12" text:outline-level="1"><text:span text:style-name="T33">Ти загубився в горі – не знайтись/ у чорноводді змовклого волання,/ в ропі чекань і </text:span><text:span text:style-name="T34">самопоминання</text:span><text:span text:style-name="T33">/ і гуку, що доносить благовість</text:span><text:span text:style-name="T32">. (П-2:111).</text:span></text:h>
      <text:h text:style-name="P16" text:outline-level="1"/>
      <text:h text:style-name="P12" text:outline-level="1"><text:span text:style-name="T42">Самопоста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остання (</text:span><text:span text:style-name="T9">від </text:span><text:span text:style-name="T26">поставáння)</text:span><text:span text:style-name="T9">.</text:span></text:h>
      <text:h text:style-name="P12" text:outline-level="1"><text:span text:style-name="T17">По ліву руку – древній, аж до ер/ </text:span><text:span text:style-name="T21">самопостання</text:span><text:span text:style-name="T17">, гоном безберегим,/ щовбом смертельним, що наліг на серце/ і наслухає втомлене буття - / той древній </text:span><text:soft-page-break/><text:span text:style-name="T17">світ – і радісний і тужний - / непам’яті. (П-2:136).</text:span></text:h>
      <text:h text:style-name="P14" text:outline-level="1"/>
      <text:h text:style-name="P12" text:outline-level="1"><text:span text:style-name="T42">Самопромин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роминáння</text:span><text:span text:style-name="T9">.</text:span></text:h>
      <text:h text:style-name="P12" text:outline-level="1"><text:span text:style-name="T17">В дорозі довгих </text:span><text:span text:style-name="T21">самопроминань</text:span><text:span text:style-name="T17">/ під знадою земного притягання/ проносяться від ранку до смеркання. (П-1:44).</text:span></text:h>
      <text:h text:style-name="P14" text:outline-level="1"/>
      <text:h text:style-name="P12" text:outline-level="1"><text:span text:style-name="T42">Самопротистояння</text:span><text:span text:style-name="T43">, -</text:span><text:span text:style-name="T5">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протистояння</text:span><text:span text:style-name="T9">.</text:span></text:h>
      <text:h text:style-name="P12" text:outline-level="1"><text:span text:style-name="T17">О вирвись, залишивши вирву/ у грудях, і роздмухай грань/ моїх </text:span><text:span text:style-name="T21">самопротистоянь</text:span><text:span text:style-name="T17">/ і дай напитися з потиру. (П-2:195).</text:span></text:h>
      <text:h text:style-name="P14" text:outline-level="1"/>
      <text:h text:style-name="P12" text:outline-level="1"><text:span text:style-name="T42">Самострíл</text:span><text:span text:style-name="T5">, -у, </text:span><text:span text:style-name="T17">ім., ч., інд.-авт., [???8]. </text:span><text:span text:style-name="T12">Похідне від </text:span><text:span text:style-name="T26">сáмо</text:span><text:span text:style-name="T9">... і </text:span><text:span text:style-name="T26">стріляти</text:span><text:span text:style-name="T9">.</text:span></text:h>
      <text:h text:style-name="P12" text:outline-level="1"><text:span text:style-name="T17">Як рура, кругла вулиця,/ гулка од гуду бджіл,/ маленький хлопчик щулиться,/ бо ж сонце – </text:span><text:span text:style-name="T21">самостріл</text:span><text:span text:style-name="T17">. (П-2:275).</text:span></text:h>
      <text:h text:style-name="P14" text:outline-level="1"/>
      <text:h text:style-name="P12" text:outline-level="1"><text:span text:style-name="T42">Самострумув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струмувáння</text:span><text:span text:style-name="T9">.</text:span></text:h>
      <text:h text:style-name="P12" text:outline-level="1"><text:span text:style-name="T17">…аби в останньому пориві,/ у плині </text:span><text:span text:style-name="T21">самострумувань</text:span><text:span text:style-name="T17">/ ураз зайти за власну грань,/ пірнути в смертні переливи. (П-1:169).</text:span></text:h>
      <text:h text:style-name="P14" text:outline-level="1"/>
      <text:h text:style-name="P12" text:outline-level="1"><text:span text:style-name="T42">Самотинний</text:span><text:span text:style-name="T5">, -а, -е, </text:span><text:span text:style-name="T18">прикм., </text:span><text:span text:style-name="T17">інд.-авт., [???8]. </text:span><text:span text:style-name="T5">Який здійснюється, відбувається і т. ін. без інших; самітній.</text:span></text:h>
      <text:h text:style-name="P12" text:outline-level="1"><text:span text:style-name="T17">Спиваєш тугу </text:span><text:span text:style-name="T21">самотинну</text:span><text:span text:style-name="T17">/ і душу, мов малу дитину,/ до рання присипляєш: спи. (П-2:182).</text:span></text:h>
      <text:h text:style-name="P14" text:outline-level="1"/>
      <text:h text:style-name="P12" text:outline-level="1"><text:span text:style-name="T42">Самоуникáння</text:span><text:span text:style-name="T5">, -я, </text:span><text:span text:style-name="T17">ім., с., інд.-авт., [8]. </text:span><text:span text:style-name="T9">Похідне від </text:span><text:span text:style-name="T26">сáмо</text:span><text:span text:style-name="T9">... і </text:span><text:span text:style-name="T26">уникáння</text:span><text:span text:style-name="T9">. Уникання самого себе.</text:span></text:h>
      <text:h text:style-name="P12" text:outline-level="1"><text:span text:style-name="T17">Коли спромога </text:span><text:span text:style-name="T21">самоуникань</text:span><text:span text:style-name="T17">/ при узголів’ї спалахом прозріння/ відкриється </text:span><text:soft-page-break/><text:span text:style-name="T17">тобі, як благостиня/ прощень, опрощень, прощ і прощавань. (П-1:62).</text:span></text:h>
      <text:h text:style-name="P14" text:outline-level="1"/>
      <text:h text:style-name="P12" text:outline-level="1"><text:span text:style-name="T42">Світи-галаї, </text:span><text:span text:style-name="T5">світíв-галаїв, </text:span><text:span text:style-name="T17">ім., мн., інд.-авт., [9]. </text:span><text:span text:style-name="T9">Похідне від </text:span><text:span text:style-name="T26">світ</text:span><text:span text:style-name="T9"> і </text:span><text:span text:style-name="T26">галáй</text:span><text:span text:style-name="T9"> (“галáсвіта” – світ за очі). Далекі світи.</text:span></text:h>
      <text:h text:style-name="P12" text:outline-level="1"><text:span text:style-name="T17">На тебе чатують </text:span><text:span text:style-name="T21">світи–галаї</text:span><text:span text:style-name="T17">./ Прощальний – як подим пожарищ – той спогад. (П-1:98).</text:span></text:h>
      <text:h text:style-name="P14" text:outline-level="1"/>
      <text:h text:style-name="P12" text:outline-level="1"><text:span text:style-name="T42">Себекрáй</text:span><text:span text:style-name="T5">, -ю, </text:span><text:span text:style-name="T17">ім., ч., інд.-авт., [11]. </text:span><text:span text:style-name="T9">Похідне від </text:span><text:span text:style-name="T26">себé</text:span><text:span text:style-name="T9"> і </text:span><text:span text:style-name="T26">край</text:span><text:span text:style-name="T9">.</text:span></text:h>
      <text:h text:style-name="P12" text:outline-level="1"><text:span text:style-name="T17">І все то – зá: дарунок сили/ за </text:span><text:span text:style-name="T21">себекраєм</text:span><text:span text:style-name="T17">: на, візьми,/ аби дороги доль гуділи/ всіма серцями і грудьми. (П-1:100); оця утеча геть за </text:span><text:span text:style-name="T21">себекрай</text:span><text:span text:style-name="T17"> - / то ніби виснений в дитинстві син… (П-1:203).</text:span></text:h>
      <text:h text:style-name="P15" text:outline-level="1"/>
      <text:h text:style-name="P12" text:outline-level="1"><text:span text:style-name="T42">Семигóри</text:span><text:span text:style-name="T5">, -гíр, </text:span><text:span text:style-name="T17">ім., мн., інд.-авт., [8]. </text:span><text:span text:style-name="T9">Похідне від </text:span><text:span text:style-name="T26">сім</text:span><text:span text:style-name="T9"> і </text:span><text:span text:style-name="T26">гóри</text:span><text:span text:style-name="T9">.</text:span></text:h>
      <text:h text:style-name="P12" text:outline-level="1"><text:span text:style-name="T18">І що кигиче в мертвій цій пустелі?/ Киги-киги – мов чайка з-над Дніпра./ О </text:span><text:span text:style-name="T22">семигори</text:span><text:span text:style-name="T18"> горя, цвинтар велій,/ і я тут згину, як прийде пора? (П-1:100).</text:span></text:h>
      <text:h text:style-name="P15" text:outline-level="1"/>
      <text:h text:style-name="P12" text:outline-level="1"><text:span text:style-name="T42">Серцеóк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сéрце</text:span><text:span text:style-name="T9"> і </text:span><text:span text:style-name="T26">óко</text:span><text:span text:style-name="T9">.</text:span></text:h>
      <text:h text:style-name="P12" text:outline-level="1"><text:span text:style-name="T18">Сто плах перейди, </text:span><text:span text:style-name="T22">серцеокий</text:span><text:span text:style-name="T18">,/ сто плах, сто багать, сто голгоф… (П-1:180).</text:span></text:h>
      <text:h text:style-name="P15" text:outline-level="1"/>
      <text:h text:style-name="P12" text:outline-level="1"><text:span text:style-name="T42">Словотéча</text:span><text:span text:style-name="T5">, -і, </text:span><text:span text:style-name="T17">ім., ж., інд.-авт., [???1]. </text:span><text:span text:style-name="T9">Похідне від </text:span><text:span text:style-name="T26">слóво</text:span><text:span text:style-name="T9"> і </text:span><text:span text:style-name="T26">текти</text:span><text:span text:style-name="T9">. Потік слів.</text:span></text:h>
      <text:h text:style-name="P12" text:outline-level="1"><text:span text:style-name="T33">Слова, слова, слова – задосить </text:span><text:span text:style-name="T34">словотечі</text:span><text:span text:style-name="T33">,/ німують бо предтечі, доба гряде нова. (П-2:292).</text:span></text:h>
      <text:h text:style-name="P17" text:outline-level="1"/>
      <text:h text:style-name="P12" text:outline-level="1"><text:span text:style-name="T42">Смертеіснувáння</text:span><text:span text:style-name="T5">, -я, </text:span><text:span text:style-name="T17">ім., с., інд.-авт., [8]. </text:span><text:span text:style-name="T9">Похідне від </text:span><text:span text:style-name="T26">смерть</text:span><text:span text:style-name="T9"> і </text:span><text:span text:style-name="T26">існувáння</text:span><text:span text:style-name="T9">.</text:span></text:h>
      <text:h text:style-name="P12" text:outline-level="1"><text:span text:style-name="T18">Сховатися од долі – не судилось./ Ударив грім – і зразу шкереберть/ пішло життя. І ость ти – все, що снилось,/ як </text:span><text:span text:style-name="T22">смертеіснування</text:span><text:span text:style-name="T18"> й життєсмерть. (П-1:83).</text:span></text:h>
      <text:h text:style-name="P15" text:outline-level="1"><text:soft-page-break/></text:h>
      <text:h text:style-name="P12" text:outline-level="1"><text:span text:style-name="T42">Снíння</text:span><text:span text:style-name="T5">, -нь, </text:span><text:span text:style-name="T17">ім., мн., інд.-авт., [1]. </text:span><text:span text:style-name="T9">Те саме, що сон.</text:span></text:h>
      <text:h text:style-name="P12" text:outline-level="1"><text:span text:style-name="T18">Немов рубін у чорнім адамашку,/ обачно критий білим німуванням,/ так </text:span><text:span text:style-name="T22">снінь</text:span><text:span text:style-name="T18"> моїх озерце шарлатове/ лямує обережок начувань… (П-1:121).</text:span></text:h>
      <text:h text:style-name="P15" text:outline-level="1"/>
      <text:h text:style-name="P12" text:outline-level="1"><text:span text:style-name="T42">Солодкомолóка</text:span><text:span text:style-name="T5">, -е, </text:span><text:span text:style-name="T18">прикм., </text:span><text:span text:style-name="T17">інд.-авт., [8]. </text:span><text:span text:style-name="T9">Похідне від </text:span><text:span text:style-name="T26">солóдкий</text:span><text:span text:style-name="T9"> і </text:span><text:span text:style-name="T26">молокó</text:span><text:span text:style-name="T9">.</text:span></text:h>
      <text:h text:style-name="P12" text:outline-level="1"><text:span text:style-name="T18">Ти десь за край світу, як птаха моя білогруда,/ </text:span><text:span text:style-name="T22">солодкомолока</text:span><text:span text:style-name="T18">, два ока - мигдалі сумні. (П-2:161).</text:span></text:h>
      <text:h text:style-name="P15" text:outline-level="1"/>
      <text:h text:style-name="P12" text:outline-level="1"><text:span text:style-name="T42">Сон-комишí</text:span><text:span text:style-name="T5">, -ів, </text:span><text:span text:style-name="T17">ім., мн., інд.-авт., [9]. </text:span><text:span text:style-name="T9">Похідне від </text:span><text:span text:style-name="T26">сон</text:span><text:span text:style-name="T9"> і </text:span><text:span text:style-name="T26">комиш</text:span><text:span text:style-name="T9">.</text:span></text:h>
      <text:h text:style-name="P12" text:outline-level="1"><text:span text:style-name="T18">І в серця на споді, в осерді душі/ ішли нашорошені </text:span><text:span text:style-name="T22">сон-комиші</text:span><text:span text:style-name="T18">. (П-2:61).</text:span></text:h>
      <text:h text:style-name="P15" text:outline-level="1"/>
      <text:h text:style-name="P12" text:outline-level="1"><text:span text:style-name="T42">Сонцелéт</text:span><text:span text:style-name="T5">, -у, </text:span><text:span text:style-name="T17">ім., ч., інд.-авт., [???11]. </text:span><text:span text:style-name="T9">Похідне від </text:span><text:span text:style-name="T26">сóнце </text:span><text:span text:style-name="T9">і </text:span><text:span text:style-name="T26">лет</text:span><text:span text:style-name="T9">.</text:span></text:h>
      <text:h text:style-name="P12" text:outline-level="1"><text:span text:style-name="T18">Зворохобилися айстри/ приосіннім </text:span><text:span text:style-name="T22">сонцелетом</text:span><text:span text:style-name="T18">,/ проминальною порою/ падолистом деручким. (П-1:92).</text:span></text:h>
      <text:h text:style-name="P15" text:outline-level="1"/>
      <text:h text:style-name="P12" text:outline-level="1"><text:span text:style-name="T42">Сонцепруг</text:span><text:span text:style-name="T5">, -а, </text:span><text:span text:style-name="T17">ім., ч., інд.-авт., [???11]. </text:span><text:span text:style-name="T9">Похідне від </text:span><text:span text:style-name="T26">сóнце</text:span><text:span text:style-name="T9"> і </text:span><text:span text:style-name="T26">пруг</text:span><text:span text:style-name="T9">.</text:span></text:h>
      <text:h text:style-name="P12" text:outline-level="1"><text:span text:style-name="T18">Як боляче ряхкоче </text:span><text:span text:style-name="T22">сонцепруг</text:span><text:span text:style-name="T18">!/ Як – далина! (П-2:64).</text:span></text:h>
      <text:h text:style-name="P15" text:outline-level="1"/>
      <text:h text:style-name="P12" text:outline-level="1"><text:span text:style-name="T42">Спах</text:span><text:span text:style-name="T5">, -у, </text:span><text:span text:style-name="T17">ім., ч., інд.-авт., [1]. </text:span><text:span text:style-name="T12">Похідне від </text:span><text:span text:style-name="T27">спахáти</text:span><text:span text:style-name="T5">, </text:span><text:span text:style-name="T27">спалáхувати</text:span><text:span text:style-name="T5">.</text:span></text:h>
      <text:h text:style-name="P12" text:outline-level="1"><text:span text:style-name="T18">По голубих лугах, мов голуб,/ кошлатих сонць шугає </text:span><text:span text:style-name="T22">спах</text:span><text:span text:style-name="T18">. (П-1:157).</text:span></text:h>
      <text:h text:style-name="P15" text:outline-level="1"/>
      <text:h text:style-name="P12" text:outline-level="1"><text:span text:style-name="T42">Спередвікíв</text:span><text:span text:style-name="T5">, </text:span><text:span text:style-name="T17">незм., </text:span><text:span text:style-name="T20">присл., </text:span><text:span text:style-name="T17">інд.-авт., [1]. </text:span><text:span text:style-name="T12">Похідне від </text:span><text:span text:style-name="T25">спередвíчний</text:span><text:span text:style-name="T5">.</text:span></text:h>
      <text:h text:style-name="P12" text:outline-level="1"><text:span text:style-name="T18">Ви вбивці, ви ненатлі нелюди/ </text:span><text:span text:style-name="T22">спередвіків</text:span><text:span text:style-name="T18">,/ а ми припізнені аеди,/ наш злочин – спів. (П-2:94).</text:span></text:h>
      <text:h text:style-name="P15" text:outline-level="1"/>
      <text:h text:style-name="P12" text:outline-level="1"><text:span text:style-name="T42">Спередодня</text:span><text:span text:style-name="T5">, </text:span><text:span text:style-name="T17">незм., </text:span><text:span text:style-name="T18">присл.,</text:span><text:span text:style-name="T12"> </text:span><text:span text:style-name="T17">інд.-авт., [8]. </text:span><text:span text:style-name="T9">Похідне від </text:span><text:span text:style-name="T26">спéред</text:span><text:span text:style-name="T9"> і </text:span><text:span text:style-name="T26">день</text:span><text:span text:style-name="T9">.</text:span></text:h>
      <text:h text:style-name="P12" text:outline-level="1"><text:span text:style-name="T18">Було ж: </text:span><text:span text:style-name="T22">спередодня</text:span><text:span text:style-name="T18">/ так довго трембітало,/ за тим світати стало - / </text:span><text:soft-page-break/><text:span text:style-name="T18">прожогом, навмання. (П-1:126).</text:span></text:h>
      <text:h text:style-name="P15" text:outline-level="1"/>
      <text:h text:style-name="P12" text:outline-level="1"><text:span text:style-name="T42">Ставітри</text:span><text:span text:style-name="T5">, -íв, </text:span><text:span text:style-name="T17">ім., мн., інд.-авт., [8]. </text:span><text:span text:style-name="T9">Похідне від </text:span><text:span text:style-name="T26">сто </text:span><text:span text:style-name="T9">і</text:span><text:span text:style-name="T26"> вітри</text:span><text:span text:style-name="T9">.</text:span></text:h>
      <text:h text:style-name="P12" text:outline-level="1"><text:span text:style-name="T18">На цих шалених </text:span><text:span text:style-name="T22">ставітрах</text:span><text:span text:style-name="T18">,/ де ні коня, ані дороги,/ звіряй свій крок за знаком Бога - / і попри смерть і попри жах. (П-1:131).</text:span></text:h>
      <text:h text:style-name="P15" text:outline-level="1"/>
      <text:h text:style-name="P12" text:outline-level="1"><text:span text:style-name="T42">Стасвіти</text:span><text:span text:style-name="T5">, -ів, </text:span><text:span text:style-name="T17">ім., мн., інд.-авт., [8]. </text:span><text:span text:style-name="T9">Похідне від </text:span><text:span text:style-name="T26">сто</text:span><text:span text:style-name="T9"> і </text:span><text:span text:style-name="T26">світи</text:span><text:span text:style-name="T9">.</text:span></text:h>
      <text:h text:style-name="P12" text:outline-level="1"><text:span text:style-name="T18">О те моє відьомське вариво, та колотнеча </text:span><text:span text:style-name="T22">стасвітів</text:span><text:span text:style-name="T18">,/ о те чадне жагуче марево вгорнуло горло і до брів/ сягнуло… (П-2:127).</text:span></text:h>
      <text:h text:style-name="P15" text:outline-level="1"/>
      <text:h text:style-name="P12" text:outline-level="1"><text:span text:style-name="T42">Стобагáття</text:span><text:span text:style-name="T5">, -я, </text:span><text:span text:style-name="T17">ім., с., інд.-авт., [???8]. </text:span><text:span text:style-name="T9">Похідне від </text:span><text:span text:style-name="T26">сто</text:span><text:span text:style-name="T9"> і </text:span><text:span text:style-name="T26">багáття</text:span><text:span text:style-name="T9">.</text:span></text:h>
      <text:h text:style-name="P12" text:outline-level="1"><text:span text:style-name="T18">Я – незалежний, серце бо студене/ згубило давній жар на </text:span><text:span text:style-name="T22">стобагатті</text:span><text:span text:style-name="T18"> мук. (П-2:191).</text:span></text:h>
      <text:h text:style-name="P15" text:outline-level="1"/>
      <text:h text:style-name="P12" text:outline-level="1"><text:span text:style-name="T42">Стогóри</text:span><text:span text:style-name="T5">, стогíр, </text:span><text:span text:style-name="T17">ім., мн., інд.-авт., [???8]. </text:span><text:span text:style-name="T9">Похідне від </text:span><text:span text:style-name="T26">сто</text:span><text:span text:style-name="T9"> і </text:span><text:span text:style-name="T26">гóри</text:span><text:span text:style-name="T9">.</text:span></text:h>
      <text:h text:style-name="P12" text:outline-level="1"><text:span text:style-name="T18">Я вийду в ніч, я позирну туди,/ де захід за </text:span><text:span text:style-name="T22">стогорами</text:span><text:span text:style-name="T18"> палає. (П-2:13); Там, за кандзюбою </text:span><text:span text:style-name="T22">стогір</text:span><text:span text:style-name="T18">,/ за кайданами стриму/ збігає вік – наперекір/ огню притомі диму. (П-2:285).</text:span></text:h>
      <text:h text:style-name="P15" text:outline-level="1"/>
      <text:h text:style-name="P12" text:outline-level="1"><text:span text:style-name="T42">Стодумн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сто</text:span><text:span text:style-name="T9"> і </text:span><text:span text:style-name="T26">дýмати</text:span><text:span text:style-name="T9">.</text:span></text:h>
      <text:h text:style-name="P12" text:outline-level="1"><text:span text:style-name="T18">Як чорногуз при березі, </text:span><text:span text:style-name="T22">стодумний</text:span><text:span text:style-name="T18">/ став Пан-Господь і молиться…(П-2:60).</text:span></text:h>
      <text:h text:style-name="P15" text:outline-level="1"/>
      <text:h text:style-name="P12" text:outline-level="1"><text:span text:style-name="T42">Стожалí</text:span><text:span text:style-name="T5">, -íв, </text:span><text:span text:style-name="T17">ім., мн., інд.-авт., [???8]. </text:span><text:span text:style-name="T9">Похідне від </text:span><text:span text:style-name="T26">сто</text:span><text:span text:style-name="T9"> і </text:span><text:span text:style-name="T26">жалí</text:span><text:span text:style-name="T9">.</text:span></text:h>
      <text:h text:style-name="P12" text:outline-level="1"><text:span text:style-name="T18">Та за тобою небо запалало,/ овогнене грозою </text:span><text:span text:style-name="T22">стожалів</text:span><text:span text:style-name="T18">. (П-2:68).</text:span></text:h>
      <text:h text:style-name="P15" text:outline-level="1"/>
      <text:h text:style-name="P12" text:outline-level="1"><text:span text:style-name="T42">Стожáло</text:span><text:span text:style-name="T5">, </text:span><text:span text:style-name="T17">присл., інд.-авт., [???8]. </text:span><text:span text:style-name="T9">Похідне від </text:span><text:span text:style-name="T26">сто</text:span><text:span text:style-name="T9"> і </text:span><text:span text:style-name="T26">жáло</text:span><text:span text:style-name="T9">.</text:span></text:h>
      <text:h text:style-name="P12" text:outline-level="1"><text:span text:style-name="T18">Тота сльоза тебе іспопелить,/ і лютий зойк завруниться </text:span><text:span text:style-name="T22">стожало</text:span><text:span text:style-name="T18">/ ланами й луками. (П-1:144).</text:span></text:h>
      <text:h text:style-name="P15" text:outline-level="1"/>
      <text:h text:style-name="P12" text:outline-level="1"><text:soft-page-break/><text:span text:style-name="T42">Стожáльний</text:span><text:span text:style-name="T5">, -а, -е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жáльний</text:span><text:span text:style-name="T9">.</text:span></text:h>
      <text:h text:style-name="P12" text:outline-level="1"><text:span text:style-name="T18">Куріє руїна. Кривавим стікає потоком,/ і сонце татарське – </text:span><text:span text:style-name="T22">стожальне</text:span><text:span text:style-name="T18"> – разить наповал. (П-1:45).</text:span></text:h>
      <text:h text:style-name="P15" text:outline-level="1"/>
      <text:h text:style-name="P12" text:outline-level="1"><text:span text:style-name="T42">Стожáрний</text:span><text:span text:style-name="T5">, -а, -е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жáрний</text:span><text:span text:style-name="T9">.</text:span></text:h>
      <text:h text:style-name="P12" text:outline-level="1"><text:span text:style-name="T18">Сяде сонце на сопку, скаженіє бичарня,/ заховайся в коробку там, де сонце </text:span><text:span text:style-name="T22">стожарне</text:span><text:span text:style-name="T18">… (П-2:166-167); Паду в траву – на цей цвинтарний/ кульбабин зойк, кульбабин пух,/ на розсип рос і на </text:span><text:span text:style-name="T22">стожарний/ </text:span><text:span text:style-name="T18">пожежний виквіт довгих скрух. (П-2:184).</text:span></text:h>
      <text:h text:style-name="P15" text:outline-level="1"/>
      <text:h text:style-name="P12" text:outline-level="1"><text:span text:style-name="T42">Стожурбá</text:span><text:span text:style-name="T5">, -и, </text:span><text:span text:style-name="T17">ім., ж., інд.-авт., </text:span><text:span text:style-name="T30">[???</text:span><text:span text:style-name="T17">8</text:span><text:span text:style-name="T30">]., </text:span><text:span text:style-name="T32">Пох</text:span><text:span text:style-name="T17">ідне від </text:span><text:span text:style-name="T23">сто</text:span><text:span text:style-name="T18"> і </text:span><text:span text:style-name="T23">журбá</text:span><text:span text:style-name="T18">.</text:span><text:span text:style-name="T30"> </text:span></text:h>
      <text:h text:style-name="P12" text:outline-level="1"><text:span text:style-name="T18">Пропадіть, аеродроми,/ спопеліться в </text:span><text:span text:style-name="T22">стожурбі</text:span><text:span text:style-name="T18">. (П-1:159).</text:span></text:h>
      <text:h text:style-name="P15" text:outline-level="1"/>
      <text:h text:style-name="P12" text:outline-level="1"><text:span text:style-name="T42">Стозлотопелюстки</text:span><text:span text:style-name="T5">, -ів, </text:span><text:span text:style-name="T17">ім., мн., інд.-авт., [8]. </text:span><text:span text:style-name="T9">Похідне від </text:span><text:span text:style-name="T26">сто, золотий</text:span><text:span text:style-name="T9"> і </text:span><text:span text:style-name="T26">пелюстки</text:span><text:span text:style-name="T9">.</text:span></text:h>
      <text:h text:style-name="P12" text:outline-level="1"><text:span text:style-name="T18">Як сонях сонце п’є/ </text:span><text:span text:style-name="T22">стозлотопелюстками</text:span><text:span text:style-name="T18">,/ де хата постає - / ковчегом над роками. (П-2:18).</text:span></text:h>
      <text:h text:style-name="P15" text:outline-level="1"/>
      <text:h text:style-name="P12" text:outline-level="1"><text:span text:style-name="T42">Стозмíй</text:span><text:span text:style-name="T5">, -я, </text:span><text:span text:style-name="T17">ім., ч., інд.-авт., [???8]. </text:span><text:span text:style-name="T9">Похідне від </text:span><text:span text:style-name="T26">сто</text:span><text:span text:style-name="T9"> і </text:span><text:span text:style-name="T26">змій</text:span><text:span text:style-name="T9">.</text:span></text:h>
      <text:h text:style-name="P12" text:outline-level="1"><text:span text:style-name="T18">Коли докучили ці втеки - / в лет, до вогненної пащеки./ Як він ощирився, </text:span><text:span text:style-name="T22">стозмій</text:span><text:span text:style-name="T18">! (П-1:73).</text:span></text:h>
      <text:h text:style-name="P15" text:outline-level="1"/>
      <text:h text:style-name="P12" text:outline-level="1"><text:span text:style-name="T42">Стозóр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сто</text:span><text:span text:style-name="T9"> і </text:span><text:span text:style-name="T26">зір</text:span><text:span text:style-name="T9">.</text:span></text:h>
      <text:h text:style-name="P12" text:outline-level="1"><text:span text:style-name="T18">Тільки сіль, і вода, і житняк,/ і світанок, і ніч, і </text:span><text:span text:style-name="T22">стозора</text:span><text:span text:style-name="T18">/ небезпека, і сонна і хора/ ця душа – вирушає успак! (П-1:105).</text:span></text:h>
      <text:h text:style-name="P15" text:outline-level="1"/>
      <text:h text:style-name="P12" text:outline-level="1"><text:span text:style-name="T42">Стокóло</text:span><text:span text:style-name="T5">, -а, </text:span><text:span text:style-name="T17">ім., с., інд.-авт., [???8]. </text:span><text:span text:style-name="T9">Похідне від </text:span><text:span text:style-name="T26">сто</text:span><text:span text:style-name="T9"> і </text:span><text:span text:style-name="T26">кóло</text:span><text:span text:style-name="T9">.</text:span></text:h>
      <text:h text:style-name="P12" text:outline-level="1"><text:span text:style-name="T18">Червоний біль од нагая/ в очах розходиться </text:span><text:span text:style-name="T22">стоколом</text:span><text:span text:style-name="T18">,/ а світ несеться покотьолом,/ за світом – настрибом – змія… (П-2:16).</text:span></text:h>
      <text:h text:style-name="P15" text:outline-level="1"><text:soft-page-break/></text:h>
      <text:h text:style-name="P12" text:outline-level="1"><text:span text:style-name="T42">Стокрик</text:span><text:span text:style-name="T5">, -у, </text:span><text:span text:style-name="T17">ім., ч., інд.-авт., [???8]. </text:span><text:span text:style-name="T9">Похідне від </text:span><text:span text:style-name="T26">сто</text:span><text:span text:style-name="T9"> і </text:span><text:span text:style-name="T26">крик</text:span><text:span text:style-name="T9">.</text:span></text:h>
      <text:h text:style-name="P12" text:outline-level="1"><text:span text:style-name="T18">…бо в горлі застуда, у грудях пітьма/ і світ оступає </text:span><text:span text:style-name="T22">стокрик</text:span><text:span text:style-name="T18"> – Колима. (П-1:135).</text:span></text:h>
      <text:h text:style-name="P15" text:outline-level="1"/>
      <text:h text:style-name="P12" text:outline-level="1"><text:span text:style-name="T42">Стомежá</text:span><text:span text:style-name="T5">, -і, </text:span><text:span text:style-name="T17">ім., ж., інд.-авт., [???8]. </text:span><text:span text:style-name="T9">Похідне від </text:span><text:span text:style-name="T26">сто</text:span><text:span text:style-name="T9"> і </text:span><text:span text:style-name="T26">межá</text:span><text:span text:style-name="T9">.</text:span></text:h>
      <text:h text:style-name="P12" text:outline-level="1"><text:span text:style-name="T18">Полон у полоні, межі </text:span><text:span text:style-name="T22">стомежа</text:span><text:span text:style-name="T18">,/ ти вся – за горбами-горбами/ натхнення і хорого серця ґанджа - / з синами, хрунями, рабами. (П-1:131).</text:span></text:h>
      <text:h text:style-name="P15" text:outline-level="1"/>
      <text:h text:style-name="P12" text:outline-level="1"><text:span text:style-name="T42">Сто-морóзи, </text:span><text:span text:style-name="T5">-ів, </text:span><text:span text:style-name="T17">ім., мн., інд.-авт., [9]. </text:span><text:span text:style-name="T9">Похідне від </text:span><text:span text:style-name="T26">сто</text:span><text:span text:style-name="T9"> і </text:span><text:span text:style-name="T26">морóзи</text:span><text:span text:style-name="T9">.</text:span></text:h>
      <text:h text:style-name="P12" text:outline-level="1"><text:span text:style-name="T18">Так стій і стій і стій і стій,/ дубій на </text:span><text:span text:style-name="T22">сто-морозах</text:span><text:span text:style-name="T18">,/ о будь ти проклят, часе мій,/ в усіх своїх погрозах. (П-2:24).</text:span></text:h>
      <text:h text:style-name="P15" text:outline-level="1"/>
      <text:h text:style-name="P12" text:outline-level="1"><text:span text:style-name="T42">Стонастóрчений</text:span><text:span text:style-name="T5">, -а, -е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настóрчений</text:span><text:span text:style-name="T9">.</text:span></text:h>
      <text:h text:style-name="P12" text:outline-level="1"><text:span text:style-name="T18">Кружеляє понад ними/ вечір, крила розкриливши,/ впав на горлицю із неба/ </text:span><text:span text:style-name="T22">стонасторчений</text:span><text:span text:style-name="T18"> коршак. (П-1:92).</text:span></text:h>
      <text:h text:style-name="P15" text:outline-level="1"/>
      <text:h text:style-name="P12" text:outline-level="1"><text:span text:style-name="T42">Стопровáлля</text:span><text:span text:style-name="T5">, -я, </text:span><text:span text:style-name="T17">ім., с., інд.-авт., [???8]. </text:span><text:span text:style-name="T9">Похідне від </text:span><text:span text:style-name="T26">сто</text:span><text:span text:style-name="T9"> і </text:span><text:span text:style-name="T26">провáлля</text:span><text:span text:style-name="T9">.</text:span></text:h>
      <text:h text:style-name="P12" text:outline-level="1"><text:span text:style-name="T18">Якась лежить на нас печаль./ І чим ми Бога прогнівили,/ Іване-брате? Скільки сили/ втелющили до </text:span><text:span text:style-name="T22">стопроваль</text:span><text:span text:style-name="T18">. (П-2:160).</text:span></text:h>
      <text:h text:style-name="P15" text:outline-level="1"/>
      <text:h text:style-name="P12" text:outline-level="1"><text:span text:style-name="T42">Стопровáльний</text:span><text:span text:style-name="T5">, -а, -е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провáльний</text:span><text:span text:style-name="T9">.</text:span></text:h>
      <text:h text:style-name="P12" text:outline-level="1"><text:span text:style-name="T18">Око ока ми,/ не навчені подосі видивляти/ довкіл і не обрушувати горя/ сухі тороси в </text:span><text:span text:style-name="T22">стопровальний</text:span><text:span text:style-name="T18"> діл. (П-2:64).</text:span></text:h>
      <text:h text:style-name="P15" text:outline-level="1"/>
      <text:h text:style-name="P12" text:outline-level="1"><text:span text:style-name="T42">Сторíки</text:span><text:span text:style-name="T5">, сторíк, </text:span><text:span text:style-name="T17">ім., мн., інд.-авт., [???8]. </text:span><text:span text:style-name="T9">Похідне від </text:span><text:span text:style-name="T26">сто</text:span><text:span text:style-name="T9"> і </text:span><text:span text:style-name="T26">ріки</text:span><text:span text:style-name="T9">.</text:span></text:h>
      <text:h text:style-name="P12" text:outline-level="1"><text:span text:style-name="T18">Хай край святиться. За горою/ </text:span><text:span text:style-name="T22">сторіки</text:span><text:span text:style-name="T18"> чорної ропи. (П-2:173).</text:span></text:h>
      <text:h text:style-name="P15" text:outline-level="1"><text:soft-page-break/></text:h>
      <text:h text:style-name="P12" text:outline-level="1"><text:span text:style-name="T42">Сторозтриклятий</text:span><text:span text:style-name="T5">, -а, -е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розтриклятий</text:span><text:span text:style-name="T9">.</text:span></text:h>
      <text:h text:style-name="P12" text:outline-level="1"><text:span text:style-name="T18">Аби лиш подолати гнів,/ </text:span><text:span text:style-name="T22">сторозтриклятий</text:span><text:span text:style-name="T18"> гнів здолати,/ я б поіменно міг назвати/ усіх братів, усіх катів. (П-1:30).</text:span></text:h>
      <text:h text:style-name="P15" text:outline-level="1"/>
      <text:h text:style-name="P12" text:outline-level="1"><text:span text:style-name="T42">Стосиній</text:span><text:span text:style-name="T5">, -я, -є, </text:span><text:span text:style-name="T18">прикм., </text:span><text:span text:style-name="T17">інд.-авт., [???8]. </text:span><text:span text:style-name="T9">Похідне від </text:span><text:span text:style-name="T26">сто</text:span><text:span text:style-name="T9"> і </text:span><text:span text:style-name="T26">синій</text:span><text:span text:style-name="T9">.</text:span></text:h>
      <text:h text:style-name="P12" text:outline-level="1"><text:span text:style-name="T18">Червоним вином заливає мій погляд </text:span><text:span text:style-name="T22">стосиній</text:span><text:span text:style-name="T18">,/ спустошені губи залито червоним вином,/ і видиться берег – далекий – у радісній піні,/ і спокій приносить, і спокій обіцяний – бром. (П-2:290).</text:span></text:h>
      <text:h text:style-name="P15" text:outline-level="1"/>
      <text:h text:style-name="P12" text:outline-level="1"><text:span text:style-name="T42">Схриплокрóнн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(с)хриплий</text:span><text:span text:style-name="T9"> і </text:span><text:span text:style-name="T26">крóна</text:span><text:span text:style-name="T9">.</text:span></text:h>
      <text:h text:style-name="P12" text:outline-level="1"><text:span text:style-name="T18">Пожухле листя опадає з віт,/ голосить голий стовбур </text:span><text:span text:style-name="T22">схриплокронний</text:span><text:span text:style-name="T18">. (П-1:161).</text:span></text:h>
      <text:h text:style-name="P15" text:outline-level="1"/>
      <text:h text:style-name="P12" text:outline-level="1"><text:span text:style-name="T42">Тамбíк</text:span><text:span text:style-name="T5">, -бóку, </text:span><text:span text:style-name="T17">ім., ч., інд.-авт., [11]. </text:span><text:span text:style-name="T9">Похідне від </text:span><text:span text:style-name="T26">там</text:span><text:span text:style-name="T9"> і </text:span><text:span text:style-name="T26">бік</text:span><text:span text:style-name="T9">. На тому боці.</text:span></text:h>
      <text:h text:style-name="P12" text:outline-level="1"><text:span text:style-name="T18">А товщею, в кризі, в імлі,/ за </text:span><text:span text:style-name="T22">тамбоком</text:span><text:span text:style-name="T18">,/ сяє срібне серце землі/ скорбним оком. (П-1:173).</text:span></text:h>
      <text:h text:style-name="P15" text:outline-level="1"/>
      <text:h text:style-name="P12" text:outline-level="1"><text:span text:style-name="T42">Тихоплин</text:span><text:span text:style-name="T5">, -у, </text:span><text:span text:style-name="T17">ім., ч., інд.-авт., [1]. </text:span><text:span text:style-name="T12">Похідне від </text:span><text:span text:style-name="T27">тихоплинний</text:span><text:span text:style-name="T5">, </text:span><text:span text:style-name="T17">поет. –</text:span><text:span text:style-name="T5"> який тихо плине.</text:span></text:h>
      <text:h text:style-name="P12" text:outline-level="1"><text:span text:style-name="T18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22">тихоплин</text:span><text:span text:style-name="T18">. (П-2:280).</text:span></text:h>
      <text:h text:style-name="P15" text:outline-level="1"/>
      <text:h text:style-name="P12" text:outline-level="1"><text:span text:style-name="T42">Тойящобáтько</text:span><text:span text:style-name="T5">, -а, </text:span><text:span text:style-name="T17">ім., ч., інд.-авт., [11]. </text:span><text:span text:style-name="T9">Похідне від </text:span><text:span text:style-name="T26">той, я, що</text:span><text:span text:style-name="T9"> і </text:span><text:span text:style-name="T26">бáтько</text:span><text:span text:style-name="T9">.</text:span></text:h>
      <text:h text:style-name="P12" text:outline-level="1"><text:span text:style-name="T18">Я тіло нагострив на чаї та акридах,/ а душу – пошукай. І не питай./ Тойящосин не чує вже мене./ </text:span><text:span text:style-name="T22">Тойящобатько</text:span><text:span text:style-name="T18"> вже не чую сина. (П-2:191).</text:span></text:h>
      <text:h text:style-name="P15" text:outline-level="1"/>
      <text:h text:style-name="P12" text:outline-level="1"><text:soft-page-break/><text:span text:style-name="T42">Тойящосин</text:span><text:span text:style-name="T5">, -а, </text:span><text:span text:style-name="T17">ім., ч., інд.-авт., [11]. </text:span><text:span text:style-name="T9">Похідне від </text:span><text:span text:style-name="T26">той, я, що</text:span><text:span text:style-name="T9"> і </text:span><text:span text:style-name="T26">син</text:span><text:span text:style-name="T9">.</text:span></text:h>
      <text:h text:style-name="P12" text:outline-level="1"><text:span text:style-name="T18">Я тіло нагострив на чаї та акридах,/ а душу – пошукай. І не питай./ </text:span><text:span text:style-name="T22">Тойящосин</text:span><text:span text:style-name="T18"> не чує вже мене./ Тойящобатько вже не чую сина. (П-2:191).</text:span></text:h>
      <text:h text:style-name="P15" text:outline-level="1"/>
      <text:h text:style-name="P12" text:outline-level="1"><text:span text:style-name="T42">Тонкоголóсити</text:span><text:span text:style-name="T5">, -шу, -сиш, дієсл., </text:span><text:span text:style-name="T18">недок., перех., інд.-авт., [8]. </text:span><text:span text:style-name="T5">Похідне від </text:span><text:span text:style-name="T27">тóнко</text:span><text:span text:style-name="T5"> і </text:span><text:span text:style-name="T27">голóсити</text:span><text:span text:style-name="T5">.</text:span></text:h>
      <text:h text:style-name="P12" text:outline-level="1"><text:span text:style-name="T18">Нехай-но і помру - / та він за мене </text:span><text:span text:style-name="T22">відтонкоголосить</text:span><text:span text:style-name="T18">/ про тисячі пропащих вечорів… (П-1:47).</text:span></text:h>
      <text:h text:style-name="P15" text:outline-level="1"/>
      <text:h text:style-name="P12" text:outline-level="1"><text:span text:style-name="T42">Тонкожáло</text:span><text:span text:style-name="T5">, </text:span><text:span text:style-name="T17">присл., інд.-авт., [8]. </text:span><text:span text:style-name="T9">Похідне від </text:span><text:span text:style-name="T26">тонкий</text:span><text:span text:style-name="T9"> і </text:span><text:span text:style-name="T26">жáло</text:span><text:span text:style-name="T9">.</text:span></text:h>
      <text:h text:style-name="P12" text:outline-level="1"><text:span text:style-name="T18">І буде ще щось. Буде ще щось. День/ стоїть – гінкий, неначе телевежа,/ і все вивищується </text:span><text:span text:style-name="T22">тонкожало</text:span><text:span text:style-name="T18">… (П-2:103).</text:span></text:h>
      <text:h text:style-name="P15" text:outline-level="1"/>
      <text:h text:style-name="P12" text:outline-level="1"><text:span text:style-name="T42">Тремт</text:span><text:span text:style-name="T5">, -у, </text:span><text:span text:style-name="T17">ім., ч., інд.-авт., [1]. </text:span><text:span text:style-name="T5">Те саме, що тремтіння.</text:span></text:h>
      <text:h text:style-name="P12" text:outline-level="1"><text:span text:style-name="T18">…опуст, розпадання/ материка, раптовий зсув і дляння,/ і </text:span><text:span text:style-name="T22">трепет</text:span><text:span text:style-name="T18"> рук, і тремт повік німий. (П-1:37).</text:span></text:h>
      <text:h text:style-name="P15" text:outline-level="1"/>
      <text:h text:style-name="P12" text:outline-level="1"><text:span text:style-name="T42">Уводноряд</text:span><text:span text:style-name="T5">, </text:span><text:span text:style-name="T17">присл., інд.-авт., [???11]. </text:span><text:span text:style-name="T9">В один ряд.</text:span></text:h>
      <text:h text:style-name="P12" text:outline-level="1"><text:span text:style-name="T18">Тепер ти сам, як вулій цей гулкий,/ стаєш </text:span><text:span text:style-name="T22">уводноряд</text:span><text:span text:style-name="T18"> до цілосвіту,/ коли з грудей твоїх несамовитих/ усі повийшли зашпори-голки. (П-2:181).</text:span></text:h>
      <text:h text:style-name="P15" text:outline-level="1"/>
      <text:h text:style-name="P12" text:outline-level="1"><text:span text:style-name="T42">Усеблаги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усé</text:span><text:span text:style-name="T9"> і </text:span><text:span text:style-name="T26">благий</text:span><text:span text:style-name="T9">.</text:span></text:h>
      <text:h text:style-name="P12" text:outline-level="1"><text:span text:style-name="T18">І снився Кар – зажурений такий,/ немов отетерілий од докуки,/ допоки мати заламає руки,/ наш гріх відпустить Бог </text:span><text:span text:style-name="T22">усеблагий</text:span><text:span text:style-name="T18">. (П-2:128).</text:span></text:h>
      <text:h text:style-name="P15" text:outline-level="1"/>
      <text:h text:style-name="P12" text:outline-level="1"><text:span text:style-name="T42">Усевитóнчува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усé</text:span><text:span text:style-name="T9"> і </text:span><text:span text:style-name="T26">витóнчуваний</text:span><text:span text:style-name="T9">.</text:span></text:h>
      <text:h text:style-name="P12" text:outline-level="1"><text:span text:style-name="T22">Усевитончуваний</text:span><text:span text:style-name="T18"> зойк,/ крик крику, крику крик./ Задосить. Спекайся морок,/ хоч як до них і звик. (П-2:96).</text:span></text:h>
      <text:h text:style-name="P15" text:outline-level="1"><text:soft-page-break/></text:h>
      <text:h text:style-name="P12" text:outline-level="1"><text:span text:style-name="T42">Усевладуще</text:span><text:span text:style-name="T5">, -щого, </text:span><text:span text:style-name="T17">ім., с., інд.-авт., [11]. </text:span><text:span text:style-name="T9">Похідне від </text:span><text:span text:style-name="T26">усе</text:span><text:span text:style-name="T9"> і </text:span><text:span text:style-name="T26">владýще</text:span><text:span text:style-name="T9"> (від </text:span><text:span text:style-name="T26">влáда</text:span><text:span text:style-name="T9">). З великою владою.</text:span></text:h>
      <text:h text:style-name="P12" text:outline-level="1"><text:span text:style-name="T18">Коли прищухло довкруги, поближнє/ </text:span><text:span text:style-name="T22">усевладуще</text:span><text:span text:style-name="T18"> ревом так реве,/ ану збагни – суворе ачи ніжне/ те, що тебе всевладно так зове. (П-2:120).</text:span></text:h>
      <text:h text:style-name="P15" text:outline-level="1"/>
      <text:h text:style-name="P12" text:outline-level="1"><text:span text:style-name="T42">Усенестéрпни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усé</text:span><text:span text:style-name="T9"> і </text:span><text:span text:style-name="T26">нестéрпний</text:span><text:span text:style-name="T9">.</text:span></text:h>
      <text:h text:style-name="P12" text:outline-level="1"><text:span text:style-name="T18">Народжені мої бажання,/ </text:span><text:span text:style-name="T22">усенестерпні</text:span><text:span text:style-name="T18">, всеголодні,/ такі вітри зняли довкола,/ що все несеться шкереберть. (П-2:195).</text:span></text:h>
      <text:h text:style-name="P15" text:outline-level="1"/>
      <text:h text:style-name="P12" text:outline-level="1"><text:span text:style-name="T42">Усепокóра</text:span><text:span text:style-name="T5"> (всепокóра), -и, </text:span><text:span text:style-name="T17">ім., ж., інд.-авт., [11]. </text:span><text:span text:style-name="T9">Похідне від </text:span><text:span text:style-name="T26">усé</text:span><text:span text:style-name="T9"> і </text:span><text:span text:style-name="T26">покóра</text:span><text:span text:style-name="T9">.</text:span></text:h>
      <text:h text:style-name="P12" text:outline-level="1"><text:span text:style-name="T18">В квадратах жертв – чистописом журби - / </text:span><text:span text:style-name="T22">усепокора</text:span><text:span text:style-name="T18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22">всепокори</text:span><text:span text:style-name="T18">,/ так світяться свічада, світлом хорі,/ і пильно задивляються крізь нас/ у сяйва… (П-1:66).</text:span></text:h>
      <text:h text:style-name="P15" text:outline-level="1"/>
      <text:h text:style-name="P12" text:outline-level="1"><text:span text:style-name="T42">Усестрімкий</text:span><text:span text:style-name="T5">, -а, -е, </text:span><text:span text:style-name="T18">прикм., </text:span><text:span text:style-name="T17">інд.-авт., [11]. </text:span><text:span text:style-name="T9">Похідне від </text:span><text:span text:style-name="T26">усé</text:span><text:span text:style-name="T9"> і </text:span><text:span text:style-name="T26">стрімкий</text:span><text:span text:style-name="T9">.</text:span></text:h>
      <text:h text:style-name="P12" text:outline-level="1"><text:span text:style-name="T18">Ескорт і почет, кожен челядин/ не помічає ні ночей ні днин,/ спинився час – в </text:span><text:span text:style-name="T22">усестрімкому</text:span><text:span text:style-name="T18"> леті. (П-2:295).</text:span></text:h>
      <text:h text:style-name="P15" text:outline-level="1"/>
      <text:h text:style-name="P12" text:outline-level="1"><text:span text:style-name="T42">Ціложиттєв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цíлий</text:span><text:span text:style-name="T9"> і </text:span><text:span text:style-name="T26">життєвий (</text:span><text:span text:style-name="T9">від</text:span><text:span text:style-name="T26"> життя)</text:span><text:span text:style-name="T9">.</text:span></text:h>
      <text:h text:style-name="P12" text:outline-level="1"><text:span text:style-name="T18">З </text:span><text:span text:style-name="T22">ціложиттєвого</text:span><text:span text:style-name="T18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h>
      <text:h text:style-name="P15" text:outline-level="1"/>
      <text:h text:style-name="P12" text:outline-level="1"><text:span text:style-name="T42">Цілосвíт</text:span><text:span text:style-name="T5">, -у, </text:span><text:span text:style-name="T17">ім., </text:span><text:span text:style-name="T5">ч., </text:span><text:span text:style-name="T18">інд.-авт., [8]. </text:span><text:span text:style-name="T9">Похідне від </text:span><text:span text:style-name="T26">цíлий</text:span><text:span text:style-name="T9"> і </text:span><text:span text:style-name="T26">світ</text:span><text:span text:style-name="T9">.</text:span></text:h>
      <text:h text:style-name="P12" text:outline-level="1"><text:soft-page-break/><text:span text:style-name="T18">Тепер ти сам, як вулій цей гулкий,/ стаєш уводноряд до цілосвіту,/ коли з грудей твоїх несамовитих/ усі повийшли зашпори-голки. (П-2:181).</text:span></text:h>
      <text:h text:style-name="P15" text:outline-level="1"/>
      <text:h text:style-name="P12" text:outline-level="1"><text:span text:style-name="T42">Чорновóддя</text:span><text:span text:style-name="T5">, -я, </text:span><text:span text:style-name="T17">ім., с., інд.-авт., [8]. </text:span><text:span text:style-name="T9">Похідне від </text:span><text:span text:style-name="T26">чóрний</text:span><text:span text:style-name="T9"> і </text:span><text:span text:style-name="T26">вóддя</text:span><text:span text:style-name="T9"> (від </text:span><text:span text:style-name="T26">водá</text:span><text:span text:style-name="T9">).</text:span></text:h>
      <text:h text:style-name="P12" text:outline-level="1"><text:span text:style-name="T18">Червона барка в </text:span><text:span text:style-name="T22">чорноводді </text:span><text:span text:style-name="T18">доль/ загубиться. І фенікс довгоногий/ перенесе тебе в ясні чертоги/ від самоволь, покори і сваволь. (П-1:56); …Підтале </text:span><text:span text:style-name="T22">чорноводдя</text:span><text:span text:style-name="T18"> зелен-криги/ займається світанням на щоці. (П-1:77).</text:span></text:h>
      <text:h text:style-name="P15" text:outline-level="1"/>
      <text:h text:style-name="P12" text:outline-level="1"><text:span text:style-name="T42">Ясноджерéльний</text:span><text:span text:style-name="T5">, -а, -е, </text:span><text:span text:style-name="T18">прикм., </text:span><text:span text:style-name="T17">інд.-авт., [8]. </text:span><text:span text:style-name="T9">Похідне від </text:span><text:span text:style-name="T26">ясно</text:span><text:span text:style-name="T9"> і </text:span><text:span text:style-name="T26">джерéльний</text:span><text:span text:style-name="T9">.</text:span></text:h>
      <text:h text:style-name="P5" text:outline-level="1"><text:span text:style-name="T40">Там буриться похмурий амарант/ і айстри у покірній непокорі/ останні долітовують прозорі/ дні вересня – </text:span><text:span text:style-name="T41">ясноджерельний</text:span><text:span text:style-name="T40"> кант. (П-1:61)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page-number text:select-page="current">38</text:page-number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1:49:49.53</meta:creation-date>
    <dc:date>2003-01-01T07:11:11.92</dc:date>
    <meta:editing-duration>PT5H55M</meta:editing-duration>
    <meta:editing-cycles>26</meta:editing-cycles>
    <meta:generator>LibreOffice/3.5$Windows_x86 LibreOffice_project/dc9775d-05ecbee-0851ad3-1586698-727bf66</meta:generator>
    <meta:document-statistic meta:table-count="0" meta:image-count="0" meta:object-count="0" meta:page-count="38" meta:paragraph-count="491" meta:word-count="7566" meta:character-count="47250" meta:non-whitespace-character-count="42279"/>
  </office:meta>
</office:document-meta>
</file>